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NimbusRomNo9L-Regu" svg:font-family="NimbusRomNo9L-Regu" style:font-family-generic="system" svg:panose-1="0 0 0 0 0 0 0 0 0 0"/>
    <style:font-face style:name="rtxr" svg:font-family="rtxr" style:font-family-generic="system" svg:panose-1="0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autospace="none" fo:text-align="start" fo:line-height="100%" fo:text-indent="0in"/>
      <style:text-properties style:font-name="NimbusRomNo9L-Regu" style:font-name-asian="NimbusRomNo9L-Regu" style:font-name-complex="NimbusRomNo9L-Regu" style:letter-kerning="false" fo:font-size="12pt" style:font-size-asian="12pt" style:font-size-complex="12pt" fo:language="en" fo:country="US" fo:hyphenate="true"/>
    </style:style>
    <style:style style:name="P2" style:parent-style-name="Normal" style:family="paragraph">
      <style:paragraph-properties style:text-autospace="none" fo:text-align="start" fo:line-height="100%" fo:text-indent="0in"/>
      <style:text-properties style:font-name="NimbusRomNo9L-Regu" style:font-name-asian="NimbusRomNo9L-Regu" style:font-name-complex="NimbusRomNo9L-Regu" style:letter-kerning="false" fo:font-size="12pt" style:font-size-asian="12pt" style:font-size-complex="12pt" fo:language="en" fo:country="US" fo:hyphenate="true"/>
    </style:style>
    <style:style style:name="P3" style:parent-style-name="Normal" style:family="paragraph">
      <style:paragraph-properties style:text-autospace="none" fo:text-align="start" fo:line-height="100%" fo:text-indent="0in"/>
      <style:text-properties style:font-name="NimbusRomNo9L-Regu" style:font-name-asian="NimbusRomNo9L-Regu" style:font-name-complex="NimbusRomNo9L-Regu" style:letter-kerning="false" fo:font-size="12pt" style:font-size-asian="12pt" style:font-size-complex="12pt" fo:language="en" fo:country="US" fo:hyphenate="true"/>
    </style:style>
    <style:style style:name="P4" style:parent-style-name="Normal" style:family="paragraph">
      <style:paragraph-properties style:text-autospace="none" fo:text-align="start" fo:line-height="100%" fo:text-indent="0in"/>
      <style:text-properties fo:hyphenate="true"/>
    </style:style>
    <style:style style:name="T5"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6" style:parent-style-name="DefaultParagraphFont" style:family="text">
      <style:text-properties style:font-name="rtxr" style:font-name-asian="NimbusRomNo9L-Regu" style:font-name-complex="rtxr" style:letter-kerning="false" fo:font-size="12pt" style:font-size-asian="12pt" style:font-size-complex="12pt" fo:language="en" fo:country="US"/>
    </style:style>
    <style:style style:name="T7" style:parent-style-name="DefaultParagraphFon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8" style:parent-style-name="Normal" style:family="paragraph">
      <style:paragraph-properties style:text-autospace="none" fo:text-align="start" fo:line-height="100%" fo:text-indent="0in"/>
      <style:text-properties style:font-name="NimbusRomNo9L-Regu" style:font-name-asian="NimbusRomNo9L-Regu" style:font-name-complex="NimbusRomNo9L-Regu" style:letter-kerning="false" fo:font-size="12pt" style:font-size-asian="12pt" style:font-size-complex="12pt" fo:language="en" fo:country="US" fo:hyphenate="true"/>
    </style:style>
    <style:style style:name="P9" style:parent-style-name="Normal" style:family="paragraph">
      <style:paragraph-properties style:text-autospace="none" fo:text-align="start" fo:line-height="100%" fo:text-indent="0in"/>
      <style:text-properties style:font-name="NimbusRomNo9L-Regu" style:font-name-asian="NimbusRomNo9L-Regu" style:font-name-complex="NimbusRomNo9L-Regu" style:letter-kerning="false" fo:font-size="12pt" style:font-size-asian="12pt" style:font-size-complex="12pt" fo:language="en" fo:country="US" fo:hyphenate="true"/>
    </style:style>
    <style:style style:name="P10" style:parent-style-name="Normal" style:family="paragraph">
      <style:paragraph-properties fo:text-indent="0in"/>
      <style:text-properties style:font-name="NimbusRomNo9L-Regu" style:font-name-asian="NimbusRomNo9L-Regu" style:font-name-complex="NimbusRomNo9L-Regu" style:letter-kerning="false" fo:font-size="12pt" style:font-size-asian="12pt" style:font-size-complex="12pt"/>
    </style:style>
    <style:style style:name="P11" style:parent-style-name="Normal" style:family="paragraph">
      <style:paragraph-properties fo:text-indent="0in"/>
      <style:text-properties fo:font-weight="bold" style:font-weight-asian="bold" style:font-weight-complex="bold" fo:language="en" fo:country="US"/>
    </style:style>
    <style:style style:name="P12" style:parent-style-name="Normal" style:family="paragraph">
      <style:paragraph-properties fo:text-indent="0in"/>
      <style:text-properties fo:font-weight="bold" style:font-weight-asian="bold" style:font-weight-complex="bold" fo:language="en" fo:country="US"/>
    </style:style>
    <style:style style:name="P13" style:parent-style-name="Standard" style:family="paragraph">
      <style:paragraph-properties fo:text-align="start" fo:text-indent="0in"/>
    </style:style>
    <style:style style:name="T14"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15" style:parent-style-name="CommentText" style:family="paragraph">
      <style:paragraph-properties fo:text-align="start" fo:text-indent="0in"/>
    </style:style>
    <style:style style:name="T16"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17" style:parent-style-name="Standard" style:family="paragraph">
      <style:paragraph-properties fo:text-align="start" fo:text-indent="0in"/>
    </style:style>
    <style:style style:name="T18" style:parent-style-name="DefaultParagraphFont" style:family="text">
      <style:text-properties style:font-name="Times New Roman" fo:font-size="12pt" style:font-size-asian="12pt" style:font-size-complex="12pt" fo:language="en" fo:country="US"/>
    </style:style>
    <style:style style:name="T19" style:parent-style-name="DefaultParagraphFont" style:family="text">
      <style:text-properties style:font-name="Times New Roman" fo:font-size="12pt" style:font-size-asian="12pt" style:font-size-complex="12pt" fo:language="en" fo:country="US"/>
    </style:style>
    <style:style style:name="P20" style:parent-style-name="CommentText" style:family="paragraph">
      <style:paragraph-properties fo:text-align="start" fo:text-indent="0in"/>
    </style:style>
    <style:style style:name="T21" style:parent-style-name="CommentReference" style:family="text">
      <style:text-properties style:font-name="Times New Roman" fo:font-size="12pt" style:font-size-asian="12pt" style:font-size-complex="12pt"/>
    </style:style>
    <style:style style:name="T22" style:parent-style-name="DefaultParagraphFont" style:family="text">
      <style:text-properties style:font-name="Times New Roman" fo:font-size="12pt" style:font-size-asian="12pt" style:font-size-complex="12pt" fo:language="en" fo:country="US"/>
    </style:style>
    <style:style style:name="T23" style:parent-style-name="DefaultParagraphFont" style:family="text">
      <style:text-properties style:font-name="Times New Roman" fo:font-size="12pt" style:font-size-asian="12pt" style:font-size-complex="12pt" fo:language="en" fo:country="US"/>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P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28" style:parent-style-name="Standard" style:family="paragraph">
      <style:paragraph-properties fo:text-align="start" fo:text-indent="0in"/>
    </style:style>
    <style:style style:name="T29"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30" style:parent-style-name="CommentText" style:family="paragraph">
      <style:paragraph-properties fo:text-align="start" fo:text-indent="0in"/>
    </style:style>
    <style:style style:name="P31" style:parent-style-name="CommentText" style:family="paragraph">
      <style:paragraph-properties fo:text-align="start" fo:text-indent="0in"/>
    </style:style>
    <style:style style:name="T32"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3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5" style:parent-style-name="Standard" style:family="paragraph">
      <style:paragraph-properties fo:text-align="start" fo:text-indent="0in"/>
    </style:style>
    <style:style style:name="T36"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T39"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40" style:parent-style-name="Standard" style:family="paragraph">
      <style:paragraph-properties fo:text-align="start" fo:text-indent="0in"/>
    </style:style>
    <style:style style:name="T41" style:parent-style-name="DefaultParagraphFont" style:family="text">
      <style:text-properties style:font-name="Times New Roman" fo:font-size="12pt" style:font-size-asian="12pt" style:font-size-complex="12pt" fo:language="en" fo:country="US"/>
    </style:style>
    <style:style style:name="T42" style:parent-style-name="DefaultParagraphFont" style:family="text">
      <style:text-properties style:font-name="Times New Roman" fo:font-size="12pt" style:font-size-asian="12pt" style:font-size-complex="12pt" fo:language="en" fo:country="US"/>
    </style:style>
    <style:style style:name="P43" style:parent-style-name="CommentText" style:family="paragraph">
      <style:paragraph-properties fo:text-align="start" fo:text-indent="0in"/>
    </style:style>
    <style:style style:name="P44" style:parent-style-name="CommentText" style:family="paragraph">
      <style:paragraph-properties fo:text-align="start" fo:text-indent="0in"/>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P48" style:parent-style-name="CommentText" style:family="paragraph">
      <style:paragraph-properties fo:text-align="start" fo:text-indent="0in"/>
    </style:style>
    <style:style style:name="P49" style:parent-style-name="CommentText" style:family="paragraph">
      <style:paragraph-properties fo:text-align="start" fo:text-indent="0in"/>
    </style:style>
    <style:style style:name="P50" style:parent-style-name="CommentText" style:family="paragraph">
      <style:paragraph-properties fo:text-align="start" fo:text-indent="0in"/>
    </style:style>
    <style:style style:name="P51" style:parent-style-name="CommentText" style:family="paragraph">
      <style:paragraph-properties fo:text-align="start" fo:text-indent="0in"/>
    </style:style>
    <style:style style:name="P52" style:parent-style-name="CommentText" style:family="paragraph">
      <style:paragraph-properties fo:text-align="start" fo:text-indent="0in"/>
    </style:style>
    <style:style style:name="P53" style:parent-style-name="CommentText" style:family="paragraph">
      <style:paragraph-properties fo:text-align="start" fo:text-indent="0in"/>
    </style:style>
    <style:style style:name="P54" style:parent-style-name="CommentText" style:family="paragraph">
      <style:paragraph-properties fo:text-align="start" fo:text-indent="0in"/>
    </style:style>
    <style:style style:name="P55" style:parent-style-name="CommentText" style:family="paragraph">
      <style:paragraph-properties fo:text-align="start" fo:text-indent="0in"/>
    </style:style>
    <style:style style:name="P56" style:parent-style-name="CommentText" style:family="paragraph">
      <style:paragraph-properties fo:text-align="start" fo:text-indent="0in"/>
    </style:style>
    <style:style style:name="P57" style:parent-style-name="CommentText" style:family="paragraph">
      <style:paragraph-properties fo:text-align="start" fo:text-indent="0in"/>
    </style:style>
    <style:style style:name="P58" style:parent-style-name="CommentText" style:family="paragraph">
      <style:paragraph-properties fo:text-align="start" fo:text-indent="0in"/>
    </style:style>
    <style:style style:name="P59" style:parent-style-name="CommentText" style:family="paragraph">
      <style:paragraph-properties fo:text-align="start" fo:text-indent="0in"/>
    </style:style>
    <style:style style:name="P60" style:parent-style-name="CommentText" style:family="paragraph">
      <style:paragraph-properties fo:text-align="start" fo:text-indent="0in"/>
    </style:style>
    <style:style style:name="P61" style:parent-style-name="CommentText" style:family="paragraph">
      <style:paragraph-properties fo:text-align="start" fo:text-indent="0in"/>
    </style:style>
    <style:style style:name="P62" style:parent-style-name="CommentText" style:family="paragraph">
      <style:paragraph-properties fo:text-align="start" fo:text-indent="0in"/>
    </style:style>
    <style:style style:name="P63" style:parent-style-name="CommentText" style:family="paragraph">
      <style:paragraph-properties fo:text-align="start" fo:text-indent="0in"/>
    </style:style>
    <style:style style:name="P64" style:parent-style-name="CommentText" style:family="paragraph">
      <style:paragraph-properties fo:text-align="start" fo:text-indent="0in"/>
    </style:style>
    <style:style style:name="P65" style:parent-style-name="CommentText" style:family="paragraph">
      <style:paragraph-properties fo:text-align="start" fo:text-indent="0in"/>
    </style:style>
    <style:style style:name="P66" style:parent-style-name="CommentText" style:family="paragraph">
      <style:paragraph-properties fo:text-align="start" fo:text-indent="0in"/>
    </style:style>
    <style:style style:name="P67" style:parent-style-name="CommentText" style:family="paragraph">
      <style:paragraph-properties fo:text-align="start" fo:text-indent="0in"/>
    </style:style>
    <style:style style:name="P68" style:parent-style-name="CommentText" style:family="paragraph">
      <style:paragraph-properties fo:text-align="start" fo:text-indent="0in"/>
    </style:style>
    <style:style style:name="P69" style:parent-style-name="CommentText" style:family="paragraph">
      <style:paragraph-properties fo:text-align="start" fo:text-indent="0in"/>
    </style:style>
    <style:style style:name="P70" style:parent-style-name="CommentText" style:family="paragraph">
      <style:paragraph-properties fo:text-align="start" fo:text-indent="0in"/>
    </style:style>
    <style:style style:name="P71" style:parent-style-name="CommentText" style:family="paragraph">
      <style:paragraph-properties fo:text-align="start" fo:text-indent="0in"/>
    </style:style>
    <style:style style:name="P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 style:parent-style-name="Standard" style:family="paragraph">
      <style:paragraph-properties fo:text-align="start" fo:text-indent="0in"/>
    </style:style>
    <style:style style:name="T75" style:parent-style-name="DefaultParagraphFont" style:family="text">
      <style:text-properties style:font-name="Times New Roman" fo:font-size="12pt" style:font-size-asian="12pt" style:font-size-complex="12pt" fo:language="en" fo:country="US"/>
    </style:style>
    <style:style style:name="T76" style:parent-style-name="DefaultParagraphFont" style:family="text">
      <style:text-properties style:font-name="Times New Roman" fo:font-size="12pt" style:font-size-asian="12pt" style:font-size-complex="12pt" fo:language="en" fo:country="US"/>
    </style:style>
    <style:style style:name="P77" style:parent-style-name="CommentText" style:family="paragraph">
      <style:paragraph-properties fo:text-align="start" fo:text-indent="0in"/>
    </style:style>
    <style:style style:name="P78" style:parent-style-name="CommentText" style:family="paragraph">
      <style:paragraph-properties fo:text-align="start" fo:text-indent="0in"/>
    </style:style>
    <style:style style:name="P79" style:parent-style-name="CommentText" style:family="paragraph">
      <style:paragraph-properties fo:text-align="start" fo:text-indent="0in"/>
    </style:style>
    <style:style style:name="P80" style:parent-style-name="CommentText" style:family="paragraph">
      <style:paragraph-properties fo:text-align="start" fo:text-indent="0in"/>
    </style:style>
    <style:style style:name="P81" style:parent-style-name="CommentText" style:family="paragraph">
      <style:paragraph-properties fo:text-align="start" fo:text-indent="0in"/>
    </style:style>
    <style:style style:name="P82" style:parent-style-name="CommentText" style:family="paragraph">
      <style:paragraph-properties fo:text-align="start" fo:text-indent="0in"/>
    </style:style>
    <style:style style:name="P83" style:parent-style-name="CommentText" style:family="paragraph">
      <style:paragraph-properties fo:text-align="start" fo:text-indent="0in"/>
    </style:style>
    <style:style style:name="P84" style:parent-style-name="CommentText" style:family="paragraph">
      <style:paragraph-properties fo:text-align="start" fo:text-indent="0in"/>
    </style:style>
    <style:style style:name="P85" style:parent-style-name="CommentText" style:family="paragraph">
      <style:paragraph-properties fo:text-align="start" fo:text-indent="0in"/>
    </style:style>
    <style:style style:name="P86" style:parent-style-name="CommentText" style:family="paragraph">
      <style:paragraph-properties fo:text-align="start" fo:text-indent="0in"/>
    </style:style>
    <style:style style:name="P87" style:parent-style-name="CommentText" style:family="paragraph">
      <style:paragraph-properties fo:text-align="start" fo:text-indent="0in"/>
    </style:style>
    <style:style style:name="P88" style:parent-style-name="CommentText" style:family="paragraph">
      <style:paragraph-properties fo:text-align="start" fo:text-indent="0in"/>
    </style:style>
    <style:style style:name="P89" style:parent-style-name="CommentText" style:family="paragraph">
      <style:paragraph-properties fo:text-align="start" fo:text-indent="0in"/>
    </style:style>
    <style:style style:name="P90" style:parent-style-name="CommentText" style:family="paragraph">
      <style:paragraph-properties fo:text-align="start" fo:text-indent="0in"/>
    </style:style>
    <style:style style:name="P91" style:parent-style-name="CommentText" style:family="paragraph">
      <style:paragraph-properties fo:text-align="start" fo:text-indent="0in"/>
    </style:style>
    <style:style style:name="P92" style:parent-style-name="CommentText" style:family="paragraph">
      <style:paragraph-properties fo:text-align="start" fo:text-indent="0in"/>
    </style:style>
    <style:style style:name="P93" style:parent-style-name="CommentText" style:family="paragraph">
      <style:paragraph-properties fo:text-align="start" fo:text-indent="0in"/>
    </style:style>
    <style:style style:name="P94" style:parent-style-name="CommentText" style:family="paragraph">
      <style:paragraph-properties fo:text-align="start" fo:text-indent="0in"/>
    </style:style>
    <style:style style:name="P95" style:parent-style-name="CommentText" style:family="paragraph">
      <style:paragraph-properties fo:text-align="start" fo:text-indent="0in"/>
    </style:style>
    <style:style style:name="P96" style:parent-style-name="CommentText" style:family="paragraph">
      <style:paragraph-properties fo:text-align="start" fo:text-indent="0in"/>
    </style:style>
    <style:style style:name="P97" style:parent-style-name="CommentText" style:family="paragraph">
      <style:paragraph-properties fo:text-align="start" fo:text-indent="0in"/>
    </style:style>
    <style:style style:name="P98" style:parent-style-name="CommentText" style:family="paragraph">
      <style:paragraph-properties fo:text-align="start" fo:text-indent="0in"/>
    </style:style>
    <style:style style:name="P99" style:parent-style-name="CommentText" style:family="paragraph">
      <style:paragraph-properties fo:text-align="start" fo:text-indent="0in"/>
    </style:style>
    <style:style style:name="P100" style:parent-style-name="CommentText" style:family="paragraph">
      <style:paragraph-properties fo:text-align="start" fo:text-indent="0in"/>
    </style:style>
    <style:style style:name="P101" style:parent-style-name="CommentText" style:family="paragraph">
      <style:paragraph-properties fo:text-align="start" fo:text-indent="0in"/>
    </style:style>
    <style:style style:name="T102" style:parent-style-name="DefaultParagraphFont" style:family="text">
      <style:text-properties style:font-name="Times New Roman" fo:font-size="12pt" style:font-size-asian="12pt" style:font-size-complex="12pt" fo:language="en" fo:country="US"/>
    </style:style>
    <style:style style:name="T103" style:parent-style-name="DefaultParagraphFont" style:family="text">
      <style:text-properties style:font-name="Times New Roman" fo:font-size="12pt" style:font-size-asian="12pt" style:font-size-complex="12pt" fo:language="en" fo:country="US"/>
    </style:style>
    <style:style style:name="P104" style:parent-style-name="CommentText" style:family="paragraph">
      <style:paragraph-properties fo:text-align="start" fo:text-indent="0in"/>
    </style:style>
    <style:style style:name="P105" style:parent-style-name="CommentText" style:family="paragraph">
      <style:paragraph-properties fo:text-align="start" fo:text-indent="0in"/>
    </style:style>
    <style:style style:name="P106" style:parent-style-name="CommentText" style:family="paragraph">
      <style:paragraph-properties fo:text-align="start" fo:text-indent="0in"/>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P109" style:parent-style-name="CommentText" style:family="paragraph">
      <style:paragraph-properties fo:text-align="start" fo:text-indent="0in"/>
    </style:style>
    <style:style style:name="P110" style:parent-style-name="CommentText" style:family="paragraph">
      <style:paragraph-properties fo:text-align="start" fo:text-indent="0in"/>
    </style:style>
    <style:style style:name="P111" style:parent-style-name="CommentText" style:family="paragraph">
      <style:paragraph-properties fo:text-align="start" fo:text-indent="0in"/>
    </style:style>
    <style:style style:name="P112" style:parent-style-name="CommentText" style:family="paragraph">
      <style:paragraph-properties fo:text-align="start" fo:text-indent="0in"/>
    </style:style>
    <style:style style:name="P113" style:parent-style-name="CommentText" style:family="paragraph">
      <style:paragraph-properties fo:text-align="start" fo:text-indent="0in"/>
    </style:style>
    <style:style style:name="P114" style:parent-style-name="CommentText" style:family="paragraph">
      <style:paragraph-properties fo:text-align="start" fo:text-indent="0in"/>
    </style:style>
    <style:style style:name="P115" style:parent-style-name="CommentText" style:family="paragraph">
      <style:paragraph-properties fo:text-align="start" fo:text-indent="0in"/>
    </style:style>
    <style:style style:name="P116" style:parent-style-name="CommentText" style:family="paragraph">
      <style:paragraph-properties fo:text-align="start" fo:text-indent="0in"/>
    </style:style>
    <style:style style:name="P117" style:parent-style-name="CommentText" style:family="paragraph">
      <style:paragraph-properties fo:text-align="start" fo:text-indent="0in"/>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T122" style:parent-style-name="DefaultParagraphFont" style:family="text">
      <style:text-properties style:font-name="Times New Roman" fo:font-size="12pt" style:font-size-asian="12pt" style:font-size-complex="12pt" fo:language="en" fo:country="US"/>
    </style:style>
    <style:style style:name="P123" style:parent-style-name="Standard" style:family="paragraph">
      <style:paragraph-properties fo:text-align="start" fo:text-indent="0in"/>
    </style:style>
    <style:style style:name="T124" style:parent-style-name="DefaultParagraphFont" style:family="text">
      <style:text-properties style:font-name="Times New Roman" fo:font-size="12pt" style:font-size-asian="12pt" style:font-size-complex="12pt" fo:language="en" fo:country="US"/>
    </style:style>
    <style:style style:name="T125" style:parent-style-name="DefaultParagraphFont" style:family="text">
      <style:text-properties style:font-name="Times New Roman" fo:font-size="12pt" style:font-size-asian="12pt" style:font-size-complex="12pt" fo:language="en" fo:country="US"/>
    </style:style>
    <style:style style:name="P126" style:parent-style-name="CommentText" style:family="paragraph">
      <style:paragraph-properties fo:text-align="start" fo:text-indent="0in"/>
    </style:style>
    <style:style style:name="P127" style:parent-style-name="CommentText" style:family="paragraph">
      <style:paragraph-properties fo:text-align="start" fo:text-indent="0in"/>
    </style:style>
    <style:style style:name="P128" style:parent-style-name="CommentText" style:family="paragraph">
      <style:paragraph-properties fo:text-align="start" fo:text-indent="0in"/>
    </style:style>
    <style:style style:name="P129" style:parent-style-name="CommentText" style:family="paragraph">
      <style:paragraph-properties fo:text-align="start" fo:text-indent="0in"/>
    </style:style>
    <style:style style:name="P130" style:parent-style-name="CommentText" style:family="paragraph">
      <style:paragraph-properties fo:text-align="start" fo:text-indent="0in"/>
    </style:style>
    <style:style style:name="T131" style:parent-style-name="DefaultParagraphFont" style:family="text">
      <style:text-properties style:font-name="Times New Roman" fo:font-size="12pt" style:font-size-asian="12pt" style:font-size-complex="12pt" fo:language="en" fo:country="US"/>
    </style:style>
    <style:style style:name="T132" style:parent-style-name="DefaultParagraphFont" style:family="text">
      <style:text-properties style:font-name="Times New Roman" fo:font-size="12pt" style:font-size-asian="12pt" style:font-size-complex="12pt" fo:language="en" fo:country="US"/>
    </style:style>
    <style:style style:name="P133" style:parent-style-name="CommentText" style:family="paragraph">
      <style:paragraph-properties fo:text-align="start" fo:text-indent="0in"/>
    </style:style>
    <style:style style:name="P134" style:parent-style-name="CommentText" style:family="paragraph">
      <style:paragraph-properties fo:text-align="start" fo:text-indent="0in"/>
    </style:style>
    <style:style style:name="P135" style:parent-style-name="CommentText" style:family="paragraph">
      <style:paragraph-properties fo:text-align="start" fo:text-indent="0in"/>
    </style:style>
    <style:style style:name="P136" style:parent-style-name="CommentText" style:family="paragraph">
      <style:paragraph-properties fo:text-align="start" fo:text-indent="0in"/>
    </style:style>
    <style:style style:name="P137" style:parent-style-name="CommentText" style:family="paragraph">
      <style:paragraph-properties fo:text-align="start" fo:text-indent="0in"/>
    </style:style>
    <style:style style:name="T138" style:parent-style-name="DefaultParagraphFont" style:family="text">
      <style:text-properties style:font-name="Times New Roman" fo:font-size="12pt" style:font-size-asian="12pt" style:font-size-complex="12pt" fo:language="en" fo:country="US"/>
    </style:style>
    <style:style style:name="P1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1" style:parent-style-name="CommentText" style:family="paragraph">
      <style:paragraph-properties fo:text-align="start" fo:text-indent="0in"/>
    </style:style>
    <style:style style:name="P142" style:parent-style-name="Standard" style:family="paragraph">
      <style:paragraph-properties fo:text-align="start" fo:text-indent="0in"/>
    </style:style>
    <style:style style:name="T143" style:parent-style-name="DefaultParagraphFont" style:family="text">
      <style:text-properties style:font-name="Times New Roman" fo:font-size="12pt" style:font-size-asian="12pt" style:font-size-complex="12pt" fo:language="en" fo:country="US"/>
    </style:style>
    <style:style style:name="T144" style:parent-style-name="DefaultParagraphFont" style:family="text">
      <style:text-properties style:font-name="Times New Roman" fo:font-size="12pt" style:font-size-asian="12pt" style:font-size-complex="12pt" fo:language="en" fo:country="US"/>
    </style:style>
    <style:style style:name="P145" style:parent-style-name="Standard" style:family="paragraph">
      <style:paragraph-properties fo:text-align="start" fo:text-indent="0in"/>
    </style:style>
    <style:style style:name="T146" style:parent-style-name="DefaultParagraphFont" style:family="text">
      <style:text-properties style:font-name="Times New Roman" fo:font-size="12pt" style:font-size-asian="12pt" style:font-size-complex="12pt" fo:language="en" fo:country="US"/>
    </style:style>
    <style:style style:name="P147" style:parent-style-name="CommentText" style:family="paragraph">
      <style:paragraph-properties fo:text-align="start" fo:text-indent="0in"/>
    </style:style>
    <style:style style:name="T148" style:parent-style-name="DefaultParagraphFont" style:family="text">
      <style:text-properties style:font-name="Times New Roman" fo:font-size="12pt" style:font-size-asian="12pt" style:font-size-complex="12pt" fo:language="en" fo:country="US"/>
    </style:style>
    <style:style style:name="T149" style:parent-style-name="DefaultParagraphFont" style:family="text">
      <style:text-properties style:font-name="Times New Roman" fo:font-size="12pt" style:font-size-asian="12pt" style:font-size-complex="12pt" fo:language="en" fo:country="US"/>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P155" style:parent-style-name="CommentText" style:family="paragraph">
      <style:paragraph-properties fo:text-align="start" fo:text-indent="0in"/>
    </style:style>
    <style:style style:name="P156" style:parent-style-name="CommentText" style:family="paragraph">
      <style:paragraph-properties fo:text-align="start" fo:text-indent="0in"/>
    </style:style>
    <style:style style:name="P157" style:parent-style-name="CommentText" style:family="paragraph">
      <style:paragraph-properties fo:text-align="start" fo:text-indent="0in"/>
    </style:style>
    <style:style style:name="P158" style:parent-style-name="CommentText" style:family="paragraph">
      <style:paragraph-properties fo:text-align="start" fo:text-indent="0in"/>
    </style:style>
    <style:style style:name="P159" style:parent-style-name="CommentText" style:family="paragraph">
      <style:paragraph-properties fo:text-align="start" fo:text-indent="0in"/>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T162" style:parent-style-name="DefaultParagraphFont" style:family="text">
      <style:text-properties style:font-name="Times New Roman" fo:font-size="12pt" style:font-size-asian="12pt" style:font-size-complex="12pt" fo:language="en" fo:country="US"/>
    </style:style>
    <style:style style:name="P1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6" style:parent-style-name="Normal" style:family="paragraph">
      <style:paragraph-properties fo:text-indent="0in"/>
      <style:text-properties fo:language="en" fo:country="US"/>
    </style:style>
    <style:style style:name="P167" style:parent-style-name="Standard" style:family="paragraph">
      <style:paragraph-properties fo:text-align="start" fo:text-indent="0in"/>
    </style:style>
    <style:style style:name="T16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69" style:parent-style-name="CommentText" style:family="paragraph">
      <style:paragraph-properties fo:text-align="start" fo:text-indent="0in"/>
    </style:style>
    <style:style style:name="P170" style:parent-style-name="CommentText" style:family="paragraph">
      <style:paragraph-properties fo:text-align="start" fo:text-indent="0in"/>
    </style:style>
    <style:style style:name="P171" style:parent-style-name="CommentText" style:family="paragraph">
      <style:paragraph-properties fo:text-align="start" fo:text-indent="0in"/>
    </style:style>
    <style:style style:name="T17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73" style:parent-style-name="Standard" style:family="paragraph">
      <style:paragraph-properties fo:text-align="start" fo:text-indent="0in"/>
    </style:style>
    <style:style style:name="T174" style:parent-style-name="DefaultParagraphFont" style:family="text">
      <style:text-properties style:font-name="Times New Roman" fo:font-size="12pt" style:font-size-asian="12pt" style:font-size-complex="12pt" fo:language="en" fo:country="US"/>
    </style:style>
    <style:style style:name="P175" style:parent-style-name="CommentText" style:family="paragraph">
      <style:paragraph-properties fo:text-align="start" fo:text-indent="0in"/>
    </style:style>
    <style:style style:name="T176" style:parent-style-name="DefaultParagraphFont" style:family="text">
      <style:text-properties style:font-name="Times New Roman" fo:font-size="12pt" style:font-size-asian="12pt" style:font-size-complex="12pt" fo:language="en" fo:country="US"/>
    </style:style>
    <style:style style:name="T177" style:parent-style-name="CommentReference" style:family="text">
      <style:text-properties style:font-name="Times New Roman" fo:font-size="12pt" style:font-size-asian="12pt" style:font-size-complex="12pt"/>
    </style:style>
    <style:style style:name="P1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9" style:parent-style-name="Normal" style:family="paragraph">
      <style:paragraph-properties fo:text-indent="0in"/>
      <style:text-properties fo:language="en" fo:country="US"/>
    </style:style>
    <style:style style:name="P180" style:parent-style-name="Standard" style:family="paragraph">
      <style:paragraph-properties fo:text-align="start" fo:text-indent="0in"/>
    </style:style>
    <style:style style:name="T181" style:parent-style-name="DefaultParagraphFont" style:family="text">
      <style:text-properties style:font-name="Times New Roman" fo:font-weight="bold" style:font-weight-asian="bold" style:font-weight-complex="bold" fo:font-size="12pt" style:font-size-asian="12pt" style:font-size-complex="12pt"/>
    </style:style>
    <style:style style:name="P182" style:parent-style-name="CommentText" style:family="paragraph">
      <style:paragraph-properties fo:text-align="start" fo:text-indent="0in"/>
    </style:style>
    <style:style style:name="P183" style:parent-style-name="CommentText" style:family="paragraph">
      <style:paragraph-properties fo:text-align="start" fo:text-indent="0in"/>
    </style:style>
    <style:style style:name="P184" style:parent-style-name="CommentText" style:family="paragraph">
      <style:paragraph-properties fo:text-align="start" fo:text-indent="0in"/>
    </style:style>
    <style:style style:name="T185" style:parent-style-name="CommentReference" style:family="text">
      <style:text-properties style:font-name="Times New Roman" fo:font-size="12pt" style:font-size-asian="12pt" style:font-size-complex="12pt"/>
    </style:style>
    <style:style style:name="P186" style:parent-style-name="CommentText" style:family="paragraph">
      <style:paragraph-properties fo:text-align="start" fo:text-indent="0in"/>
    </style:style>
    <style:style style:name="T187" style:parent-style-name="Hyperlink" style:family="text">
      <style:text-properties style:font-name="Times New Roman" fo:font-weight="bold" style:font-weight-asian="bold" style:font-weight-complex="bold" fo:font-size="12pt" style:font-size-asian="12pt" style:font-size-complex="12pt"/>
    </style:style>
    <style:style style:name="P1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9" style:parent-style-name="CommentText" style:family="paragraph">
      <style:paragraph-properties fo:text-align="start" fo:text-indent="0in"/>
    </style:style>
    <style:style style:name="P190" style:parent-style-name="CommentText" style:family="paragraph">
      <style:paragraph-properties fo:text-align="start" fo:text-indent="0in"/>
    </style:style>
    <style:style style:name="P191" style:parent-style-name="Standard" style:family="paragraph">
      <style:paragraph-properties fo:text-align="start" fo:text-indent="0in"/>
    </style:style>
    <style:style style:name="T192" style:parent-style-name="DefaultParagraphFont" style:family="text">
      <style:text-properties style:font-name="Times New Roman" fo:font-size="12pt" style:font-size-asian="12pt" style:font-size-complex="12pt" fo:language="en" fo:country="US"/>
    </style:style>
    <style:style style:name="T193" style:parent-style-name="DefaultParagraphFont" style:family="text">
      <style:text-properties style:font-name="Times New Roman" fo:font-size="12pt" style:font-size-asian="12pt" style:font-size-complex="12pt" fo:language="en" fo:country="US"/>
    </style:style>
    <style:style style:name="P194" style:parent-style-name="CommentText" style:family="paragraph">
      <style:paragraph-properties fo:text-align="start" fo:text-indent="0in"/>
    </style:style>
    <style:style style:name="T195" style:parent-style-name="DefaultParagraphFont" style:family="text">
      <style:text-properties style:font-name="Times New Roman" fo:font-size="12pt" style:font-size-asian="12pt" style:font-size-complex="12pt" fo:language="en" fo:country="US"/>
    </style:style>
    <style:style style:name="T196" style:parent-style-name="DefaultParagraphFont" style:family="text">
      <style:text-properties style:font-name="Times New Roman" fo:font-size="12pt" style:font-size-asian="12pt" style:font-size-complex="12pt" fo:language="en" fo:country="US"/>
    </style:style>
    <style:style style:name="P197" style:parent-style-name="CommentText" style:family="paragraph">
      <style:paragraph-properties fo:text-align="start" fo:text-indent="0in"/>
    </style:style>
    <style:style style:name="P198" style:parent-style-name="CommentText" style:family="paragraph">
      <style:paragraph-properties fo:text-align="start" fo:text-indent="0in"/>
    </style:style>
    <style:style style:name="P199" style:parent-style-name="CommentText" style:family="paragraph">
      <style:paragraph-properties fo:text-align="start" fo:text-indent="0in"/>
    </style:style>
    <style:style style:name="T200" style:parent-style-name="DefaultParagraphFont" style:family="text">
      <style:text-properties style:font-name="Times New Roman" fo:font-size="12pt" style:font-size-asian="12pt" style:font-size-complex="12pt" fo:language="en" fo:country="US"/>
    </style:style>
    <style:style style:name="T201" style:parent-style-name="DefaultParagraphFont" style:family="text">
      <style:text-properties style:font-name="Times New Roman" fo:font-size="12pt" style:font-size-asian="12pt" style:font-size-complex="12pt" fo:language="en" fo:country="US"/>
    </style:style>
    <style:style style:name="P202" style:parent-style-name="CommentText" style:family="paragraph">
      <style:paragraph-properties fo:text-align="start" fo:text-indent="0in"/>
    </style:style>
    <style:style style:name="P203" style:parent-style-name="CommentText" style:family="paragraph">
      <style:paragraph-properties fo:text-align="start" fo:text-indent="0in"/>
    </style:style>
    <style:style style:name="P204" style:parent-style-name="CommentText" style:family="paragraph">
      <style:paragraph-properties fo:text-align="start" fo:text-indent="0in"/>
    </style:style>
    <style:style style:name="T205" style:parent-style-name="DefaultParagraphFont" style:family="text">
      <style:text-properties style:font-name="Times New Roman" fo:font-size="12pt" style:font-size-asian="12pt" style:font-size-complex="12pt" fo:language="en" fo:country="US"/>
    </style:style>
    <style:style style:name="T206" style:parent-style-name="CommentReference" style:family="text">
      <style:text-properties style:font-name="Times New Roman" fo:font-size="12pt" style:font-size-asian="12pt" style:font-size-complex="12pt"/>
    </style:style>
    <style:style style:name="T207" style:parent-style-name="CommentReference" style:family="text">
      <style:text-properties style:font-name="Times New Roman" fo:font-size="12pt" style:font-size-asian="12pt" style:font-size-complex="12pt"/>
    </style:style>
    <style:style style:name="P2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4" style:parent-style-name="Standard" style:family="paragraph">
      <style:paragraph-properties fo:text-align="start" fo:text-indent="0in"/>
    </style:style>
    <style:style style:name="T215" style:parent-style-name="DefaultParagraphFont" style:family="text">
      <style:text-properties style:font-name="Times New Roman" fo:font-size="12pt" style:font-size-asian="12pt" style:font-size-complex="12pt" fo:language="en" fo:country="US"/>
    </style:style>
    <style:style style:name="T216" style:parent-style-name="DefaultParagraphFont" style:family="text">
      <style:text-properties style:font-name="Times New Roman" fo:font-size="12pt" style:font-size-asian="12pt" style:font-size-complex="12pt" fo:language="en" fo:country="US"/>
    </style:style>
    <style:style style:name="P217" style:parent-style-name="CommentText" style:family="paragraph">
      <style:paragraph-properties fo:text-align="start" fo:text-indent="0in"/>
    </style:style>
    <style:style style:name="T218" style:parent-style-name="DefaultParagraphFont" style:family="text">
      <style:text-properties style:font-name="Times New Roman" fo:font-size="12pt" style:font-size-asian="12pt" style:font-size-complex="12pt" fo:language="en" fo:country="US"/>
    </style:style>
    <style:style style:name="T219" style:parent-style-name="DefaultParagraphFont" style:family="text">
      <style:text-properties style:font-name="Times New Roman" fo:font-size="12pt" style:font-size-asian="12pt" style:font-size-complex="12pt" fo:language="en" fo:country="US"/>
    </style:style>
    <style:style style:name="P220" style:parent-style-name="CommentText" style:family="paragraph">
      <style:paragraph-properties fo:text-align="start" fo:text-indent="0in"/>
    </style:style>
    <style:style style:name="T221" style:parent-style-name="DefaultParagraphFont" style:family="text">
      <style:text-properties style:font-name="Times New Roman" fo:font-size="12pt" style:font-size-asian="12pt" style:font-size-complex="12pt" fo:language="en" fo:country="US"/>
    </style:style>
    <style:style style:name="P2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style>
    <style:style style:name="T224" style:parent-style-name="DefaultParagraphFont" style:family="text">
      <style:text-properties style:font-name="Times New Roman" fo:font-size="12pt" style:font-size-asian="12pt" style:font-size-complex="12pt" fo:language="en" fo:country="US"/>
    </style:style>
    <style:style style:name="T225" style:parent-style-name="DefaultParagraphFont" style:family="text">
      <style:text-properties style:font-name="Times New Roman" fo:font-size="12pt" style:font-size-asian="12pt" style:font-size-complex="12pt" fo:language="en" fo:country="US"/>
    </style:style>
    <style:style style:name="P226" style:parent-style-name="CommentText" style:family="paragraph">
      <style:paragraph-properties fo:text-align="start" fo:text-indent="0in"/>
    </style:style>
    <style:style style:name="T227" style:parent-style-name="DefaultParagraphFont" style:family="text">
      <style:text-properties style:font-name="Times New Roman" fo:font-size="12pt" style:font-size-asian="12pt" style:font-size-complex="12pt" fo:language="en" fo:country="US"/>
    </style:style>
    <style:style style:name="P2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9" style:parent-style-name="Standard" style:family="paragraph">
      <style:paragraph-properties fo:text-align="start" fo:text-indent="0in"/>
    </style:style>
    <style:style style:name="T230" style:parent-style-name="DefaultParagraphFont" style:family="text">
      <style:text-properties style:font-name="Times New Roman" fo:font-size="12pt" style:font-size-asian="12pt" style:font-size-complex="12pt" fo:language="en" fo:country="US"/>
    </style:style>
    <style:style style:name="T231" style:parent-style-name="DefaultParagraphFont" style:family="text">
      <style:text-properties style:font-name="Times New Roman" fo:font-size="12pt" style:font-size-asian="12pt" style:font-size-complex="12pt" fo:language="en" fo:country="US"/>
    </style:style>
    <style:style style:name="P232" style:parent-style-name="CommentText" style:family="paragraph">
      <style:paragraph-properties fo:text-align="start" fo:text-indent="0in"/>
    </style:style>
    <style:style style:name="T233" style:parent-style-name="DefaultParagraphFont" style:family="text">
      <style:text-properties style:font-name="Times New Roman" fo:font-size="12pt" style:font-size-asian="12pt" style:font-size-complex="12pt" fo:language="en" fo:country="US"/>
    </style:style>
    <style:style style:name="P234" style:parent-style-name="Standard" style:family="paragraph">
      <style:paragraph-properties fo:text-align="start" fo:text-indent="0in"/>
    </style:style>
    <style:style style:name="T235" style:parent-style-name="DefaultParagraphFont" style:family="text">
      <style:text-properties style:font-name="Times New Roman" fo:font-size="12pt" style:font-size-asian="12pt" style:font-size-complex="12pt" fo:language="en" fo:country="US"/>
    </style:style>
    <style:style style:name="T236" style:parent-style-name="DefaultParagraphFont" style:family="text">
      <style:text-properties style:font-name="Times New Roman" fo:font-size="12pt" style:font-size-asian="12pt" style:font-size-complex="12pt" fo:language="en" fo:country="US"/>
    </style:style>
    <style:style style:name="P237" style:parent-style-name="CommentText" style:family="paragraph">
      <style:paragraph-properties fo:text-align="start" fo:text-indent="0in"/>
    </style:style>
    <style:style style:name="T238" style:parent-style-name="DefaultParagraphFont" style:family="text">
      <style:text-properties style:font-name="Times New Roman" fo:font-size="12pt" style:font-size-asian="12pt" style:font-size-complex="12pt" fo:language="en" fo:country="US"/>
    </style:style>
    <style:style style:name="P239" style:parent-style-name="Standard" style:family="paragraph">
      <style:paragraph-properties fo:text-align="start" fo:text-indent="0in"/>
    </style:style>
    <style:style style:name="T240" style:parent-style-name="DefaultParagraphFont" style:family="text">
      <style:text-properties style:font-name="Times New Roman" fo:font-size="12pt" style:font-size-asian="12pt" style:font-size-complex="12pt" fo:language="en" fo:country="US"/>
    </style:style>
    <style:style style:name="T241" style:parent-style-name="DefaultParagraphFont" style:family="text">
      <style:text-properties style:font-name="Times New Roman" fo:font-size="12pt" style:font-size-asian="12pt" style:font-size-complex="12pt" fo:language="en" fo:country="US"/>
    </style:style>
    <style:style style:name="P242" style:parent-style-name="CommentText" style:family="paragraph">
      <style:paragraph-properties fo:text-align="start" fo:text-indent="0in"/>
    </style:style>
    <style:style style:name="T243" style:parent-style-name="DefaultParagraphFont" style:family="text">
      <style:text-properties style:font-name="Times New Roman" fo:font-size="12pt" style:font-size-asian="12pt" style:font-size-complex="12pt" fo:language="en" fo:country="US"/>
    </style:style>
    <style:style style:name="P2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6" style:parent-style-name="Normal" style:family="paragraph">
      <style:paragraph-properties fo:text-indent="0in"/>
      <style:text-properties fo:language="en" fo:country="US"/>
    </style:style>
    <style:style style:name="P247" style:parent-style-name="Standard" style:family="paragraph">
      <style:paragraph-properties fo:text-align="start" fo:text-indent="0in"/>
    </style:style>
    <style:style style:name="T24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49" style:parent-style-name="CommentText" style:family="paragraph">
      <style:paragraph-properties fo:text-align="start" fo:text-indent="0in"/>
    </style:style>
    <style:style style:name="P250" style:parent-style-name="CommentText" style:family="paragraph">
      <style:paragraph-properties fo:text-align="start" fo:text-indent="0in"/>
    </style:style>
    <style:style style:name="T25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3" style:parent-style-name="CommentText" style:family="paragraph">
      <style:paragraph-properties fo:text-align="start" fo:text-indent="0in"/>
    </style:style>
    <style:style style:name="P254" style:parent-style-name="Standard" style:family="paragraph">
      <style:paragraph-properties fo:text-align="start" fo:text-indent="0in"/>
    </style:style>
    <style:style style:name="T255" style:parent-style-name="DefaultParagraphFont" style:family="text">
      <style:text-properties style:font-name="Times New Roman" fo:font-size="12pt" style:font-size-asian="12pt" style:font-size-complex="12pt" fo:language="en" fo:country="US"/>
    </style:style>
    <style:style style:name="T256" style:parent-style-name="CommentReference" style:family="text">
      <style:text-properties style:font-name="Times New Roman" fo:font-size="12pt" style:font-size-asian="12pt" style:font-size-complex="12pt"/>
    </style:style>
    <style:style style:name="P2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2" style:parent-style-name="CommentText" style:family="paragraph">
      <style:paragraph-properties fo:text-align="start" fo:text-indent="0in"/>
    </style:style>
    <style:style style:name="P263" style:parent-style-name="Standard" style:family="paragraph">
      <style:paragraph-properties fo:text-align="start" fo:text-indent="0in"/>
    </style:style>
    <style:style style:name="T264" style:parent-style-name="DefaultParagraphFont" style:family="text">
      <style:text-properties style:font-name="Times New Roman" fo:font-size="12pt" style:font-size-asian="12pt" style:font-size-complex="12pt" fo:language="en" fo:country="US"/>
    </style:style>
    <style:style style:name="T265" style:parent-style-name="DefaultParagraphFont" style:family="text">
      <style:text-properties style:font-name="Times New Roman" fo:font-size="12pt" style:font-size-asian="12pt" style:font-size-complex="12pt" fo:language="en" fo:country="US"/>
    </style:style>
    <style:style style:name="T266" style:parent-style-name="DefaultParagraphFont" style:family="text">
      <style:text-properties style:font-name="Times New Roman" fo:font-size="12pt" style:font-size-asian="12pt" style:font-size-complex="12pt" fo:language="en" fo:country="US"/>
    </style:style>
    <style:style style:name="T267" style:parent-style-name="CommentReference" style:family="text">
      <style:text-properties style:font-name="Times New Roman" fo:font-size="12pt" style:font-size-asian="12pt" style:font-size-complex="12pt"/>
    </style:style>
    <style:style style:name="P268" style:parent-style-name="Normal" style:family="paragraph">
      <style:paragraph-properties fo:text-indent="0in"/>
      <style:text-properties fo:language="en" fo:country="US"/>
    </style:style>
    <style:style style:name="P269" style:parent-style-name="Standard" style:family="paragraph">
      <style:paragraph-properties fo:text-align="start" fo:text-indent="0in"/>
    </style:style>
    <style:style style:name="T270" style:parent-style-name="DefaultParagraphFont" style:family="text">
      <style:text-properties style:font-name="Times New Roman" fo:font-weight="bold" style:font-weight-asian="bold" style:font-weight-complex="bold" fo:font-size="12pt" style:font-size-asian="12pt" style:font-size-complex="12pt"/>
    </style:style>
    <style:style style:name="P271" style:parent-style-name="CommentText" style:family="paragraph">
      <style:paragraph-properties fo:text-align="start" fo:text-indent="0in"/>
    </style:style>
    <style:style style:name="P272" style:parent-style-name="CommentText" style:family="paragraph">
      <style:paragraph-properties fo:text-align="start" fo:text-indent="0in"/>
    </style:style>
    <style:style style:name="T273" style:parent-style-name="Hyperlink" style:family="text">
      <style:text-properties style:font-name="Times New Roman" fo:font-weight="bold" style:font-weight-asian="bold" style:font-weight-complex="bold" fo:font-size="12pt" style:font-size-asian="12pt" style:font-size-complex="12pt"/>
    </style:style>
    <style:style style:name="P274" style:parent-style-name="Standard" style:family="paragraph">
      <style:paragraph-properties fo:text-align="start" fo:text-indent="0in"/>
    </style:style>
    <style:style style:name="T275" style:parent-style-name="DefaultParagraphFont" style:family="text">
      <style:text-properties style:font-name="Times New Roman" fo:font-size="12pt" style:font-size-asian="12pt" style:font-size-complex="12pt" fo:language="en" fo:country="US"/>
    </style:style>
    <style:style style:name="P276" style:parent-style-name="CommentText" style:family="paragraph">
      <style:paragraph-properties fo:text-align="start" fo:text-indent="0in"/>
    </style:style>
    <style:style style:name="T277" style:parent-style-name="DefaultParagraphFont" style:family="text">
      <style:text-properties style:font-name="Times New Roman" fo:font-size="12pt" style:font-size-asian="12pt" style:font-size-complex="12pt" fo:language="en" fo:country="US"/>
    </style:style>
    <style:style style:name="T278" style:parent-style-name="DefaultParagraphFont" style:family="text">
      <style:text-properties style:font-name="Times New Roman" fo:font-size="12pt" style:font-size-asian="12pt" style:font-size-complex="12pt" fo:language="en" fo:country="US"/>
    </style:style>
    <style:style style:name="T279" style:parent-style-name="DefaultParagraphFont" style:family="text">
      <style:text-properties style:font-name="Times New Roman" fo:font-size="12pt" style:font-size-asian="12pt" style:font-size-complex="12pt" fo:language="en" fo:country="US"/>
    </style:style>
    <style:style style:name="T280" style:parent-style-name="DefaultParagraphFont" style:family="text">
      <style:text-properties style:font-name="Times New Roman" fo:font-size="12pt" style:font-size-asian="12pt" style:font-size-complex="12pt" fo:language="en" fo:country="US"/>
    </style:style>
    <style:style style:name="P281" style:parent-style-name="CommentText" style:family="paragraph">
      <style:paragraph-properties fo:text-align="start" fo:text-indent="0in"/>
    </style:style>
    <style:style style:name="P2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3" style:parent-style-name="Standard" style:family="paragraph">
      <style:paragraph-properties fo:text-align="start" fo:text-indent="0in"/>
    </style:style>
    <style:style style:name="T284" style:parent-style-name="DefaultParagraphFont" style:family="text">
      <style:text-properties style:font-name="Times New Roman" fo:font-size="12pt" style:font-size-asian="12pt" style:font-size-complex="12pt" fo:language="en" fo:country="US"/>
    </style:style>
    <style:style style:name="T285" style:parent-style-name="CommentReference" style:family="text">
      <style:text-properties style:font-name="Times New Roman" fo:font-size="12pt" style:font-size-asian="12pt" style:font-size-complex="12pt"/>
    </style:style>
    <style:style style:name="P286" style:parent-style-name="Normal" style:family="paragraph">
      <style:paragraph-properties fo:text-indent="0in"/>
      <style:text-properties fo:language="en" fo:country="US"/>
    </style:style>
    <style:style style:name="P287" style:parent-style-name="Standard" style:family="paragraph">
      <style:paragraph-properties fo:text-align="start" fo:text-indent="0in"/>
    </style:style>
    <style:style style:name="T288"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89" style:parent-style-name="CommentText" style:family="paragraph">
      <style:paragraph-properties fo:text-align="start" fo:text-indent="0in"/>
    </style:style>
    <style:style style:name="T290"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91" style:parent-style-name="CommentText" style:family="paragraph">
      <style:paragraph-properties fo:text-align="start" fo:text-indent="0in"/>
    </style:style>
    <style:style style:name="T292"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293" style:parent-style-name="Standard" style:family="paragraph">
      <style:paragraph-properties fo:text-align="start" fo:text-indent="0in"/>
    </style:style>
    <style:style style:name="T294" style:parent-style-name="DefaultParagraphFont" style:family="text">
      <style:text-properties style:font-name="Times New Roman" fo:font-size="12pt" style:font-size-asian="12pt" style:font-size-complex="12pt" fo:language="en" fo:country="US"/>
    </style:style>
    <style:style style:name="T295" style:parent-style-name="DefaultParagraphFont" style:family="text">
      <style:text-properties style:font-name="Times New Roman" fo:font-size="12pt" style:font-size-asian="12pt" style:font-size-complex="12pt" fo:language="en" fo:country="US"/>
    </style:style>
    <style:style style:name="P296" style:parent-style-name="CommentText" style:family="paragraph">
      <style:paragraph-properties fo:text-align="start" fo:text-indent="0in"/>
    </style:style>
    <style:style style:name="P297" style:parent-style-name="CommentText" style:family="paragraph">
      <style:paragraph-properties fo:text-align="start" fo:text-indent="0in"/>
    </style:style>
    <style:style style:name="P298" style:parent-style-name="CommentText" style:family="paragraph">
      <style:paragraph-properties fo:text-align="start" fo:text-indent="0in"/>
    </style:style>
    <style:style style:name="P299" style:parent-style-name="CommentText" style:family="paragraph">
      <style:paragraph-properties fo:text-align="start" fo:text-indent="0in"/>
    </style:style>
    <style:style style:name="P300" style:parent-style-name="CommentText" style:family="paragraph">
      <style:paragraph-properties fo:text-align="start" fo:text-indent="0in"/>
    </style:style>
    <style:style style:name="P301" style:parent-style-name="CommentText" style:family="paragraph">
      <style:paragraph-properties fo:text-align="start" fo:text-indent="0in"/>
    </style:style>
    <style:style style:name="P302" style:parent-style-name="CommentText" style:family="paragraph">
      <style:paragraph-properties fo:text-align="start" fo:text-indent="0in"/>
    </style:style>
    <style:style style:name="P303" style:parent-style-name="CommentText" style:family="paragraph">
      <style:paragraph-properties fo:text-align="start" fo:text-indent="0in"/>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T306" style:parent-style-name="DefaultParagraphFont" style:family="text">
      <style:text-properties style:font-name="Times New Roman" fo:font-size="12pt" style:font-size-asian="12pt" style:font-size-complex="12pt" fo:language="en" fo:country="US"/>
    </style:style>
    <style:style style:name="T307" style:parent-style-name="DefaultParagraphFont" style:family="text">
      <style:text-properties style:font-name="Times New Roman" fo:font-size="12pt" style:font-size-asian="12pt" style:font-size-complex="12pt" fo:language="en" fo:country="US"/>
    </style:style>
    <style:style style:name="P308" style:parent-style-name="CommentText" style:family="paragraph">
      <style:paragraph-properties fo:text-align="start" fo:text-indent="0in"/>
    </style:style>
    <style:style style:name="P309" style:parent-style-name="CommentText" style:family="paragraph">
      <style:paragraph-properties fo:text-align="start" fo:text-indent="0in"/>
    </style:style>
    <style:style style:name="P310" style:parent-style-name="CommentText" style:family="paragraph">
      <style:paragraph-properties fo:text-align="start" fo:text-indent="0in"/>
    </style:style>
    <style:style style:name="P311" style:parent-style-name="CommentText" style:family="paragraph">
      <style:paragraph-properties fo:text-align="start" fo:text-indent="0in"/>
    </style:style>
    <style:style style:name="P312" style:parent-style-name="CommentText" style:family="paragraph">
      <style:paragraph-properties fo:text-align="start" fo:text-indent="0in"/>
    </style:style>
    <style:style style:name="P313" style:parent-style-name="CommentText" style:family="paragraph">
      <style:paragraph-properties fo:text-align="start" fo:text-indent="0in"/>
    </style:style>
    <style:style style:name="P314" style:parent-style-name="CommentText" style:family="paragraph">
      <style:paragraph-properties fo:text-align="start" fo:text-indent="0in"/>
    </style:style>
    <style:style style:name="P315" style:parent-style-name="CommentText" style:family="paragraph">
      <style:paragraph-properties fo:text-align="start" fo:text-indent="0in"/>
    </style:style>
    <style:style style:name="T316" style:parent-style-name="DefaultParagraphFont" style:family="text">
      <style:text-properties style:font-name="Times New Roman" fo:font-size="12pt" style:font-size-asian="12pt" style:font-size-complex="12pt" fo:language="en" fo:country="US"/>
    </style:style>
    <style:style style:name="T317" style:parent-style-name="DefaultParagraphFont" style:family="text">
      <style:text-properties style:font-name="Times New Roman" fo:font-size="12pt" style:font-size-asian="12pt" style:font-size-complex="12pt" fo:language="en" fo:country="US"/>
    </style:style>
    <style:style style:name="P318" style:parent-style-name="CommentText" style:family="paragraph">
      <style:paragraph-properties fo:text-align="start" fo:text-indent="0in"/>
    </style:style>
    <style:style style:name="P319" style:parent-style-name="CommentText" style:family="paragraph">
      <style:paragraph-properties fo:text-align="start" fo:text-indent="0in"/>
    </style:style>
    <style:style style:name="P320" style:parent-style-name="CommentText" style:family="paragraph">
      <style:paragraph-properties fo:text-align="start" fo:text-indent="0in"/>
    </style:style>
    <style:style style:name="P321" style:parent-style-name="CommentText" style:family="paragraph">
      <style:paragraph-properties fo:text-align="start" fo:text-indent="0in"/>
    </style:style>
    <style:style style:name="P322" style:parent-style-name="CommentText" style:family="paragraph">
      <style:paragraph-properties fo:text-align="start" fo:text-indent="0in"/>
    </style:style>
    <style:style style:name="P323" style:parent-style-name="CommentText" style:family="paragraph">
      <style:paragraph-properties fo:text-align="start" fo:text-indent="0in"/>
    </style:style>
    <style:style style:name="P324" style:parent-style-name="CommentText" style:family="paragraph">
      <style:paragraph-properties fo:text-align="start" fo:text-indent="0in"/>
    </style:style>
    <style:style style:name="T325" style:parent-style-name="DefaultParagraphFont" style:family="text">
      <style:text-properties style:font-name="Times New Roman" fo:font-size="12pt" style:font-size-asian="12pt" style:font-size-complex="12pt" fo:language="en" fo:country="US"/>
    </style:style>
    <style:style style:name="T326" style:parent-style-name="DefaultParagraphFont" style:family="text">
      <style:text-properties style:font-name="Times New Roman" fo:font-size="12pt" style:font-size-asian="12pt" style:font-size-complex="12pt" fo:language="en" fo:country="US"/>
    </style:style>
    <style:style style:name="P327" style:parent-style-name="CommentText" style:family="paragraph">
      <style:paragraph-properties fo:text-align="start" fo:text-indent="0in"/>
    </style:style>
    <style:style style:name="P328" style:parent-style-name="CommentText" style:family="paragraph">
      <style:paragraph-properties fo:text-align="start" fo:text-indent="0in"/>
    </style:style>
    <style:style style:name="P329" style:parent-style-name="CommentText" style:family="paragraph">
      <style:paragraph-properties fo:text-align="start" fo:text-indent="0in"/>
    </style:style>
    <style:style style:name="T330" style:parent-style-name="DefaultParagraphFont" style:family="text">
      <style:text-properties style:font-name="Times New Roman" fo:font-size="12pt" style:font-size-asian="12pt" style:font-size-complex="12pt" fo:language="en" fo:country="US"/>
    </style:style>
    <style:style style:name="P3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3" style:parent-style-name="Normal" style:family="paragraph">
      <style:paragraph-properties fo:text-indent="0in"/>
      <style:text-properties fo:language="en" fo:country="US"/>
    </style:style>
    <style:style style:name="P334" style:parent-style-name="Standard" style:family="paragraph">
      <style:paragraph-properties fo:text-align="start" fo:text-indent="0in"/>
    </style:style>
    <style:style style:name="T335"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336" style:parent-style-name="CommentText" style:family="paragraph">
      <style:paragraph-properties fo:text-align="start" fo:text-indent="0in"/>
    </style:style>
    <style:style style:name="T337"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338" style:parent-style-name="CommentText" style:family="paragraph">
      <style:paragraph-properties fo:text-align="start" fo:text-indent="0in"/>
    </style:style>
    <style:style style:name="T339"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340" style:parent-style-name="Standard" style:family="paragraph">
      <style:paragraph-properties fo:text-align="start" fo:text-indent="0in"/>
    </style:style>
    <style:style style:name="T341" style:parent-style-name="DefaultParagraphFont" style:family="text">
      <style:text-properties style:font-name="Times New Roman" fo:font-size="12pt" style:font-size-asian="12pt" style:font-size-complex="12pt" fo:language="en" fo:country="US"/>
    </style:style>
    <style:style style:name="T342" style:parent-style-name="DefaultParagraphFont" style:family="text">
      <style:text-properties style:font-name="Times New Roman" fo:font-size="12pt" style:font-size-asian="12pt" style:font-size-complex="12pt" fo:language="en" fo:country="US"/>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P346" style:parent-style-name="CommentText" style:family="paragraph">
      <style:paragraph-properties fo:text-align="start" fo:text-indent="0in"/>
    </style:style>
    <style:style style:name="P347" style:parent-style-name="CommentText" style:family="paragraph">
      <style:paragraph-properties fo:text-align="start" fo:text-indent="0in"/>
    </style:style>
    <style:style style:name="P348" style:parent-style-name="CommentText" style:family="paragraph">
      <style:paragraph-properties fo:text-align="start" fo:text-indent="0in"/>
    </style:style>
    <style:style style:name="P349" style:parent-style-name="CommentText" style:family="paragraph">
      <style:paragraph-properties fo:text-align="start" fo:text-indent="0in"/>
    </style:style>
    <style:style style:name="P350" style:parent-style-name="CommentText" style:family="paragraph">
      <style:paragraph-properties fo:text-align="start" fo:text-indent="0in"/>
    </style:style>
    <style:style style:name="P351" style:parent-style-name="CommentText" style:family="paragraph">
      <style:paragraph-properties fo:text-align="start" fo:text-indent="0in"/>
    </style:style>
    <style:style style:name="P352" style:parent-style-name="CommentText" style:family="paragraph">
      <style:paragraph-properties fo:text-align="start" fo:text-indent="0in"/>
    </style:style>
    <style:style style:name="P353" style:parent-style-name="CommentText" style:family="paragraph">
      <style:paragraph-properties fo:text-align="start" fo:text-indent="0in"/>
    </style:style>
    <style:style style:name="P354" style:parent-style-name="CommentText" style:family="paragraph">
      <style:paragraph-properties fo:text-align="start" fo:text-indent="0in"/>
    </style:style>
    <style:style style:name="P355" style:parent-style-name="CommentText" style:family="paragraph">
      <style:paragraph-properties fo:text-align="start" fo:text-indent="0in"/>
    </style:style>
    <style:style style:name="P356" style:parent-style-name="CommentText" style:family="paragraph">
      <style:paragraph-properties fo:text-align="start" fo:text-indent="0in"/>
    </style:style>
    <style:style style:name="T357" style:parent-style-name="DefaultParagraphFont" style:family="text">
      <style:text-properties style:font-name="Times New Roman" fo:font-size="12pt" style:font-size-asian="12pt" style:font-size-complex="12pt" fo:language="en" fo:country="US"/>
    </style:style>
    <style:style style:name="T358" style:parent-style-name="DefaultParagraphFont" style:family="text">
      <style:text-properties style:font-name="Times New Roman" fo:font-size="12pt" style:font-size-asian="12pt" style:font-size-complex="12pt" fo:language="en" fo:country="US"/>
    </style:style>
    <style:style style:name="P359" style:parent-style-name="CommentText" style:family="paragraph">
      <style:paragraph-properties fo:text-align="start" fo:text-indent="0in"/>
    </style:style>
    <style:style style:name="P360" style:parent-style-name="CommentText" style:family="paragraph">
      <style:paragraph-properties fo:text-align="start" fo:text-indent="0in"/>
    </style:style>
    <style:style style:name="P361" style:parent-style-name="CommentText" style:family="paragraph">
      <style:paragraph-properties fo:text-align="start" fo:text-indent="0in"/>
    </style:style>
    <style:style style:name="T362" style:parent-style-name="DefaultParagraphFont" style:family="text">
      <style:text-properties style:font-name="Times New Roman" fo:font-size="12pt" style:font-size-asian="12pt" style:font-size-complex="12pt" fo:language="en" fo:country="US"/>
    </style:style>
    <style:style style:name="P363" style:parent-style-name="Standard" style:family="paragraph">
      <style:paragraph-properties fo:text-align="start" fo:text-indent="0in"/>
    </style:style>
    <style:style style:name="T364" style:parent-style-name="DefaultParagraphFont" style:family="text">
      <style:text-properties style:font-name="Times New Roman" fo:font-size="12pt" style:font-size-asian="12pt" style:font-size-complex="12pt" fo:language="en" fo:country="US"/>
    </style:style>
    <style:style style:name="T365" style:parent-style-name="DefaultParagraphFont" style:family="text">
      <style:text-properties style:font-name="Times New Roman" fo:font-size="12pt" style:font-size-asian="12pt" style:font-size-complex="12pt" fo:language="en" fo:country="US"/>
    </style:style>
    <style:style style:name="P366" style:parent-style-name="CommentText" style:family="paragraph">
      <style:paragraph-properties fo:text-align="start" fo:text-indent="0in"/>
    </style:style>
    <style:style style:name="P367" style:parent-style-name="CommentText" style:family="paragraph">
      <style:paragraph-properties fo:text-align="start" fo:text-indent="0in"/>
    </style:style>
    <style:style style:name="P368" style:parent-style-name="CommentText" style:family="paragraph">
      <style:paragraph-properties fo:text-align="start" fo:text-indent="0in"/>
    </style:style>
    <style:style style:name="P369" style:parent-style-name="CommentText" style:family="paragraph">
      <style:paragraph-properties fo:text-align="start" fo:text-indent="0in"/>
    </style:style>
    <style:style style:name="P370" style:parent-style-name="CommentText" style:family="paragraph">
      <style:paragraph-properties fo:text-align="start" fo:text-indent="0in"/>
    </style:style>
    <style:style style:name="P371" style:parent-style-name="CommentText" style:family="paragraph">
      <style:paragraph-properties fo:text-align="start" fo:text-indent="0in"/>
    </style:style>
    <style:style style:name="P372" style:parent-style-name="CommentText" style:family="paragraph">
      <style:paragraph-properties fo:text-align="start" fo:text-indent="0in"/>
    </style:style>
    <style:style style:name="P373" style:parent-style-name="CommentText" style:family="paragraph">
      <style:paragraph-properties fo:text-align="start" fo:text-indent="0in"/>
    </style:style>
    <style:style style:name="P374" style:parent-style-name="CommentText" style:family="paragraph">
      <style:paragraph-properties fo:text-align="start" fo:text-indent="0in"/>
    </style:style>
    <style:style style:name="P375" style:parent-style-name="CommentText" style:family="paragraph">
      <style:paragraph-properties fo:text-align="start" fo:text-indent="0in"/>
    </style:style>
    <style:style style:name="P376" style:parent-style-name="CommentText" style:family="paragraph">
      <style:paragraph-properties fo:text-align="start" fo:text-indent="0in"/>
    </style:style>
    <style:style style:name="T377" style:parent-style-name="DefaultParagraphFont" style:family="text">
      <style:text-properties style:font-name="Times New Roman" fo:font-size="12pt" style:font-size-asian="12pt" style:font-size-complex="12pt" fo:language="en" fo:country="US"/>
    </style:style>
    <style:style style:name="P3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5" style:parent-style-name="Standard" style:family="paragraph">
      <style:paragraph-properties fo:text-align="start" fo:text-indent="0in"/>
    </style:style>
    <style:style style:name="T386" style:parent-style-name="DefaultParagraphFont" style:family="text">
      <style:text-properties style:font-name="Times New Roman" fo:font-size="12pt" style:font-size-asian="12pt" style:font-size-complex="12pt" fo:language="en" fo:country="US"/>
    </style:style>
    <style:style style:name="T387" style:parent-style-name="DefaultParagraphFont" style:family="text">
      <style:text-properties style:font-name="Times New Roman" fo:font-size="12pt" style:font-size-asian="12pt" style:font-size-complex="12pt" fo:language="en" fo:country="US"/>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P390" style:parent-style-name="CommentText" style:family="paragraph">
      <style:paragraph-properties fo:text-align="start" fo:text-indent="0in"/>
    </style:style>
    <style:style style:name="P391" style:parent-style-name="CommentText" style:family="paragraph">
      <style:paragraph-properties fo:text-align="start" fo:text-indent="0in"/>
    </style:style>
    <style:style style:name="T392" style:parent-style-name="DefaultParagraphFont" style:family="text">
      <style:text-properties style:font-name="Times New Roman" fo:font-size="12pt" style:font-size-asian="12pt" style:font-size-complex="12pt" fo:language="en" fo:country="US"/>
    </style:style>
    <style:style style:name="T393" style:parent-style-name="DefaultParagraphFont" style:family="text">
      <style:text-properties style:font-name="Times New Roman" fo:font-size="12pt" style:font-size-asian="12pt" style:font-size-complex="12pt" fo:language="en" fo:country="US"/>
    </style:style>
    <style:style style:name="P394" style:parent-style-name="CommentText" style:family="paragraph">
      <style:paragraph-properties fo:text-align="start" fo:text-indent="0in"/>
    </style:style>
    <style:style style:name="P395" style:parent-style-name="CommentText" style:family="paragraph">
      <style:paragraph-properties fo:text-align="start" fo:text-indent="0in"/>
    </style:style>
    <style:style style:name="P396" style:parent-style-name="CommentText" style:family="paragraph">
      <style:paragraph-properties fo:text-align="start" fo:text-indent="0in"/>
    </style:style>
    <style:style style:name="T397" style:parent-style-name="DefaultParagraphFont" style:family="text">
      <style:text-properties style:font-name="Times New Roman" fo:font-size="12pt" style:font-size-asian="12pt" style:font-size-complex="12pt" fo:language="en" fo:country="US"/>
    </style:style>
    <style:style style:name="P398" style:parent-style-name="Standard" style:family="paragraph">
      <style:paragraph-properties fo:text-align="start" fo:text-indent="0in"/>
    </style:style>
    <style:style style:name="T399" style:parent-style-name="DefaultParagraphFont" style:family="text">
      <style:text-properties style:font-name="Times New Roman" fo:font-size="12pt" style:font-size-asian="12pt" style:font-size-complex="12pt" fo:language="en" fo:country="US"/>
    </style:style>
    <style:style style:name="T400" style:parent-style-name="DefaultParagraphFont" style:family="text">
      <style:text-properties style:font-name="Times New Roman" fo:font-size="12pt" style:font-size-asian="12pt" style:font-size-complex="12pt" fo:language="en" fo:country="US"/>
    </style:style>
    <style:style style:name="P401" style:parent-style-name="CommentText" style:family="paragraph">
      <style:paragraph-properties fo:text-align="start" fo:text-indent="0in"/>
    </style:style>
    <style:style style:name="P402" style:parent-style-name="CommentText" style:family="paragraph">
      <style:paragraph-properties fo:text-align="start" fo:text-indent="0in"/>
    </style:style>
    <style:style style:name="T403" style:parent-style-name="DefaultParagraphFont" style:family="text">
      <style:text-properties style:font-name="Times New Roman" fo:font-size="12pt" style:font-size-asian="12pt" style:font-size-complex="12pt" fo:language="en" fo:country="US"/>
    </style:style>
    <style:style style:name="P4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6" style:parent-style-name="Normal" style:family="paragraph">
      <style:paragraph-properties fo:text-indent="0in"/>
      <style:text-properties fo:language="en" fo:country="US"/>
    </style:style>
    <style:style style:name="P407" style:parent-style-name="Standard" style:family="paragraph">
      <style:paragraph-properties fo:text-align="start" fo:text-indent="0in"/>
    </style:style>
    <style:style style:name="T40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09" style:parent-style-name="CommentText" style:family="paragraph">
      <style:paragraph-properties fo:text-align="start" fo:text-indent="0in"/>
    </style:style>
    <style:style style:name="T41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11" style:parent-style-name="CommentText" style:family="paragraph">
      <style:paragraph-properties fo:text-align="start" fo:text-indent="0in"/>
    </style:style>
    <style:style style:name="T41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4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4" style:parent-style-name="CommentText" style:family="paragraph">
      <style:paragraph-properties fo:text-align="start" fo:text-indent="0in"/>
    </style:style>
    <style:style style:name="P415" style:parent-style-name="Standard" style:family="paragraph">
      <style:paragraph-properties fo:text-align="start" fo:text-indent="0in"/>
    </style:style>
    <style:style style:name="T416" style:parent-style-name="DefaultParagraphFont" style:family="text">
      <style:text-properties style:font-name="Times New Roman" fo:font-size="12pt" style:font-size-asian="12pt" style:font-size-complex="12pt" fo:language="en" fo:country="US"/>
    </style:style>
    <style:style style:name="T417" style:parent-style-name="CommentReference" style:family="text">
      <style:text-properties style:font-name="Times New Roman" fo:font-size="12pt" style:font-size-asian="12pt" style:font-size-complex="12pt"/>
    </style:style>
    <style:style style:name="P418" style:parent-style-name="Normal" style:family="paragraph">
      <style:paragraph-properties fo:text-indent="0in"/>
      <style:text-properties fo:language="en" fo:country="US"/>
    </style:style>
    <style:style style:name="P419" style:parent-style-name="Standard" style:family="paragraph">
      <style:paragraph-properties fo:text-align="start" fo:text-indent="0in"/>
    </style:style>
    <style:style style:name="T42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21" style:parent-style-name="CommentText" style:family="paragraph">
      <style:paragraph-properties fo:text-align="start" fo:text-indent="0in"/>
    </style:style>
    <style:style style:name="T422" style:parent-style-name="DefaultParagraphFont" style:family="text">
      <style:text-properties fo:language="en" fo:country="US"/>
    </style:style>
    <style:style style:name="T42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24" style:parent-style-name="CommentText" style:family="paragraph">
      <style:paragraph-properties fo:text-align="start" fo:text-indent="0in"/>
    </style:style>
    <style:style style:name="T425"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4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0" style:parent-style-name="Standard" style:list-style-name="LFO1" style:family="paragraph">
      <style:paragraph-properties fo:text-align="start"/>
      <style:text-properties style:font-name="Times New Roman" fo:font-size="12pt" style:font-size-asian="12pt" style:font-size-complex="12pt" fo:language="en" fo:country="US"/>
    </style:style>
    <style:style style:name="P431" style:parent-style-name="Normal" style:family="paragraph">
      <style:paragraph-properties fo:text-indent="0in"/>
      <style:text-properties fo:language="en" fo:country="US"/>
    </style:style>
    <style:style style:name="P432" style:parent-style-name="Normal" style:family="paragraph">
      <style:paragraph-properties fo:text-align="start" fo:text-indent="0in"/>
    </style:style>
    <style:style style:name="T43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34" style:parent-style-name="CommentText" style:family="paragraph">
      <style:paragraph-properties fo:text-align="start" fo:text-indent="0in"/>
    </style:style>
    <style:style style:name="T435"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style:style>
    <style:style style:name="T436"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style:style>
    <style:style style:name="P437" style:parent-style-name="CommentText" style:family="paragraph">
      <style:paragraph-properties fo:text-align="start" fo:text-indent="0in"/>
    </style:style>
    <style:style style:name="T438" style:parent-style-name="Hyperlink"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style:style>
    <style:style style:name="P439" style:parent-style-name="Normal" style:family="paragraph">
      <style:paragraph-properties fo:text-align="start" fo:text-indent="0in"/>
    </style:style>
    <style:style style:name="T44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41" style:parent-style-name="DefaultParagraphFont" style:family="text">
      <style:text-properties style:font-name="Times New Roman" fo:font-size="12pt" style:font-size-asian="12pt" style:font-size-complex="12pt" fo:language="en" fo:country="US"/>
    </style:style>
    <style:style style:name="T44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P443"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444" style:parent-style-name="Normal" style:family="paragraph">
      <style:paragraph-properties fo:text-indent="0in"/>
      <style:text-properties fo:language="en" fo:country="US"/>
    </style:style>
    <style:style style:name="P445" style:parent-style-name="Standard" style:family="paragraph">
      <style:paragraph-properties fo:text-align="start" fo:text-indent="0in"/>
    </style:style>
    <style:style style:name="T446"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447" style:parent-style-name="CommentText" style:family="paragraph">
      <style:paragraph-properties fo:text-align="start" fo:text-indent="0in"/>
    </style:style>
    <style:style style:name="T448" style:parent-style-name="DefaultParagraphFont" style:family="text">
      <style:text-properties fo:language="en" fo:country="US"/>
    </style:style>
    <style:style style:name="P449" style:parent-style-name="CommentText" style:family="paragraph">
      <style:paragraph-properties fo:text-align="start" fo:text-indent="0in"/>
    </style:style>
    <style:style style:name="T450" style:parent-style-name="Hyperlink" style:family="text">
      <style:text-properties style:font-name="Times New Roman" style:font-name-asian="Times New Roman" fo:font-size="12pt" style:font-size-asian="12pt" style:font-size-complex="12pt" fo:language="en" fo:country="US" style:language-asian="de" style:country-asian="DE"/>
    </style:style>
    <style:style style:name="P45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52" style:parent-style-name="Standard" style:family="paragraph">
      <style:paragraph-properties fo:text-align="start" fo:text-indent="0in"/>
    </style:style>
    <style:style style:name="T453" style:parent-style-name="DefaultParagraphFont" style:family="text">
      <style:text-properties style:font-name="Times New Roman" style:font-name-asian="Times New Roman" fo:font-size="12pt" style:font-size-asian="12pt" style:font-size-complex="12pt" fo:language="da" fo:country="DK" style:language-asian="de" style:country-asian="DE"/>
    </style:style>
    <style:style style:name="P45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55" style:parent-style-name="Normal" style:family="paragraph">
      <style:paragraph-properties fo:text-indent="0in"/>
      <style:text-properties fo:language="en" fo:country="US"/>
    </style:style>
    <style:style style:name="P456" style:parent-style-name="Standard" style:family="paragraph">
      <style:paragraph-properties fo:text-align="start" fo:text-indent="0in"/>
    </style:style>
    <style:style style:name="T457" style:parent-style-name="DefaultParagraphFont" style:family="text">
      <style:text-properties style:font-name="Times New Roman" fo:font-weight="bold" style:font-weight-asian="bold" style:font-weight-complex="bold" fo:font-size="12pt" style:font-size-asian="12pt" style:font-size-complex="12pt"/>
    </style:style>
    <style:style style:name="P458" style:parent-style-name="CommentText" style:family="paragraph">
      <style:paragraph-properties fo:text-align="start" fo:text-indent="0in"/>
    </style:style>
    <style:style style:name="T459" style:parent-style-name="DefaultParagraphFont" style:family="text">
      <style:text-properties style:font-name="Times New Roman" fo:font-weight="bold" style:font-weight-asian="bold" style:font-weight-complex="bold" fo:font-size="12pt" style:font-size-asian="12pt" style:font-size-complex="12pt"/>
    </style:style>
    <style:style style:name="P460" style:parent-style-name="CommentText" style:family="paragraph">
      <style:paragraph-properties fo:text-align="start" fo:text-indent="0in"/>
    </style:style>
    <style:style style:name="T461" style:parent-style-name="Hyperlink" style:family="text">
      <style:text-properties style:font-name="Times New Roman" fo:font-weight="bold" style:font-weight-asian="bold" style:font-weight-complex="bold" fo:font-size="12pt" style:font-size-asian="12pt" style:font-size-complex="12pt"/>
    </style:style>
    <style:style style:name="P462" style:parent-style-name="Standard" style:family="paragraph">
      <style:paragraph-properties fo:text-align="start" fo:text-indent="0in"/>
    </style:style>
    <style:style style:name="T463" style:parent-style-name="DefaultParagraphFont" style:family="text">
      <style:text-properties style:font-name="Times New Roman" fo:font-size="12pt" style:font-size-asian="12pt" style:font-size-complex="12pt" fo:language="en" fo:country="US"/>
    </style:style>
    <style:style style:name="T464" style:parent-style-name="DefaultParagraphFont" style:family="text">
      <style:text-properties style:font-name="Times New Roman" fo:font-size="12pt" style:font-size-asian="12pt" style:font-size-complex="12pt" fo:background-color="#FFFF00" fo:language="en" fo:country="US"/>
    </style:style>
    <style:style style:name="T465" style:parent-style-name="DefaultParagraphFont" style:family="text">
      <style:text-properties style:font-name="Times New Roman" fo:font-size="12pt" style:font-size-asian="12pt" style:font-size-complex="12pt" fo:language="en" fo:country="US"/>
    </style:style>
    <style:style style:name="T466" style:parent-style-name="DefaultParagraphFont" style:family="text">
      <style:text-properties style:font-name="Times New Roman" fo:font-size="12pt" style:font-size-asian="12pt" style:font-size-complex="12pt" fo:background-color="#00FFFF" fo:language="en" fo:country="US"/>
    </style:style>
    <style:style style:name="T467" style:parent-style-name="DefaultParagraphFont" style:family="text">
      <style:text-properties style:font-name="Times New Roman" fo:font-size="12pt" style:font-size-asian="12pt" style:font-size-complex="12pt" fo:language="en" fo:country="US"/>
    </style:style>
    <style:style style:name="T468" style:parent-style-name="DefaultParagraphFont" style:family="text">
      <style:text-properties style:font-name="Times New Roman" fo:font-size="12pt" style:font-size-asian="12pt" style:font-size-complex="12pt" fo:background-color="#00FFFF" fo:language="en" fo:country="US"/>
    </style:style>
    <style:style style:name="T469" style:parent-style-name="DefaultParagraphFont" style:family="text">
      <style:text-properties style:font-name="Times New Roman" fo:font-size="12pt" style:font-size-asian="12pt" style:font-size-complex="12pt" fo:language="en" fo:country="US"/>
    </style:style>
    <style:style style:name="T470" style:parent-style-name="DefaultParagraphFont" style:family="text">
      <style:text-properties style:font-name="Times New Roman" fo:font-size="12pt" style:font-size-asian="12pt" style:font-size-complex="12pt" fo:background-color="#FFFF00" fo:language="en" fo:country="US"/>
    </style:style>
    <style:style style:name="T471" style:parent-style-name="DefaultParagraphFont" style:family="text">
      <style:text-properties style:font-name="Times New Roman" fo:font-size="12pt" style:font-size-asian="12pt" style:font-size-complex="12pt" fo:language="en" fo:country="US"/>
    </style:style>
    <style:style style:name="P472" style:parent-style-name="Standard" style:family="paragraph">
      <style:paragraph-properties fo:text-align="start" fo:text-indent="0in"/>
    </style:style>
    <style:style style:name="T473" style:parent-style-name="DefaultParagraphFont" style:family="text">
      <style:text-properties style:font-name="Times New Roman" fo:font-size="12pt" style:font-size-asian="12pt" style:font-size-complex="12pt" fo:language="en" fo:country="US"/>
    </style:style>
    <style:style style:name="T474" style:parent-style-name="DefaultParagraphFont" style:family="text">
      <style:text-properties style:font-name="Times New Roman" fo:font-size="12pt" style:font-size-asian="12pt" style:font-size-complex="12pt" fo:background-color="#FFFF00" fo:language="en" fo:country="US"/>
    </style:style>
    <style:style style:name="T475" style:parent-style-name="DefaultParagraphFont" style:family="text">
      <style:text-properties style:font-name="Times New Roman" fo:font-size="12pt" style:font-size-asian="12pt" style:font-size-complex="12pt" fo:language="en" fo:country="US"/>
    </style:style>
    <style:style style:name="P476" style:parent-style-name="Normal" style:family="paragraph">
      <style:paragraph-properties fo:text-indent="0in"/>
      <style:text-properties style:font-name="Times New Roman" fo:font-size="12pt" style:font-size-asian="12pt" style:font-size-complex="12pt" fo:language="da" fo:country="DK"/>
    </style:style>
    <style:style style:name="P477" style:parent-style-name="Normal" style:family="paragraph">
      <style:paragraph-properties fo:text-indent="0in"/>
      <style:text-properties style:font-name="Times New Roman" fo:font-size="12pt" style:font-size-asian="12pt" style:font-size-complex="12pt" fo:language="da" fo:country="DK"/>
    </style:style>
    <style:style style:name="P478" style:parent-style-name="Standard" style:family="paragraph">
      <style:paragraph-properties fo:text-align="start" fo:text-indent="0in"/>
    </style:style>
    <style:style style:name="T479"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480" style:parent-style-name="CommentText" style:family="paragraph">
      <style:paragraph-properties fo:text-align="start" fo:text-indent="0in"/>
    </style:style>
    <style:style style:name="T481"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482" style:parent-style-name="CommentText" style:family="paragraph">
      <style:paragraph-properties fo:text-align="start" fo:text-indent="0in"/>
    </style:style>
    <style:style style:name="T483"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484" style:parent-style-name="Standard" style:family="paragraph">
      <style:paragraph-properties fo:text-align="start" fo:text-indent="0in"/>
    </style:style>
    <style:style style:name="T485" style:parent-style-name="DefaultParagraphFont" style:family="text">
      <style:text-properties style:font-name="Times New Roman" fo:font-size="12pt" style:font-size-asian="12pt" style:font-size-complex="12pt" fo:language="en" fo:country="US"/>
    </style:style>
    <style:style style:name="P486" style:parent-style-name="CommentText" style:family="paragraph">
      <style:paragraph-properties fo:text-align="start" fo:text-indent="0in"/>
    </style:style>
    <style:style style:name="T487" style:parent-style-name="DefaultParagraphFont" style:family="text">
      <style:text-properties style:font-name="Times New Roman" fo:font-size="12pt" style:font-size-asian="12pt" style:font-size-complex="12pt" fo:background-color="#FFFF00" fo:language="en" fo:country="US"/>
    </style:style>
    <style:style style:name="T488" style:parent-style-name="DefaultParagraphFont" style:family="text">
      <style:text-properties style:font-name="Times New Roman" fo:font-size="12pt" style:font-size-asian="12pt" style:font-size-complex="12pt" fo:language="en" fo:country="US"/>
    </style:style>
    <style:style style:name="T489" style:parent-style-name="DefaultParagraphFont" style:family="text">
      <style:text-properties style:font-name="Times New Roman" fo:font-size="12pt" style:font-size-asian="12pt" style:font-size-complex="12pt" fo:background-color="#FFFF00" fo:language="en" fo:country="US"/>
    </style:style>
    <style:style style:name="T490" style:parent-style-name="DefaultParagraphFont" style:family="text">
      <style:text-properties style:font-name="Times New Roman" fo:font-size="12pt" style:font-size-asian="12pt" style:font-size-complex="12pt" fo:language="en" fo:country="US"/>
    </style:style>
    <style:style style:name="P491" style:parent-style-name="Normal" style:family="paragraph">
      <style:paragraph-properties fo:text-indent="0in"/>
      <style:text-properties fo:language="en" fo:country="US"/>
    </style:style>
    <style:style style:name="P492" style:parent-style-name="Standard" style:family="paragraph">
      <style:paragraph-properties fo:text-align="start" fo:text-indent="0in"/>
    </style:style>
    <style:style style:name="T49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94" style:parent-style-name="CommentText" style:family="paragraph">
      <style:paragraph-properties fo:text-align="start" fo:text-indent="0in"/>
    </style:style>
    <style:style style:name="T49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96" style:parent-style-name="CommentText" style:family="paragraph">
      <style:paragraph-properties fo:text-align="start" fo:text-indent="0in"/>
    </style:style>
    <style:style style:name="T497"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498" style:parent-style-name="Normal" style:family="paragraph">
      <style:paragraph-properties fo:text-indent="0in"/>
      <style:text-properties style:font-name="Times New Roman" fo:font-size="12pt" style:font-size-asian="12pt" style:font-size-complex="12pt" fo:language="en" fo:country="US"/>
    </style:style>
    <style:style style:name="P499" style:parent-style-name="Normal" style:family="paragraph">
      <style:paragraph-properties fo:text-indent="0in"/>
      <style:text-properties style:font-name="Times New Roman" fo:font-size="12pt" style:font-size-asian="12pt" style:font-size-complex="12pt" fo:language="en" fo:country="US"/>
    </style:style>
    <style:style style:name="P500" style:parent-style-name="Standard" style:family="paragraph">
      <style:paragraph-properties fo:text-align="start" fo:text-indent="0in"/>
    </style:style>
    <style:style style:name="T501"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502" style:parent-style-name="CommentText" style:family="paragraph">
      <style:paragraph-properties fo:text-align="start" fo:text-indent="0in"/>
    </style:style>
    <style:style style:name="P503" style:parent-style-name="CommentText" style:family="paragraph">
      <style:paragraph-properties fo:text-align="start" fo:text-indent="0in"/>
    </style:style>
    <style:style style:name="T504"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505" style:parent-style-name="Standard" style:family="paragraph">
      <style:paragraph-properties fo:text-align="start" fo:text-indent="0in"/>
    </style:style>
    <style:style style:name="T506" style:parent-style-name="DefaultParagraphFont" style:family="text">
      <style:text-properties style:font-name="Times New Roman" fo:font-size="12pt" style:font-size-asian="12pt" style:font-size-complex="12pt" fo:language="en" fo:country="US"/>
    </style:style>
    <style:style style:name="P507" style:parent-style-name="Standard" style:family="paragraph">
      <style:paragraph-properties fo:text-align="start" fo:text-indent="0in"/>
    </style:style>
    <style:style style:name="T508" style:parent-style-name="DefaultParagraphFont" style:family="text">
      <style:text-properties style:font-name="Times New Roman" fo:font-size="12pt" style:font-size-asian="12pt" style:font-size-complex="12pt" fo:language="en" fo:country="US"/>
    </style:style>
    <style:style style:name="T509" style:parent-style-name="DefaultParagraphFont" style:family="text">
      <style:text-properties style:font-name="Times New Roman" fo:font-size="12pt" style:font-size-asian="12pt" style:font-size-complex="12pt" fo:background-color="#00FFFF" fo:language="en" fo:country="US"/>
    </style:style>
    <style:style style:name="T510" style:parent-style-name="DefaultParagraphFont" style:family="text">
      <style:text-properties style:font-name="Times New Roman" fo:font-size="12pt" style:font-size-asian="12pt" style:font-size-complex="12pt" fo:language="en" fo:country="US"/>
    </style:style>
    <style:style style:name="T511" style:parent-style-name="DefaultParagraphFont" style:family="text">
      <style:text-properties style:font-name="Times New Roman" fo:font-size="12pt" style:font-size-asian="12pt" style:font-size-complex="12pt" fo:background-color="#FFFF00" fo:language="en" fo:country="US"/>
    </style:style>
    <style:style style:name="T512" style:parent-style-name="DefaultParagraphFont" style:family="text">
      <style:text-properties style:font-name="Times New Roman" fo:font-size="12pt" style:font-size-asian="12pt" style:font-size-complex="12pt" fo:language="en" fo:country="US"/>
    </style:style>
    <style:style style:name="P513" style:parent-style-name="Normal" style:family="paragraph">
      <style:paragraph-properties fo:text-indent="0in"/>
    </style:style>
    <style:style style:name="T514" style:parent-style-name="DefaultParagraphFont" style:family="text">
      <style:text-properties style:font-name="Times New Roman" fo:font-size="12pt" style:font-size-asian="12pt" style:font-size-complex="12pt" fo:language="en" fo:country="US"/>
    </style:style>
    <style:style style:name="T515" style:parent-style-name="DefaultParagraphFont" style:family="text">
      <style:text-properties style:font-name="Times New Roman" fo:font-size="12pt" style:font-size-asian="12pt" style:font-size-complex="12pt" fo:background-color="#00FFFF" fo:language="en" fo:country="US"/>
    </style:style>
    <style:style style:name="T516" style:parent-style-name="DefaultParagraphFont" style:family="text">
      <style:text-properties style:font-name="Times New Roman" fo:font-size="12pt" style:font-size-asian="12pt" style:font-size-complex="12pt" fo:language="en" fo:country="US"/>
    </style:style>
    <style:style style:name="T517" style:parent-style-name="DefaultParagraphFont" style:family="text">
      <style:text-properties style:font-name="Times New Roman" fo:font-size="12pt" style:font-size-asian="12pt" style:font-size-complex="12pt" fo:background-color="#FFFF00" fo:language="en" fo:country="US"/>
    </style:style>
    <style:style style:name="T518" style:parent-style-name="DefaultParagraphFont" style:family="text">
      <style:text-properties style:font-name="Times New Roman" fo:font-size="12pt" style:font-size-asian="12pt" style:font-size-complex="12pt" fo:language="en" fo:country="US"/>
    </style:style>
    <style:style style:name="T519" style:parent-style-name="DefaultParagraphFont" style:family="text">
      <style:text-properties style:font-name="Times New Roman" fo:font-size="12pt" style:font-size-asian="12pt" style:font-size-complex="12pt" fo:background-color="#00FFFF" fo:language="en" fo:country="US"/>
    </style:style>
    <style:style style:name="T520" style:parent-style-name="DefaultParagraphFont" style:family="text">
      <style:text-properties style:font-name="Times New Roman" fo:font-size="12pt" style:font-size-asian="12pt" style:font-size-complex="12pt" fo:language="en" fo:country="US"/>
    </style:style>
    <style:style style:name="T521" style:parent-style-name="DefaultParagraphFont" style:family="text">
      <style:text-properties style:font-name="Times New Roman" fo:font-size="12pt" style:font-size-asian="12pt" style:font-size-complex="12pt" fo:background-color="#FFFF00" fo:language="en" fo:country="US"/>
    </style:style>
    <style:style style:name="T522" style:parent-style-name="DefaultParagraphFont" style:family="text">
      <style:text-properties style:font-name="Times New Roman" fo:font-size="12pt" style:font-size-asian="12pt" style:font-size-complex="12pt" fo:language="en" fo:country="US"/>
    </style:style>
    <style:style style:name="T523" style:parent-style-name="DefaultParagraphFont" style:family="text">
      <style:text-properties style:font-name="Times New Roman" fo:font-size="12pt" style:font-size-asian="12pt" style:font-size-complex="12pt" fo:background-color="#00FFFF" fo:language="en" fo:country="US"/>
    </style:style>
    <style:style style:name="T524" style:parent-style-name="DefaultParagraphFont" style:family="text">
      <style:text-properties style:font-name="Times New Roman" fo:font-size="12pt" style:font-size-asian="12pt" style:font-size-complex="12pt" fo:language="en" fo:country="US"/>
    </style:style>
    <style:style style:name="T525" style:parent-style-name="DefaultParagraphFont" style:family="text">
      <style:text-properties style:font-name="Times New Roman" fo:font-size="12pt" style:font-size-asian="12pt" style:font-size-complex="12pt" fo:background-color="#FFFF00" fo:language="en" fo:country="US"/>
    </style:style>
    <style:style style:name="T526" style:parent-style-name="DefaultParagraphFont" style:family="text">
      <style:text-properties style:font-name="Times New Roman" fo:font-size="12pt" style:font-size-asian="12pt" style:font-size-complex="12pt" fo:language="en" fo:country="US"/>
    </style:style>
    <style:style style:name="P527" style:parent-style-name="Normal" style:family="paragraph">
      <style:paragraph-properties fo:text-indent="0in"/>
      <style:text-properties style:font-name="Times New Roman" fo:font-size="12pt" style:font-size-asian="12pt" style:font-size-complex="12pt" fo:language="en" fo:country="US"/>
    </style:style>
    <style:style style:name="P528" style:parent-style-name="Standard" style:family="paragraph">
      <style:paragraph-properties fo:text-align="start" fo:text-indent="0in"/>
    </style:style>
    <style:style style:name="T529" style:parent-style-name="DefaultParagraphFont" style:family="text">
      <style:text-properties style:font-name="Times New Roman" fo:font-weight="bold" style:font-weight-asian="bold" style:font-weight-complex="bold" fo:font-size="12pt" style:font-size-asian="12pt" style:font-size-complex="12pt"/>
    </style:style>
    <style:style style:name="P530" style:parent-style-name="CommentText" style:family="paragraph">
      <style:paragraph-properties fo:text-align="start" fo:text-indent="0in"/>
    </style:style>
    <style:style style:name="T531" style:parent-style-name="DefaultParagraphFont" style:family="text">
      <style:text-properties style:font-name="Times New Roman" fo:font-weight="bold" style:font-weight-asian="bold" style:font-weight-complex="bold" fo:font-size="12pt" style:font-size-asian="12pt" style:font-size-complex="12pt"/>
    </style:style>
    <style:style style:name="P532" style:parent-style-name="CommentText" style:family="paragraph">
      <style:paragraph-properties fo:text-align="start" fo:text-indent="0in"/>
    </style:style>
    <style:style style:name="T533" style:parent-style-name="Hyperlink" style:family="text">
      <style:text-properties style:font-name="Times New Roman" fo:font-weight="bold" style:font-weight-asian="bold" style:font-weight-complex="bold" fo:font-size="12pt" style:font-size-asian="12pt" style:font-size-complex="12pt"/>
    </style:style>
    <style:style style:name="P534" style:parent-style-name="Standard" style:family="paragraph">
      <style:paragraph-properties fo:text-align="start" fo:text-indent="0in"/>
    </style:style>
    <style:style style:name="T535" style:parent-style-name="DefaultParagraphFont" style:family="text">
      <style:text-properties style:font-name="Times New Roman" fo:font-size="12pt" style:font-size-asian="12pt" style:font-size-complex="12pt" fo:language="en" fo:country="US"/>
    </style:style>
    <style:style style:name="T536" style:parent-style-name="DefaultParagraphFont" style:family="text">
      <style:text-properties style:font-name="Times New Roman" fo:font-size="12pt" style:font-size-asian="12pt" style:font-size-complex="12pt" fo:background-color="#FFFF00" fo:language="en" fo:country="US"/>
    </style:style>
    <style:style style:name="T537" style:parent-style-name="DefaultParagraphFont" style:family="text">
      <style:text-properties style:font-name="Times New Roman" fo:font-size="12pt" style:font-size-asian="12pt" style:font-size-complex="12pt" fo:language="en" fo:country="US"/>
    </style:style>
    <style:style style:name="P538" style:parent-style-name="Standard" style:family="paragraph">
      <style:paragraph-properties fo:text-align="start" fo:text-indent="0in"/>
    </style:style>
    <style:style style:name="T539" style:parent-style-name="DefaultParagraphFont" style:family="text">
      <style:text-properties style:font-name="Times New Roman" fo:font-size="12pt" style:font-size-asian="12pt" style:font-size-complex="12pt" fo:language="en" fo:country="US"/>
    </style:style>
    <style:style style:name="T540" style:parent-style-name="DefaultParagraphFont" style:family="text">
      <style:text-properties style:font-name="Times New Roman" fo:font-size="12pt" style:font-size-asian="12pt" style:font-size-complex="12pt" fo:background-color="#FFFF00" fo:language="en" fo:country="US"/>
    </style:style>
    <style:style style:name="T541" style:parent-style-name="DefaultParagraphFont" style:family="text">
      <style:text-properties style:font-name="Times New Roman" fo:font-size="12pt" style:font-size-asian="12pt" style:font-size-complex="12pt" fo:language="en" fo:country="US"/>
    </style:style>
    <style:style style:name="T542" style:parent-style-name="DefaultParagraphFont" style:family="text">
      <style:text-properties style:font-name="Times New Roman" fo:font-size="12pt" style:font-size-asian="12pt" style:font-size-complex="12pt" fo:language="en" fo:country="US"/>
    </style:style>
    <style:style style:name="T543" style:parent-style-name="DefaultParagraphFont" style:family="text">
      <style:text-properties style:font-name="Times New Roman" fo:font-size="12pt" style:font-size-asian="12pt" style:font-size-complex="12pt" fo:background-color="#FFFF00" fo:language="en" fo:country="US"/>
    </style:style>
    <style:style style:name="T544" style:parent-style-name="DefaultParagraphFont" style:family="text">
      <style:text-properties style:font-name="Times New Roman" fo:font-size="12pt" style:font-size-asian="12pt" style:font-size-complex="12pt" fo:language="en" fo:country="US"/>
    </style:style>
    <style:style style:name="T545" style:parent-style-name="DefaultParagraphFont" style:family="text">
      <style:text-properties style:font-name="Times New Roman" fo:font-size="12pt" style:font-size-asian="12pt" style:font-size-complex="12pt" fo:background-color="#00FFFF" fo:language="en" fo:country="US"/>
    </style:style>
    <style:style style:name="T546" style:parent-style-name="DefaultParagraphFont" style:family="text">
      <style:text-properties style:font-name="Times New Roman" fo:font-size="12pt" style:font-size-asian="12pt" style:font-size-complex="12pt" fo:language="en" fo:country="US"/>
    </style:style>
    <style:style style:name="T547" style:parent-style-name="DefaultParagraphFont" style:family="text">
      <style:text-properties style:font-name="Times New Roman" fo:font-size="12pt" style:font-size-asian="12pt" style:font-size-complex="12pt" fo:background-color="#00FFFF" fo:language="en" fo:country="US"/>
    </style:style>
    <style:style style:name="T548" style:parent-style-name="DefaultParagraphFont" style:family="text">
      <style:text-properties style:font-name="Times New Roman" fo:font-size="12pt" style:font-size-asian="12pt" style:font-size-complex="12pt" fo:language="en" fo:country="US"/>
    </style:style>
    <style:style style:name="T549" style:parent-style-name="DefaultParagraphFont" style:family="text">
      <style:text-properties style:font-name="Times New Roman" fo:font-size="12pt" style:font-size-asian="12pt" style:font-size-complex="12pt" fo:background-color="#FFFF00" fo:language="en" fo:country="US"/>
    </style:style>
    <style:style style:name="T550" style:parent-style-name="DefaultParagraphFont" style:family="text">
      <style:text-properties style:font-name="Times New Roman" fo:font-size="12pt" style:font-size-asian="12pt" style:font-size-complex="12pt" fo:language="en" fo:country="US"/>
    </style:style>
    <style:style style:name="T551" style:parent-style-name="DefaultParagraphFont" style:family="text">
      <style:text-properties fo:language="en" fo:country="US"/>
    </style:style>
    <style:style style:name="T552" style:parent-style-name="DefaultParagraphFont" style:family="text">
      <style:text-properties style:font-name="Times New Roman" fo:font-size="12pt" style:font-size-asian="12pt" style:font-size-complex="12pt" fo:language="en" fo:country="US"/>
    </style:style>
    <style:style style:name="T553" style:parent-style-name="DefaultParagraphFont" style:family="text">
      <style:text-properties style:font-name="Times New Roman" fo:font-size="12pt" style:font-size-asian="12pt" style:font-size-complex="12pt" fo:language="en" fo:country="US"/>
    </style:style>
    <style:style style:name="T554" style:parent-style-name="DefaultParagraphFont" style:family="text">
      <style:text-properties style:font-name="Times New Roman" fo:font-size="12pt" style:font-size-asian="12pt" style:font-size-complex="12pt" fo:background-color="#FFFF00" fo:language="en" fo:country="US"/>
    </style:style>
    <style:style style:name="T555" style:parent-style-name="DefaultParagraphFont" style:family="text">
      <style:text-properties style:font-name="Times New Roman" fo:font-size="12pt" style:font-size-asian="12pt" style:font-size-complex="12pt" fo:language="en" fo:country="US"/>
    </style:style>
    <style:style style:name="P5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7" style:parent-style-name="Normal" style:family="paragraph">
      <style:paragraph-properties fo:text-indent="0in"/>
      <style:text-properties fo:language="en" fo:country="US"/>
    </style:style>
    <style:style style:name="P558" style:parent-style-name="Normal" style:family="paragraph">
      <style:paragraph-properties fo:text-indent="0in"/>
    </style:style>
    <style:style style:name="T55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60" style:parent-style-name="CommentText" style:family="paragraph">
      <style:paragraph-properties fo:text-align="start" fo:text-indent="0in"/>
    </style:style>
    <style:style style:name="T56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62" style:parent-style-name="CommentText" style:family="paragraph">
      <style:paragraph-properties fo:text-align="start" fo:text-indent="0in"/>
    </style:style>
    <style:style style:name="T563" style:parent-style-name="CommentReference" style:family="text">
      <style:text-properties style:font-name="Times New Roman" fo:font-size="12pt" style:font-size-asian="12pt" style:font-size-complex="12pt"/>
    </style:style>
    <style:style style:name="T56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65" style:parent-style-name="CommentText" style:family="paragraph">
      <style:paragraph-properties fo:text-align="start" fo:text-indent="0in"/>
    </style:style>
    <style:style style:name="T566"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67" style:parent-style-name="Standard" style:family="paragraph">
      <style:paragraph-properties fo:text-align="start" fo:text-indent="0in"/>
    </style:style>
    <style:style style:name="T568" style:parent-style-name="DefaultParagraphFont" style:family="text">
      <style:text-properties style:font-name="Times New Roman" fo:font-size="12pt" style:font-size-asian="12pt" style:font-size-complex="12pt" fo:language="en" fo:country="US"/>
    </style:style>
    <style:style style:name="T569" style:parent-style-name="DefaultParagraphFont" style:family="text">
      <style:text-properties style:font-name="Times New Roman" fo:font-size="12pt" style:font-size-asian="12pt" style:font-size-complex="12pt" fo:background-color="#00FFFF" fo:language="en" fo:country="US"/>
    </style:style>
    <style:style style:name="T570" style:parent-style-name="DefaultParagraphFont" style:family="text">
      <style:text-properties style:font-name="Times New Roman" fo:font-size="12pt" style:font-size-asian="12pt" style:font-size-complex="12pt" fo:language="en" fo:country="US"/>
    </style:style>
    <style:style style:name="T571" style:parent-style-name="DefaultParagraphFont" style:family="text">
      <style:text-properties style:font-name="Times New Roman" fo:font-size="12pt" style:font-size-asian="12pt" style:font-size-complex="12pt" fo:background-color="#FFFF00" fo:language="en" fo:country="US"/>
    </style:style>
    <style:style style:name="T572" style:parent-style-name="DefaultParagraphFont" style:family="text">
      <style:text-properties style:font-name="Times New Roman" fo:font-size="12pt" style:font-size-asian="12pt" style:font-size-complex="12pt" fo:language="en" fo:country="US"/>
    </style:style>
    <style:style style:name="T573" style:parent-style-name="DefaultParagraphFont" style:family="text">
      <style:text-properties style:font-name="Times New Roman" fo:font-size="12pt" style:font-size-asian="12pt" style:font-size-complex="12pt" fo:background-color="#00FFFF" fo:language="en" fo:country="US"/>
    </style:style>
    <style:style style:name="T574" style:parent-style-name="DefaultParagraphFont" style:family="text">
      <style:text-properties style:font-name="Times New Roman" fo:font-size="12pt" style:font-size-asian="12pt" style:font-size-complex="12pt" fo:language="en" fo:country="US"/>
    </style:style>
    <style:style style:name="T575" style:parent-style-name="DefaultParagraphFont" style:family="text">
      <style:text-properties style:font-name="Times New Roman" fo:font-size="12pt" style:font-size-asian="12pt" style:font-size-complex="12pt" fo:background-color="#FF00FF" fo:language="en" fo:country="US"/>
    </style:style>
    <style:style style:name="T576" style:parent-style-name="DefaultParagraphFont" style:family="text">
      <style:text-properties style:font-name="Times New Roman" fo:font-size="12pt" style:font-size-asian="12pt" style:font-size-complex="12pt" fo:language="en" fo:country="US"/>
    </style:style>
    <style:style style:name="T577" style:parent-style-name="DefaultParagraphFont" style:family="text">
      <style:text-properties style:font-name="Times New Roman" fo:font-size="12pt" style:font-size-asian="12pt" style:font-size-complex="12pt" fo:background-color="#FFFF00" fo:language="en" fo:country="US"/>
    </style:style>
    <style:style style:name="T578" style:parent-style-name="DefaultParagraphFont" style:family="text">
      <style:text-properties style:font-name="Times New Roman" fo:font-size="12pt" style:font-size-asian="12pt" style:font-size-complex="12pt" fo:language="en" fo:country="US"/>
    </style:style>
    <style:style style:name="T579" style:parent-style-name="DefaultParagraphFont" style:family="text">
      <style:text-properties style:font-name="Times New Roman" fo:font-size="12pt" style:font-size-asian="12pt" style:font-size-complex="12pt" fo:background-color="#00FF00" fo:language="en" fo:country="US"/>
    </style:style>
    <style:style style:name="T580" style:parent-style-name="DefaultParagraphFont" style:family="text">
      <style:text-properties style:font-name="Times New Roman" fo:font-size="12pt" style:font-size-asian="12pt" style:font-size-complex="12pt" fo:language="en" fo:country="US"/>
    </style:style>
    <style:style style:name="T581" style:parent-style-name="DefaultParagraphFont" style:family="text">
      <style:text-properties style:font-name="Times New Roman" fo:font-size="12pt" style:font-size-asian="12pt" style:font-size-complex="12pt" fo:language="en" fo:country="US"/>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P584" style:parent-style-name="CommentText" style:family="paragraph">
      <style:paragraph-properties fo:text-align="start" fo:text-indent="0in"/>
    </style:style>
    <style:style style:name="P585" style:parent-style-name="CommentText" style:family="paragraph">
      <style:paragraph-properties fo:text-align="start" fo:text-indent="0in"/>
    </style:style>
    <style:style style:name="P586" style:parent-style-name="CommentText" style:family="paragraph">
      <style:paragraph-properties fo:text-align="start" fo:text-indent="0in"/>
    </style:style>
    <style:style style:name="P587" style:parent-style-name="CommentText" style:family="paragraph">
      <style:paragraph-properties fo:text-align="start" fo:text-indent="0in"/>
    </style:style>
    <style:style style:name="P588" style:parent-style-name="CommentText" style:family="paragraph">
      <style:paragraph-properties fo:text-align="start" fo:text-indent="0in"/>
    </style:style>
    <style:style style:name="P589" style:parent-style-name="CommentText" style:family="paragraph">
      <style:paragraph-properties fo:text-align="start" fo:text-indent="0in"/>
    </style:style>
    <style:style style:name="P590" style:parent-style-name="CommentText" style:family="paragraph">
      <style:paragraph-properties fo:text-align="start" fo:text-indent="0in"/>
    </style:style>
    <style:style style:name="T591" style:parent-style-name="DefaultParagraphFont" style:family="text">
      <style:text-properties style:font-name="Times New Roman" fo:font-size="12pt" style:font-size-asian="12pt" style:font-size-complex="12pt" fo:language="en" fo:country="US"/>
    </style:style>
    <style:style style:name="T592" style:parent-style-name="DefaultParagraphFont" style:family="text">
      <style:text-properties style:font-name="Times New Roman" fo:font-size="12pt" style:font-size-asian="12pt" style:font-size-complex="12pt" fo:background-color="#FFFF00" fo:language="en" fo:country="US"/>
    </style:style>
    <style:style style:name="T593" style:parent-style-name="DefaultParagraphFont" style:family="text">
      <style:text-properties style:font-name="Times New Roman" fo:font-size="12pt" style:font-size-asian="12pt" style:font-size-complex="12pt" fo:language="en" fo:country="US"/>
    </style:style>
    <style:style style:name="P594" style:parent-style-name="Standard" style:family="paragraph">
      <style:paragraph-properties fo:text-align="start" fo:text-indent="0in"/>
    </style:style>
    <style:style style:name="T595" style:parent-style-name="DefaultParagraphFont" style:family="text">
      <style:text-properties style:font-name="Times New Roman" fo:font-size="12pt" style:font-size-asian="12pt" style:font-size-complex="12pt" fo:language="en" fo:country="US"/>
    </style:style>
    <style:style style:name="T596" style:parent-style-name="DefaultParagraphFont" style:family="text">
      <style:text-properties style:font-name="Times New Roman" fo:font-size="12pt" style:font-size-asian="12pt" style:font-size-complex="12pt" fo:background-color="#FFFF00" fo:language="en" fo:country="US"/>
    </style:style>
    <style:style style:name="T597" style:parent-style-name="DefaultParagraphFont" style:family="text">
      <style:text-properties style:font-name="Times New Roman" fo:font-size="12pt" style:font-size-asian="12pt" style:font-size-complex="12pt" fo:language="en" fo:country="US"/>
    </style:style>
    <style:style style:name="T598" style:parent-style-name="DefaultParagraphFont" style:family="text">
      <style:text-properties style:font-name="Times New Roman" fo:font-size="12pt" style:font-size-asian="12pt" style:font-size-complex="12pt" fo:background-color="#00FFFF" fo:language="en" fo:country="US"/>
    </style:style>
    <style:style style:name="T599" style:parent-style-name="DefaultParagraphFont" style:family="text">
      <style:text-properties style:font-name="Times New Roman" fo:font-size="12pt" style:font-size-asian="12pt" style:font-size-complex="12pt" fo:language="en" fo:country="US"/>
    </style:style>
    <style:style style:name="T600" style:parent-style-name="DefaultParagraphFont" style:family="text">
      <style:text-properties style:font-name="Times New Roman" fo:font-size="12pt" style:font-size-asian="12pt" style:font-size-complex="12pt" fo:background-color="#FF00FF" fo:language="en" fo:country="US"/>
    </style:style>
    <style:style style:name="T601" style:parent-style-name="DefaultParagraphFont" style:family="text">
      <style:text-properties style:font-name="Times New Roman" fo:font-size="12pt" style:font-size-asian="12pt" style:font-size-complex="12pt" fo:language="en" fo:country="US"/>
    </style:style>
    <style:style style:name="T602" style:parent-style-name="DefaultParagraphFont" style:family="text">
      <style:text-properties style:font-name="Times New Roman" fo:font-size="12pt" style:font-size-asian="12pt" style:font-size-complex="12pt" fo:background-color="#FFFF00" fo:language="en" fo:country="US"/>
    </style:style>
    <style:style style:name="T603" style:parent-style-name="DefaultParagraphFont" style:family="text">
      <style:text-properties style:font-name="Times New Roman" fo:font-size="12pt" style:font-size-asian="12pt" style:font-size-complex="12pt" fo:language="en" fo:country="US"/>
    </style:style>
    <style:style style:name="T604" style:parent-style-name="DefaultParagraphFont" style:family="text">
      <style:text-properties style:font-name="Times New Roman" fo:font-size="12pt" style:font-size-asian="12pt" style:font-size-complex="12pt" fo:background-color="#FF00FF" fo:language="en" fo:country="US"/>
    </style:style>
    <style:style style:name="T605" style:parent-style-name="DefaultParagraphFont" style:family="text">
      <style:text-properties style:font-name="Times New Roman" fo:font-size="12pt" style:font-size-asian="12pt" style:font-size-complex="12pt" fo:language="en" fo:country="US"/>
    </style:style>
    <style:style style:name="T606" style:parent-style-name="DefaultParagraphFont" style:family="text">
      <style:text-properties style:font-name="Times New Roman" fo:font-size="12pt" style:font-size-asian="12pt" style:font-size-complex="12pt" fo:language="en" fo:country="US"/>
    </style:style>
    <style:style style:name="P607" style:parent-style-name="CommentText" style:family="paragraph">
      <style:paragraph-properties fo:text-align="start" fo:text-indent="0in"/>
    </style:style>
    <style:style style:name="P608" style:parent-style-name="CommentText" style:family="paragraph">
      <style:paragraph-properties fo:text-align="start" fo:text-indent="0in"/>
    </style:style>
    <style:style style:name="P609" style:parent-style-name="CommentText" style:family="paragraph">
      <style:paragraph-properties fo:text-align="start" fo:text-indent="0in"/>
    </style:style>
    <style:style style:name="P610" style:parent-style-name="CommentText" style:family="paragraph">
      <style:paragraph-properties fo:text-align="start" fo:text-indent="0in"/>
    </style:style>
    <style:style style:name="P611" style:parent-style-name="CommentText" style:family="paragraph">
      <style:paragraph-properties fo:text-align="start" fo:text-indent="0in"/>
    </style:style>
    <style:style style:name="P612" style:parent-style-name="CommentText" style:family="paragraph">
      <style:paragraph-properties fo:text-align="start" fo:text-indent="0in"/>
    </style:style>
    <style:style style:name="P613" style:parent-style-name="CommentText" style:family="paragraph">
      <style:paragraph-properties fo:text-align="start" fo:text-indent="0in"/>
    </style:style>
    <style:style style:name="P614" style:parent-style-name="CommentText" style:family="paragraph">
      <style:paragraph-properties fo:text-align="start" fo:text-indent="0in"/>
    </style:style>
    <style:style style:name="P615" style:parent-style-name="CommentText" style:family="paragraph">
      <style:paragraph-properties fo:text-align="start" fo:text-indent="0in"/>
    </style:style>
    <style:style style:name="T616" style:parent-style-name="DefaultParagraphFont" style:family="text">
      <style:text-properties style:font-name="Times New Roman" fo:font-size="12pt" style:font-size-asian="12pt" style:font-size-complex="12pt" fo:language="en" fo:country="US"/>
    </style:style>
    <style:style style:name="P6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8" style:parent-style-name="Normal" style:family="paragraph">
      <style:paragraph-properties fo:text-indent="0in"/>
      <style:text-properties fo:language="en" fo:country="US"/>
    </style:style>
    <style:style style:name="P619" style:parent-style-name="Standard" style:family="paragraph">
      <style:paragraph-properties fo:text-align="start" fo:text-indent="0in"/>
    </style:style>
    <style:style style:name="T620" style:parent-style-name="DefaultParagraphFont" style:family="text">
      <style:text-properties style:font-name="Times New Roman" fo:font-weight="bold" style:font-weight-asian="bold" style:font-weight-complex="bold" fo:font-size="12pt" style:font-size-asian="12pt" style:font-size-complex="12pt"/>
    </style:style>
    <style:style style:name="P621" style:parent-style-name="CommentText" style:family="paragraph">
      <style:paragraph-properties fo:text-align="start" fo:text-indent="0in"/>
    </style:style>
    <style:style style:name="P622" style:parent-style-name="CommentText" style:family="paragraph">
      <style:paragraph-properties fo:text-align="start" fo:text-indent="0in"/>
    </style:style>
    <style:style style:name="T623" style:parent-style-name="Hyperlink" style:family="text">
      <style:text-properties style:font-name="Times New Roman" fo:font-weight="bold" style:font-weight-asian="bold" style:font-weight-complex="bold" fo:font-size="12pt" style:font-size-asian="12pt" style:font-size-complex="12pt"/>
    </style:style>
    <style:style style:name="P624" style:parent-style-name="Standard" style:family="paragraph">
      <style:paragraph-properties fo:text-align="start" fo:text-indent="0in"/>
    </style:style>
    <style:style style:name="T625" style:parent-style-name="DefaultParagraphFont" style:family="text">
      <style:text-properties style:font-name="Times New Roman" fo:font-size="12pt" style:font-size-asian="12pt" style:font-size-complex="12pt" fo:language="en" fo:country="US"/>
    </style:style>
    <style:style style:name="T626" style:parent-style-name="DefaultParagraphFont" style:family="text">
      <style:text-properties style:font-name="Times New Roman" fo:font-size="12pt" style:font-size-asian="12pt" style:font-size-complex="12pt" fo:background-color="#00FFFF" fo:language="en" fo:country="US"/>
    </style:style>
    <style:style style:name="T627" style:parent-style-name="DefaultParagraphFont" style:family="text">
      <style:text-properties style:font-name="Times New Roman" fo:font-size="12pt" style:font-size-asian="12pt" style:font-size-complex="12pt" fo:language="en" fo:country="US"/>
    </style:style>
    <style:style style:name="T628" style:parent-style-name="DefaultParagraphFont" style:family="text">
      <style:text-properties style:font-name="Times New Roman" fo:font-size="12pt" style:font-size-asian="12pt" style:font-size-complex="12pt" fo:background-color="#FFFF00" fo:language="en" fo:country="US"/>
    </style:style>
    <style:style style:name="T629" style:parent-style-name="DefaultParagraphFont" style:family="text">
      <style:text-properties style:font-name="Times New Roman" fo:font-size="12pt" style:font-size-asian="12pt" style:font-size-complex="12pt" fo:language="en" fo:country="US"/>
    </style:style>
    <style:style style:name="T630" style:parent-style-name="DefaultParagraphFont" style:family="text">
      <style:text-properties style:font-name="Times New Roman" fo:font-size="12pt" style:font-size-asian="12pt" style:font-size-complex="12pt" fo:language="en" fo:country="US"/>
    </style:style>
    <style:style style:name="P631" style:parent-style-name="CommentText" style:family="paragraph">
      <style:paragraph-properties fo:text-align="start" fo:text-indent="0in"/>
    </style:style>
    <style:style style:name="P632" style:parent-style-name="CommentText" style:family="paragraph">
      <style:paragraph-properties fo:text-align="start" fo:text-indent="0in"/>
    </style:style>
    <style:style style:name="P633" style:parent-style-name="CommentText" style:family="paragraph">
      <style:paragraph-properties fo:text-align="start" fo:text-indent="0in"/>
    </style:style>
    <style:style style:name="P634" style:parent-style-name="CommentText" style:family="paragraph">
      <style:paragraph-properties fo:text-align="start" fo:text-indent="0in"/>
    </style:style>
    <style:style style:name="P635" style:parent-style-name="CommentText" style:family="paragraph">
      <style:paragraph-properties fo:text-align="start" fo:text-indent="0in"/>
    </style:style>
    <style:style style:name="P636" style:parent-style-name="CommentText" style:family="paragraph">
      <style:paragraph-properties fo:text-align="start" fo:text-indent="0in"/>
    </style:style>
    <style:style style:name="T637" style:parent-style-name="DefaultParagraphFont" style:family="text">
      <style:text-properties style:font-name="Times New Roman" fo:font-size="12pt" style:font-size-asian="12pt" style:font-size-complex="12pt" fo:language="en" fo:country="US"/>
    </style:style>
    <style:style style:name="P638" style:parent-style-name="Normal" style:family="paragraph">
      <style:paragraph-properties fo:text-indent="0in"/>
      <style:text-properties fo:language="en" fo:country="US"/>
    </style:style>
    <style:style style:name="P639" style:parent-style-name="Normal" style:family="paragraph">
      <style:paragraph-properties fo:text-indent="0in"/>
    </style:style>
    <style:style style:name="T640" style:parent-style-name="Absatz-Standardschriftart" style:family="text">
      <style:text-properties style:font-name="Times New Roman" style:letter-kerning="false" fo:font-size="12pt" style:font-size-asian="12pt" style:font-size-complex="12pt" fo:language="en" fo:country="US"/>
    </style:style>
    <style:style style:name="P641" style:parent-style-name="Normal" style:family="paragraph">
      <style:paragraph-properties fo:text-indent="0in"/>
    </style:style>
    <style:style style:name="T642" style:parent-style-name="DefaultParagraphFont" style:family="text">
      <style:text-properties fo:language="en" fo:country="US"/>
    </style:style>
    <style:style style:name="T643" style:parent-style-name="DefaultParagraphFont" style:family="text">
      <style:text-properties fo:language="en" fo:country="US"/>
    </style:style>
  </office:automatic-styles>
  <office:body>
    <office:text text:use-soft-page-breaks="true">
      <text:p text:style-name="P1">In some studies, the PCS-pts did score worse in the MoCA (Clemente et al., 2023; Ortelli</text:p>
      <text:p text:style-name="P2">et al., 2023; Rahimi et al., 2024) or MMSE (Cecchetti et al., 2022), in one other study they</text:p>
      <text:p text:style-name="P3">did not (Appelt et al., 2022). Importantly, although their scores may be lower than those of</text:p>
      <text:p text:style-name="P4"><text:span text:style-name="T5">healthy controls, they often remain above the clinical cuto</text:span><text:span text:style-name="T6">ff<text:s/></text:span><text:span text:style-name="T7">for cognitive impairment (Lynch</text:span></text:p>
      <text:p text:style-name="P8">et al., 2022). While some argue the MoCA may not be ideal for assessing PCS (Lynch et al.,</text:p>
      <text:p text:style-name="P9">2022), it is considered more sensitive regarding subclinical changes than the MMSE (Aiello</text:p>
      <text:p text:style-name="P10">et al., 2022).</text:p>
      <text:p text:style-name="P11">Discussion</text:p>
      <text:p text:style-name="P12"/>
      <text:p text:style-name="P13"><text:span text:style-name="T14">Petersen (2016):<text:s/></text:span><office:annotation office:name="0" xml:id="325074208"><dc:creator>Janka Hauffe</dc:creator><dc:date>2025-01-29T13:04:00</dc:date><meta:creator-initials>JH</meta:creator-initials><text:p text:style-name="P15">@article{petersen2016mild, title={Mild cognitive impairment}, author={Petersen, Ronald C}, journal={CONTINUUM: lifelong Learning in Neurology}, volume={22}, number={2}, pages={404--418},<text:s/>year={2016}, publisher={LWW} }<text:s/></text:p></office:annotation><text:a xlink:href="https://doi.org/10.1212/CON.0000000000000313" office:target-frame-name="_top" xlink:show="replace"><text:span text:style-name="T16">https://doi.org/10.1212/CON.0000000000000313</text:span></text:a><text:span text:style-name="CommentReference"><office:annotation-end office:name="0"/></text:span></text:p>
      <text:p text:style-name="P17"><text:span text:style-name="T18">If time allows can MoCA be used for assessment, but clinican must be mindful that these screening instruments are insufficient to make the diagnosis; nevertheless they can be important to isolate domains of impairment and advise the clinician on further<text:s/></text:span><text:span text:style-name="T19"><office:annotation office:name="1" xml:id="1730897323"><dc:creator>Janka Hauffe</dc:creator><dc:date>2025-01-07T12:55:00</dc:date><meta:creator-initials>JH</meta:creator-initials><text:p text:style-name="P20">Interesting for discussion, that we just have total score of cognitive impairment. So I don‘t knnow in which domaine patients are better or worse</text:p></office:annotation>assessments</text:span><text:span text:style-name="T21"><office:annotation-end office:name="1"/></text:span><text:span text:style-name="T22"><text:s/></text:span><text:span text:style-name="T23"><office:annotation office:name="2" xml:id="381136476"><dc:creator>Janka Hauffe</dc:creator><dc:date>2025-01-29T13:05:00</dc:date><meta:creator-initials>JH</meta:creator-initials><text:p text:style-name="P24">32. Nasreddine ZS, Phillips NA, Bédirian V, et al. The Montreal Cognitive Assessment, MoCA: a brief screening tool for mild cognitive impairment. J Am Geriatr Soc 2005; 53(4): 695– 699. doi:10.1111/j.1532-5415.2005.53221.x. [<text:a xlink:href="https://doi.org/10.1111/j.1532-5415.2005.53221.x" office:target-frame-name="_top" xlink:show="replace"><text:span text:style-name="Hyperlink">DOI</text:span></text:a>] [<text:a xlink:href="https://pubmed.ncbi.nlm.nih.gov/15817019/" office:target-frame-name="_top" xlink:show="replace"><text:span text:style-name="Hyperlink">PubMed</text:span></text:a>] [<text:a xlink:href="https://scholar.google.com/scholar_lookup?journal=J%20Am%20Geriatr%20Soc&amp;title=The%20Montreal%20Cognitive%20Assessment,%20MoCA:%20a%20brief%20screening%20tool%20for%20mild%20cognitive%20impairment&amp;volume=53&amp;issue=(4)&amp;publication_year=2005&amp;pages=695-699&amp;pmid=15817019&amp;doi=10.1111/j.1532-5415.2005.53221.x&amp;" office:target-frame-name="_top" xlink:show="replace"><text:span text:style-name="Hyperlink">Google Scholar</text:span></text:a>]</text:p><text:p text:style-name="P25">33. Kokmen E, Naessens JM, Offord KP. A short test of mental status: description and preliminary results. Mayo Clin Proc 1987; 62(4): 281– 288. doi:10.1016/S0025-6196(12)61905-3. [<text:a xlink:href="https://doi.org/10.1016/s0025-6196(12)61905-3" office:target-frame-name="_top" xlink:show="replace"><text:span text:style-name="Hyperlink">DOI</text:span></text:a>] [<text:a xlink:href="https://pubmed.ncbi.nlm.nih.gov/3561043/" office:target-frame-name="_top" xlink:show="replace"><text:span text:style-name="Hyperlink">PubMed</text:span></text:a>] [<text:a xlink:href="https://scholar.google.com/scholar_lookup?journal=Mayo%20Clin%20Proc&amp;title=A%20short%20test%20of%20mental%20status:%20description%20and%20preliminary%20results&amp;volume=62&amp;issue=(4)&amp;publication_year=1987&amp;pages=281-288&amp;pmid=3561043&amp;doi=10.1016/s0025-6196(12)61905-3&amp;" office:target-frame-name="_top" xlink:show="replace"><text:span text:style-name="Hyperlink">Google Scholar</text:span></text:a>]</text:p></office:annotation>(32,33).</text:span><text:span text:style-name="CommentReference"><office:annotation-end office:name="2"/></text:span></text:p>
      <text:p text:style-name="P26">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p>
      <text:p text:style-name="P27"/>
      <text:p text:style-name="P28"><text:span text:style-name="T29"><office:annotation office:name="3" xml:id="1654638327"><dc:creator>Janka Hauffe</dc:creator><dc:date>2025-01-29T13:10:00</dc:date><meta:creator-initials>JH</meta:creator-initials><text:p text:style-name="P30">MCI</text:p></office:annotation>Petersen (2004):<text:s/></text:span><text:span text:style-name="CommentReference"><office:annotation-end office:name="3"/></text:span><office:annotation office:name="4" xml:id="507257635"><dc:creator>Janka Hauffe</dc:creator><dc:date>2025-01-29T13:10:00</dc:date><meta:creator-initials>JH</meta:creator-initials><text:p text:style-name="P31">@article{petersen2004mild, title={Mild cognitive impairment as a diagnostic entity}, author={Petersen, Ronald C}, journal={Journal of internal medicine}, volume={256}, number={3}, pages={183--194}, year={2004},<text:s/>publisher={Wiley Online Library} }<text:s/></text:p></office:annotation><text:a xlink:href="https://doi.org/10.1111/j.1365-2796.2004.01388.x" office:target-frame-name="_top" xlink:show="replace"><text:span text:style-name="T32">https://doi.org/10.1111/j.1365-2796.2004.01388.x</text:span></text:a><text:span text:style-name="CommentReference"><office:annotation-end office:name="4"/></text:span></text:p>
      <text:p text:style-name="P33">As the field matures, we will learn more about the various subtypes of MCI and their ability to predict various forms of cognitive impairment. Hopefully, as therapeutic interventions become available, we will be able to tailor treatments for specific prodromal forms of cognitive impairment and dementia.</text:p>
      <text:p text:style-name="P34"/>
      <text:p text:style-name="P35"><text:span text:style-name="T36"><office:annotation office:name="5" xml:id="1113979290"><dc:creator>Janka Hauffe</dc:creator><dc:date>2025-01-29T13:47:00</dc:date><meta:creator-initials>JH</meta:creator-initials><text:p text:style-name="P37">EEG in cognitive impairment in AD</text:p></office:annotation>Claus et al. (2000):<text:s/></text:span><text:span text:style-name="CommentReference"><office:annotation-end office:name="5"/></text:span><office:annotation office:name="6" xml:id="299380298"><dc:creator>Janka Hauffe</dc:creator><dc:date>2025-01-29T13:42:00</dc:date><meta:creator-initials>JH</meta:creator-initials><text:p text:style-name="P38">@article{claus2000determinants, title={Determinants of quantitative spectral electroencephalography in early Alzheimer’s disease: cognitive function, regional cerebral blood flow, and computed tomography}, author={Claus, JJ and Ongerboer de Visser, BW and Bour, LJ and Walstra, GJM and Hijdra, A and Verbeeten Jr, B and Van Royen, EA and Kwa, VIH and Van Gool, WA}, journal={Dementia and geriatric cognitive disorders}, volume={11}, number={2}, pages={81--89}, year={2000}, publisher={S. Karger AG Basel, Switzerland} }<text:s/></text:p></office:annotation><text:a xlink:href="https://doi.org/10.1159/000017219" office:target-frame-name="_top" xlink:show="replace"><text:span text:style-name="T39">https://doi.org/10.1159/000017219</text:span></text:a><text:span text:style-name="CommentReference"><office:annotation-end office:name="6"/></text:span></text:p>
      <text:p text:style-name="P40"><text:span text:style-name="T41">Slowing on the electroencephalogram (EEG) in patients with Alzheimer’s disease (AD), compared to normal control subjects, evidenced by increase of theta activity and decrease of beta or alpha power, is a uniform finding in previous studies<text:s/></text:span><text:span text:style-name="T42"><office:annotation office:name="7" xml:id="2062152536"><dc:creator>Janka Hauffe</dc:creator><dc:date>2025-01-29T13:43:00</dc:date><meta:creator-initials>JH</meta:creator-initials><text:p text:style-name="P43">88 Dement Geriatr Cogn Disord 2000;11:81–89 Claus/Ongerboer de<text:s/>Visser/Bour/Walstra/</text:p><text:p text:style-name="P44">Hijdra/Verbeeten/Van Royen/Kwa/</text:p><text:p text:style-name="P45">van Gool</text:p><text:p text:style-name="P46">References</text:p><text:p text:style-name="P47">1 Coben LA, Danziger W, Storandt M: A longitu-</text:p><text:p text:style-name="P48">dinal EEG study of mild senile dementia of</text:p><text:p text:style-name="P49">Alzheimer type: Changes at 1 year and at 2.5</text:p><text:p text:style-name="P50">years. Electroencephalogr Clin Neurophysiol</text:p><text:p text:style-name="P51">1985;61:101–112.</text:p><text:p text:style-name="P52">2 Penttila M, Partanen JV, Soininen H, Riekki-</text:p><text:p text:style-name="P53">nen PJ: Quantitative analysis of occipital EEG</text:p><text:p text:style-name="P54">in different stages of Alzheimer’s disease. Elec-</text:p><text:p text:style-name="P55">troencephalogr Clin Neurophysiol 1985;60:1–</text:p><text:p text:style-name="P56">6.</text:p><text:p text:style-name="P57">3 Soininen H, Partanen J, Laulumaa V, Paak-</text:p><text:p text:style-name="P58">konen A, Helkala EL, Riekkinen PJ: Serial</text:p><text:p text:style-name="P59">EEG in Alzheimer’s disease: 3-year follow-up</text:p><text:p text:style-name="P60">and clinical outcome. Electroencephalogr Clin</text:p><text:p text:style-name="P61">Neurophysiol 1991;79:342–348.</text:p><text:p text:style-name="P62">4 Schreiter-Gasser U, Gasser T, Ziegler P: Quan-</text:p><text:p text:style-name="P63">titative EEG analysis in early onset Alzhei-</text:p><text:p text:style-name="P64">mer’s disease: Correlations with severity, clini-</text:p><text:p text:style-name="P65">cal characteristics, visual EEG and CCT. Elec-</text:p><text:p text:style-name="P66">troencephalogr Clin Neurophysiol 1994;90:</text:p><text:p text:style-name="P67">267–272.</text:p><text:p text:style-name="P68">5 Prichep LS, John ER, Ferris SH, Reisberg B,</text:p><text:p text:style-name="P69">Almas M, Alper K, et al: Quantitative EEG cor-</text:p><text:p text:style-name="P70">relates of cognitive deterioration in the elderly.</text:p><text:p text:style-name="P71">Neurobiol Aging 1994;15:85–90.</text:p></office:annotation>[1–5].</text:span><text:span text:style-name="CommentReference"><office:annotation-end office:name="7"/></text:span></text:p>
      <text:p text:style-name="P72">More impairment in overall cognitive function was most strongly reflected in loss of parieto-occipital and fronto-central alpha activity.</text:p>
      <text:p text:style-name="P73">Detailed analysis of cognitive domains in relation to localized EEG values also revealed most consistently associations with decrease in alpha activity. Lower temporal and parietal rCBF were significantly associated with lower parieto-occipital alpha activity, while presence of leukoaraiosis was significantly associated with lower relative beta activity and higher absolute delta and theta activity.</text:p>
      <text:p text:style-name="P74"><text:span text:style-name="T75">General level of cognitive function, assessed in several previous studies with the MMSE, is most consistently related to alpha activity on EEG in AD patients<text:s/></text:span><text:span text:style-name="T76"><office:annotation office:name="8" xml:id="94889533"><dc:creator>Janka Hauffe</dc:creator><dc:date>2025-01-29T13:44:00</dc:date><meta:creator-initials>JH</meta:creator-initials><text:p text:style-name="P77">8 Kuskowski MA, Mortimer JA, Morley GK,</text:p><text:p text:style-name="P78">Malone SM, Okaya AJ: Rate of cognitive de-</text:p><text:p text:style-name="P79">cline in Alzheimer’s disease is associated with</text:p><text:p text:style-name="P80">EEG alpha power. Biol Psychiatry 1993;33:</text:p><text:p text:style-name="P81">659–662.</text:p><text:p text:style-name="P82">13 Dierks T, Frolich L, Ihl R, Maurer K: Correla-</text:p><text:p text:style-name="P83">tion<text:s/>between cognitive brain function and elec-</text:p><text:p text:style-name="P84">trical brain activity in dementia of Alzheimer</text:p><text:p text:style-name="P85">type. J Neural Transm 1995;99:55–62.</text:p><text:p text:style-name="P86">16 Sloan EP, Fenton GW: EEG power spectra and</text:p><text:p text:style-name="P87">cognitive change in geriatric psychiatry: A lon-</text:p><text:p text:style-name="P88">gitudinal study. Electroencephalogr Clin Neu-</text:p><text:p text:style-name="P89">rophysiol 1993;86:361–367.</text:p><text:p text:style-name="P90">17 Wada Y, Nanbu Y, Jiang ZY, Koshino Y,</text:p><text:p text:style-name="P91">Yamagushi N, Hashimoto T: Electroencepha-</text:p><text:p text:style-name="P92">lographic abnormalities in patients with prese-</text:p><text:p text:style-name="P93">nile dementia of the Alzheimer type: Quantita-</text:p><text:p text:style-name="P94">tive analysis at rest and during photic stimula-</text:p><text:p text:style-name="P95">tion. Biol Psychiatry 1997;41:217–225.</text:p><text:p text:style-name="P96">Primavera A, Novello P, Finocchi C, Canevari</text:p><text:p text:style-name="P97">E, Corsello L: Correlation between Mini-Men-</text:p><text:p text:style-name="P98">tal State Examination and quantitative electro-</text:p><text:p text:style-name="P99">encephalography in senile dementia of the Alz-</text:p><text:p text:style-name="P100">heimer type. Neuropsychobiology 1990;23:74–</text:p><text:p text:style-name="P101">78</text:p></office:annotation>[8, 13, 16 17, 46</text:span><text:span text:style-name="CommentReference"><office:annotation-end office:name="8"/></text:span><text:span text:style-name="T102">], in agreement with our findings. However, also correlations between overall cognitive function and delta and theta activity were observed in our study and in previous reports [</text:span><text:span text:style-name="T103"><office:annotation office:name="9" xml:id="2054827566"><dc:creator>Janka Hauffe</dc:creator><dc:date>2025-01-29T13:44:00</dc:date><meta:creator-initials>JH</meta:creator-initials><text:p text:style-name="P104">13 Dierks T, Frolich L, Ihl R, Maurer K: Correla-</text:p><text:p text:style-name="P105">tion between cognitive brain function and elec-</text:p><text:p text:style-name="P106">trical brain activity in dementia of Alzheimer</text:p><text:p text:style-name="P107">type. J Neural Transm 1995;99:55–62.</text:p><text:p text:style-name="P108">14 Elmstahl S, Rosen I, Gullberg B: Quantitative</text:p><text:p text:style-name="P109">EEG in elderly patients with Alzheimer’s dis-</text:p><text:p text:style-name="P110">ease and healthy controls. Dementia 1994;5:</text:p><text:p text:style-name="P111">119–124.</text:p><text:p text:style-name="P112">15 Schreiter-Gasser U, Gasser T, Ziegler P: Quan-</text:p><text:p text:style-name="P113">titative EEG analysis in early onset Alzheim-</text:p><text:p text:style-name="P114">er’s disease: Correlations with severity, clinical</text:p><text:p text:style-name="P115">characteristics, visual EEG and CCT. Elec-</text:p><text:p text:style-name="P116">troencephalogr Clin Neurophysiol 1994;90:</text:p><text:p text:style-name="P117">267–272.</text:p><text:p text:style-name="P118">16 Sloan EP, Fenton GW: EEG power spectra and</text:p><text:p text:style-name="P119">cognitive change in geriatric psychiatry: A lon-</text:p><text:p text:style-name="P120">gitudinal study. Electroencephalogr Clin Neu-</text:p><text:p text:style-name="P121">rophysiol 1993;86:361–367.</text:p></office:annotation>13–16</text:span><text:span text:style-name="CommentReference"><office:annotation-end office:name="9"/></text:span><text:span text:style-name="T122">].</text:span></text:p>
      <text:p text:style-name="P123"><text:span text:style-name="T124">Alpha power as strongest correlate of cognitive domains finds support in the study of Jelic et al. [</text:span><text:span text:style-name="T125"><office:annotation office:name="10" xml:id="99961915"><dc:creator>Janka Hauffe</dc:creator><dc:date>2025-01-29T13:45:00</dc:date><meta:creator-initials>JH</meta:creator-initials><text:p text:style-name="P126">Jelic V, Shigeta M, Julin P, Almkvist O, Win-</text:p><text:p text:style-name="P127">blad B, Wahlund LO: Quantitative electroen-</text:p><text:p text:style-name="P128">cephalography power and coherence in Alz-</text:p><text:p text:style-name="P129">heimer’s disease and mild cognitive impair-</text:p><text:p text:style-name="P130">ment. Dementia 1996;7:314–323</text:p></office:annotation>19</text:span><text:span text:style-name="CommentReference"><office:annotation-end office:name="10"/></text:span><text:span text:style-name="T131">], where visuospatial functions were strongly related to alpha power in left parieto-occipital and right temporal regions. In the study by Jelic et al. [</text:span><text:span text:style-name="T132"><office:annotation office:name="11" xml:id="2023144047"><dc:creator>Janka Hauffe</dc:creator><dc:date>2025-01-29T13:45:00</dc:date><meta:creator-initials>JH</meta:creator-initials><text:p text:style-name="P133">Jelic V, Shigeta M, Julin P, Almkvist O, Win-</text:p><text:p text:style-name="P134">blad B, Wahlund LO: Quantitative electroen-</text:p><text:p text:style-name="P135">cephalography power and coherence in Alz-</text:p><text:p text:style-name="P136">heimer’s disease and mild cognitive impair-</text:p><text:p text:style-name="P137">ment. Dementia 1996;7:314–323</text:p></office:annotation>19</text:span><text:span text:style-name="CommentReference"><office:annotation-end office:name="11"/></text:span><text:span text:style-name="T138">] measures of frontal</text:span></text:p>
      <text:p text:style-name="P139">lobe function, including attention and abstraction, were significantly related to fronto-central theta activity. We also found that, in addition to alpha activity, fronto-central theta activity was selected as a significant predictor of performance in attention and abstraction.</text:p>
      <text:p text:style-name="P140">Interestingly, our relative beta activity, but also absolute theta and delta activity, were significantly related to leukoaraiosis on CT.<text:s/><office:annotation office:name="12" xml:id="1802485007"><dc:creator>Janka Hauffe</dc:creator><dc:date>2025-01-29T13:47:00</dc:date><meta:creator-initials>JH</meta:creator-initials><text:p text:style-name="P141">Might also <text:s/>be relevant for discussion</text:p></office:annotation>This analysis may demonstrate</text:p>
      <text:p text:style-name="P142"><text:span text:style-name="T143">that increase of absolute theta and delta power is sometimes less clearly reflected in the relative power<text:s/></text:span><text:span text:style-name="T144">values.</text:span><text:span text:style-name="CommentReference"><office:annotation-end office:name="12"/></text:span></text:p>
      <text:p text:style-name="P145"><text:span text:style-name="T146"><office:annotation office:name="13" xml:id="1939739659"><dc:creator>Janka Hauffe</dc:creator><dc:date>2025-01-29T13:48:00</dc:date><meta:creator-initials>JH</meta:creator-initials><text:p text:style-name="P147">discussion</text:p></office:annotation>This is probably due to the fact that theta and also delta power determine the main part of the total power. As, for instance, theta or delta increases, the total power more or less increases proportionally. An increase in theta or delta may then be reflected by the absolute power, rather than by the relative EEG values</text:span><text:span text:style-name="CommentReference"><office:annotation-end office:name="13"/></text:span><text:span text:style-name="T148">. The preclinical finding that beta activity is found in subcortical or lower cortical structures [</text:span><text:span text:style-name="T149"><office:annotation office:name="14" xml:id="1807972595"><dc:creator>Janka Hauffe</dc:creator><dc:date>2025-01-29T13:46:00</dc:date><meta:creator-initials>JH</meta:creator-initials><text:p text:style-name="P150">51 Leung LS: Fast (beta) rhythms in the hippo-</text:p><text:p text:style-name="P151">campus: A review. Hippocampus 1992;2:93–</text:p><text:p text:style-name="P152">98.</text:p><text:p text:style-name="P153">52 Riekkinen PJ, Riekkinen M, Sirvio J, Mietti-</text:p><text:p text:style-name="P154">nen R, Koudstaal PJ: Loss of cholinergic neu-</text:p><text:p text:style-name="P155">rons in the nucleus basalis induces neocortical</text:p><text:p text:style-name="P156">electroencephalographic and passive avoid-</text:p><text:p text:style-name="P157">ance deficits. Neuroscience 1992;47:823–831.</text:p><text:p text:style-name="P158">53 Boeijinga PH, Lopez da Silva FH: Differential</text:p><text:p text:style-name="P159">distribution of beta and theta EEG activity in</text:p><text:p text:style-name="P160">the entorhinal cortex of the cat. Brain Res</text:p><text:p text:style-name="P161">1988;448:272–286</text:p></office:annotation>51–53</text:span><text:span text:style-name="CommentReference"><office:annotation-end office:name="14"/></text:span><text:span text:style-name="T162">] may either suggest that neuronal function of</text:span></text:p>
      <text:p text:style-name="P163">these brain structures is compromised by the presence of leukoaraiosis or that leukoaraiosis results in disconnection of subcortical and cortical structures.</text:p>
      <text:p text:style-name="P164">Thus, the results suggest that leukoaraiosis in AD patients is related to slowing of the EEG, evidenced mainly by increase of theta and loss of<text:s/>beta activity.</text:p>
      <text:p text:style-name="P165">In conclusion, alpha activity may be closely associated with cognitive function and rCBF, while beta and theta activity are related to lower cortical or subcortical changes. Our study therefore suggests that the EEG bands reflect differential pathophysiologic changes in AD.</text:p>
      <text:p text:style-name="P166"/>
      <text:p text:style-name="P167"><text:span text:style-name="T168"><office:annotation office:name="15" xml:id="299684214"><dc:creator>Janka Hauffe</dc:creator><dc:date>2025-01-29T14:23:00</dc:date><meta:creator-initials>JH</meta:creator-initials><text:p text:style-name="P169">EEG in MCI and AD<text:s/><text:line-break/>EEG introduction, why it‘s great to use</text:p></office:annotation><office:annotation office:name="16" xml:id="462593872"><dc:creator>Janka Hauffe</dc:creator><dc:date>2025-01-29T14:25:00</dc:date><meta:creator-initials>JH</meta:creator-initials><text:p text:style-name="P170">Good paper!</text:p></office:annotation>Babiloni (2015):<text:s/></text:span><text:span text:style-name="CommentReference"><office:annotation-end office:name="15"/></text:span><text:span text:style-name="CommentReference"><office:annotation-end office:name="16"/></text:span><office:annotation office:name="17" xml:id="1011494936"><dc:creator>Janka Hauffe</dc:creator><dc:date>2025-01-29T14:22:00</dc:date><meta:creator-initials>JH</meta:creator-initials><text:p text:style-name="P171">@article{babiloni2016brain, title={Brain neural synchronization and functional coupling in Alzheimer's disease as<text:s/>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text:a xlink:href="https://doi.org/10.1016/j.ijpsycho.2015.02.008" office:target-frame-name="_top" xlink:show="replace"><text:span text:style-name="T172">https://doi.org/10.1016/j.ijpsycho.2015.02.008</text:span></text:a><text:span text:style-name="CommentReference"><office:annotation-end office:name="17"/></text:span></text:p>
      <text:p text:style-name="P173"><text:span text:style-name="T174"><office:annotation office:name="18" xml:id="1317168113"><dc:creator>Janka Hauffe</dc:creator><dc:date>2025-01-14T15:03:00</dc:date><meta:creator-initials>JH</meta:creator-initials><text:p text:style-name="P175">Discussion (further research)</text:p></office:annotation>Power density of the resting state EEG rhythms does not capture one of the main features of the AD process, namely the impairment of functional or effective connectivity within long range brain networks underlying the cognitive dysfunction in prodromal and manifest AD patients. Indeed, the majority of the cognitive processes are highly distributed and dynamic processes, depending on the selective interplay among many neural populations distributed across several cortical and sub-cortical regions. In the sam</text:span><text:span text:style-name="T176">e line, it is expected that temporally-coordinated brain networks underpinning cognitive functions do become more and more abnormal along the progression of AD neurodegeneration, so that AD can be viewed as a disconnection syndrome (Bokde et al., 2009). An ideal methodological approach is, therefore, the extraction of some functional indexes of the abnormalities of the functional brain connectivity across long term neural networks Q24 (Varela et al. 2001;Q25 Le Van Quyen et al. 2003; Börner et al. 2007).</text:span><text:span text:style-name="T177"><office:annotation-end office:name="18"/></text:span></text:p>
      <text:p text:style-name="P178">Conclusion, the resting state EEG makers are promising to unveil abnormal functional connectivity and neuroplasticity of neurotransmission in the brain of AD patients.</text:p>
      <text:p text:style-name="P179"/>
      <text:p text:style-name="P180"><text:span text:style-name="T181"><office:annotation office:name="19" xml:id="1197734146"><dc:creator>Janka Hauffe</dc:creator><dc:date>2025-01-15T10:33:00</dc:date><meta:creator-initials>JH</meta:creator-initials><text:p text:style-name="P182">EEG in COVID and COVID in general</text:p></office:annotation><office:annotation office:name="20" xml:id="952464590"><dc:creator>Janka Hauffe</dc:creator><dc:date>2025-01-29T14:35:00</dc:date><meta:creator-initials>JH</meta:creator-initials><text:p text:style-name="P183">Important paper</text:p></office:annotation><office:annotation office:name="21" xml:id="1093071026"><dc:creator>Janka Hauffe</dc:creator><dc:date>2025-01-29T14:44:00</dc:date><meta:creator-initials>JH</meta:creator-initials><text:p text:style-name="P184">Read again, to see if all is relevant for discussion</text:p></office:annotation>Sun, Sun, Chen, Wang &amp; Gao (2024):<text:s/></text:span><text:span text:style-name="T185"><office:annotation-end office:name="19"/></text:span><text:span text:style-name="CommentReference"><office:annotation-end office:name="20"/></text:span><text:span text:style-name="CommentReference"><office:annotation-end office:name="21"/></text:span><office:annotation office:name="22" xml:id="512362326"><dc:creator>Janka Hauffe</dc:creator><dc:date>2025-01-29T14:29:00</dc:date><meta:creator-initials>JH</meta:creator-initials><text:p text:style-name="P186">@article{sun2024eeg, title={EEG signatures of cognitive decline after mild SARS-CoV-2 infection: an age-dependent study}, author={Sun, Yike and Sun,<text:s/>Jingnan and Chen, Xiaogang and Wang, Yijun and Gao, Xiaorong}, journal={BMC Medicine}, volume={22}, number={1}, pages={257}, year={2024}, publisher={Springer} }<text:s/></text:p></office:annotation><text:a xlink:href="https://doi.org/10.1186/s12916-024-03481-1" office:target-frame-name="_top" xlink:show="replace"><text:span text:style-name="T187">https://doi.org/10.1186/s12916-024-03481-1</text:span></text:a><text:span text:style-name="CommentReference"><office:annotation-end office:name="22"/></text:span></text:p>
      <text:p text:style-name="P188"><office:annotation office:name="26" xml:id="264307509"><dc:creator>Janka Hauffe</dc:creator><dc:date>2025-01-15T10:39:00</dc:date><meta:creator-initials>JH</meta:creator-initials><text:p text:style-name="P189">discussion</text:p></office:annotation><office:annotation office:name="27" xml:id="7652720"><dc:creator>Janka Hauffe</dc:creator><dc:date>2025-01-15T10:39:00</dc:date><meta:creator-initials>JH</meta:creator-initials><text:p text:style-name="P190">Connectivity</text:p></office:annotation>Brain network source connectivity analysis in the spatial domain</text:p>
      <text:p text:style-name="P191"><text:span text:style-name="T192">Source connectivity analysis is a critical technique using neuroimaging data for examining complex interactions between brain regions [</text:span><text:span text:style-name="T193"><office:annotation office:name="23" xml:id="23275042"><dc:creator>Janka Hauffe</dc:creator><dc:date>2025-01-29T14:36:00</dc:date><meta:creator-initials>JH</meta:creator-initials><text:p text:style-name="P194">Schoffelen JM, Gross J. Source connectivity analysis with MEG and EEG. Hum Brain Mapp. 2009;30(6):1857–65<text:s/></text:p></office:annotation>23</text:span><text:span text:style-name="CommentReference"><office:annotation-end office:name="23"/></text:span><text:span text:style-name="T195">]. Its main goal is to identify functional or effective linkages among cerebral sources that reflect cognitive shifts in conditions like depression and schizophrenia [</text:span><text:span text:style-name="T196"><office:annotation office:name="24" xml:id="1016122758"><dc:creator>Janka Hauffe</dc:creator><dc:date>2025-01-29T14:36:00</dc:date><meta:creator-initials>JH</meta:creator-initials><text:p text:style-name="P197">Olbrich S, Tränkner A, Chittka T, Hegerl U, Schönknecht P. Functional connectivity in major depression: increased phase synchronization between frontal cortical EEG-source estimates. Psychiatry Research: Neuroimaging. 2014;222(1–2):91–9.</text:p><text:p text:style-name="P198"><text:a xlink:href="https://doi.org/10.1016%2Fj.pscychresns.2014.02.010" office:target-frame-name="_top" xlink:show="replace"><text:span text:style-name="Hyperlink">Article</text:span></text:a> <text:a xlink:href="http://scholar.google.com/scholar_lookup?&amp;title=Functional%20connectivity%20in%20major%20depression%3A%20increased%20phase%20synchronization%20between%20frontal%20cortical%20EEG-source%20estimates&amp;journal=Psychiatry%20Research%3A%20Neuroimaging&amp;doi=10.1016%2Fj.pscychresns.2014.02.010&amp;volume=222&amp;issue=1–2&amp;pages=91-99&amp;publication_year=2014&amp;author=Olbrich%2CS&amp;author=Tränkner%2CA&amp;author=Chittka%2CT&amp;author=Hegerl%2CU&amp;author=Schönknecht%2CP" office:target-frame-name="_top" xlink:show="replace"><text:span text:style-name="Hyperlink"><text:s/>Google Scholar</text:span></text:a> </text:p><text:p text:style-name="P199">Di Lorenzo G, Daverio A, Ferrentino F, Santarnecchi E, Ciabattini F, Monaco L, et al. Altered resting-state EEG source functional connectivity in schizophrenia: the effect of illness duration. Front Hum Neurosci. 2015;9:234</text:p></office:annotation>24, 25</text:span><text:span text:style-name="CommentReference"><office:annotation-end office:name="24"/></text:span><text:span text:style-name="T200">]. Among various functional connectivity metrics, coherence is a key measure, calculating the linear correlation between two signals in the frequency domain. However, coherence measurements can be affected by volumetric conduction, causing misleading pseudo-coherent values [</text:span><text:span text:style-name="T201"><office:annotation office:name="25" xml:id="1603708731"><dc:creator>Janka Hauffe</dc:creator><dc:date>2025-01-29T14:37:00</dc:date><meta:creator-initials>JH</meta:creator-initials><text:p text:style-name="P202">Stam CJ, Nolte G, Daffertshofer A. Phase lag index: assessment of functional connectivity from multi channel EEG and MEG with diminished bias from common sources. Hum Brain Mapp. 2007;28(11):1178–93.</text:p><text:p text:style-name="P203"><text:a xlink:href="https://doi.org/10.1002%2Fhbm.20346" office:target-frame-name="_top" xlink:show="replace"><text:span text:style-name="Hyperlink">Article</text:span></text:a> <text:a xlink:href="http://www.ncbi.nlm.nih.gov/entrez/query.fcgi?cmd=Retrieve&amp;db=PubMed&amp;dopt=Abstract&amp;list_uids=17266107" office:target-frame-name="_top" xlink:show="replace"><text:span text:style-name="Hyperlink">PubMed</text:span></text:a> <text:a xlink:href="http://www.ncbi.nlm.nih.gov/pmc/articles/PMC6871367" office:target-frame-name="_top" xlink:show="replace"><text:span text:style-name="Hyperlink">PubMed Central</text:span></text:a> <text:a xlink:href="http://scholar.google.com/scholar_lookup?&amp;title=Phase%20lag%20index%3A%20assessment%20of%20functional%20connectivity%20from%20multi%20channel%20EEG%20and%20MEG%20with%20diminished%20bias%20from%20common%20sources&amp;journal=Hum%20Brain%20Mapp&amp;doi=10.1002%2Fhbm.20346&amp;volume=28&amp;issue=11&amp;pages=1178-1193&amp;publication_year=2007&amp;author=Stam%2CCJ&amp;author=Nolte%2CG&amp;author=Daffertshofer%2CA" office:target-frame-name="_top" xlink:show="replace"><text:span text:style-name="Hyperlink"><text:s/>Google Scholar</text:span></text:a> </text:p><text:p text:style-name="P204">Xie W, Toll RT, Nelson CA. EEG functional connectivity analysis in the source space. Dev Cogn Neurosci. 2022;56: 101119</text:p></office:annotation>26, 27</text:span><text:span text:style-name="CommentReference"><office:annotation-end office:name="25"/></text:span><text:span text:style-name="T205">].</text:span><text:span text:style-name="T206"><office:annotation-end office:name="26"/></text:span><text:span text:style-name="T207"><office:annotation-end office:name="27"/></text:span></text:p>
      <text:p text:style-name="P208">Age-related differences in the impact of SARS-CoV-2 were also apparent. Young adults showed the most significant cognitive impact, followed by adults and adolescents, while children under 10 exhibited the least effect, with significantly fewer link reductions compared to young adults. These findings suggest that the cognitive resilience varies with age, with the brain networks of young adults being notably more vulnerable to disruption by SARS-CoV-2. This vulnerability could be influenced by factors such as<text:s/>the stage of brain development, life-</text:p>
      <text:p text:style-name="P209">style, or pre-existing health conditions. Adults and adolescents displayed moderate resilience, while the minimal impact on children could indicate more robust brain networks or compensatory mechanisms that protect against connectivity loss.</text:p>
      <text:p text:style-name="P210">Significantly, the young adult group demonstrated the highest prevalence of cognitive dysfunctions, closely followed by the adult cohort.</text:p>
      <text:p text:style-name="P211">In contrast, the adolescent and child groups showed a lower probability of exhibiting cognitive-related symptoms.</text:p>
      <text:p text:style-name="P212">The outcomes of this study distinctly highlight the amplified susceptibility of young adults to cognitive deficits following a SARS-CoV-2 infection, a demographic that has traditionally not been considered as high risk.</text:p>
      <text:p text:style-name="P213">Our findings propose a more profound impact of SARS-CoV-2 on young adults in comparison to adolescents and children. This insight can potentially steer the formulation of rehabilitation strategies tailored for long COVID patients.</text:p>
      <text:p text:style-name="P214"><text:span text:style-name="T215">The diminished connectivity in specific brain regions, such as electrode T5, which in temporal lobe, may reflect disruptions in neural networks that are crucial for cognitive functions<text:s/></text:span><text:span text:style-name="T216"><office:annotation office:name="28" xml:id="880193560"><dc:creator>Janka Hauffe</dc:creator><dc:date>2025-01-29T14:37:00</dc:date><meta:creator-initials>JH</meta:creator-initials><text:p text:style-name="P217">de Schotten MT, Foulon C, Nachev P. Brain disconnections link structural connectivity with function and behaviour. Nature Communications. 2020;11(1):5094.<text:s/></text:p></office:annotation>[54</text:span><text:span text:style-name="CommentReference"><office:annotation-end office:name="28"/></text:span><text:span text:style-name="T218">]. This aligns with existing studies that link changes in brain connectivity to various cognitive impairments<text:s/></text:span><text:span text:style-name="T219"><office:annotation office:name="29" xml:id="239458418"><dc:creator>Janka Hauffe</dc:creator><dc:date>2025-01-29T14:37:00</dc:date><meta:creator-initials>JH</meta:creator-initials><text:p text:style-name="P220">Klaassens BL, van Gerven JMA, van der Grond J, de Vos F, Möller C, Rombouts S. Diminished posterior precuneus connectivity with the default mode network differentiates normal aging from Alzheimer’s disease. Front Aging Neurosci. 2017;9:97.<text:s/></text:p></office:annotation>[55</text:span><text:span text:style-name="CommentReference"><office:annotation-end office:name="29"/></text:span><text:span text:style-name="T221">]. The persistence of connectivity reductions primarily within hemispheres further underscores the targeted impact of SARS-CoV-2 on brain function. The increase in the HA parameter within the theta band post-infection in adults suggests subtle yet discernible changes in EEG activity, potentially reflecting alterations in cognitive states. The heightened</text:span></text:p>
      <text:p text:style-name="P222">complexity in EEG patterns post-recovery, particularly in the delta band, might indicate a compensatory neural mechanism or an altered state of brain activity in response to the infection.</text:p>
      <text:p text:style-name="P223"><text:span text:style-name="T224">The observed concentration of alterations within the delta frequency band presents a pioneering insight, proposing that this band may be particularly susceptible to the neurological impacts of SARS-CoV-2 [</text:span><text:span text:style-name="T225"><office:annotation office:name="30" xml:id="1341549537"><dc:creator>Janka Hauffe</dc:creator><dc:date>2025-01-29T14:38:00</dc:date><meta:creator-initials>JH</meta:creator-initials><text:p text:style-name="P226">Valsamis H, Baki SA, Leung J, Ghosn S, Lapin B, Chari G, et al.<text:s/>SARS-CoV-2 alters neural synchronies in the brain with more severe effects in younger individuals. Sci Rep. 2023;13(1):2942<text:s/></text:p></office:annotation>56</text:span><text:span text:style-name="CommentReference"><office:annotation-end office:name="30"/></text:span><text:span text:style-name="T227">].<text:s/></text:span></text:p>
      <text:p text:style-name="P228">Traditionally, it is recognized that delta wave activity is diminished when the eyes are open. However, the findings of this study suggest that delta waves can also reflect changes in subject states to a certain degree.</text:p>
      <text:p text:style-name="P229"><text:span text:style-name="T230">Alllthough none of the participants in this study was clinically diagnosed with “brain fog,” the EEG changes noted bear resemblance to those associated with “brain fog,” hinting at a potential underlying neurological impact of the infection [</text:span><text:span text:style-name="T231"><office:annotation office:name="31" xml:id="1099280159"><dc:creator>Janka Hauffe</dc:creator><dc:date>2025-01-29T14:38:00</dc:date><meta:creator-initials>JH</meta:creator-initials><text:p text:style-name="P232">Aghajani Mir M. Brain Fog: a Narrative Review of the Most Common Mysterious Cognitive Disorder in COVID-19. Mol Neurobiol. 2023.<text:s/><text:a xlink:href="https://doi.org/10.1007/s12035-023-03715-y" office:target-frame-name="_top" xlink:show="replace"><text:span text:style-name="Hyperlink">https://doi.org/10.1007/s12035-023-03715-y</text:span></text:a>. Epub ahead of print.<text:s/></text:p></office:annotation>58</text:span><text:span text:style-name="CommentReference"><office:annotation-end office:name="31"/></text:span><text:span text:style-name="T233">].</text:span></text:p>
      <text:p text:style-name="P234"><text:span text:style-name="T235">Results indicate a gradation in susceptibility to cognitive impacts post-SARS-CoV-2 infection across different age groups. The most substantial cognitive changes were observed in young adults, a demographic that is not typically considered at high risk for severe COVID-19 implications. While previous studies have also shown that infection has a greater impact on young adults [</text:span><text:span text:style-name="T236"><office:annotation office:name="32" xml:id="584336731"><dc:creator>Janka Hauffe</dc:creator><dc:date>2025-01-29T14:38:00</dc:date><meta:creator-initials>JH</meta:creator-initials><text:p text:style-name="P237">Alradhi MA, Moore J, Patte KA, O’Leary DD, Wade TJ. Adverse childhood experiences and COVID-19 stress on changes in mental health among young adults. Int J Environ Res Public Health. 2022;19(19):12874.<text:s/></text:p></office:annotation>59</text:span><text:span text:style-name="CommentReference"><office:annotation-end office:name="32"/></text:span><text:span text:style-name="T238">], the results of the present study provide additional evidence at the electrophysiological level for this conclusion.</text:span></text:p>
      <text:p text:style-name="P239"><text:span text:style-name="T240">We endeavored to include as broad a population as possible, yet our study did not encompass all age groups, particularly the elderly. This omission means that the effects of the coronavirus on the neurological systems of older individuals remain unknown, given that some studies suggest this demographic may be more susceptible to such impacts [</text:span><text:span text:style-name="T241"><office:annotation office:name="33" xml:id="783034848"><dc:creator>Janka Hauffe</dc:creator><dc:date>2025-01-29T14:39:00</dc:date><meta:creator-initials>JH</meta:creator-initials><text:p text:style-name="P242">Ciarambino T, Para O, Giordano M. Immune system and COVID-19 by sex differences and age. Women’s health (London, England). 2021;17:17455065211022262<text:s/></text:p></office:annotation>60</text:span><text:span text:style-name="CommentReference"><office:annotation-end office:name="33"/></text:span><text:span text:style-name="T243">].</text:span></text:p>
      <text:p text:style-name="P244">In essence, this research furthers the existing knowledge on the neurological implications of SARS-CoV-2, underscoring the urgent requirement for a more profound understanding of the virus’s enduring effects on cognition. Particularly, it focuses on its impact on younger demographics, encompassing children and adolescents.</text:p>
      <text:p text:style-name="P245">The results intimate that the influence of SARS-CoV-2 is amplified within the younger populace. Although children and adolescents were relatively less affected, they exhibited noteworthy neurophysiological markers of abnormality, suggesting possible risk. This study, therefore, serves as a groundwork for more extensive research into potential therapeutic interventions and strategies to alleviate these cognitive alterations.</text:p>
      <text:p text:style-name="P246"/>
      <text:p text:style-name="P247"><text:span text:style-name="T248"><office:annotation office:name="34" xml:id="288785506"><dc:creator>Janka Hauffe</dc:creator><dc:date>2025-01-30T13:16:00</dc:date><meta:creator-initials>JH</meta:creator-initials><text:p text:style-name="P249">EEG in SCD</text:p></office:annotation>Perez, Duque, Hidalgo &amp; Salvador, 2024:<text:s/></text:span><text:span text:style-name="CommentReference"><office:annotation-end office:name="34"/></text:span><office:annotation office:name="35" xml:id="567269193"><dc:creator>Janka Hauffe</dc:creator><dc:date>2025-01-30T13:15:00</dc:date><meta:creator-initials>JH</meta:creator-initials><text:p text:style-name="P250">@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251">https://doi.org/10.1016/j.biopsycho.2024.108823</text:span></text:a><text:span text:style-name="CommentReference"><office:annotation-end office:name="35"/></text:span></text:p>
      <text:p text:style-name="P252"><office:annotation office:name="36" xml:id="1794512949"><dc:creator>Janka Hauffe</dc:creator><dc:date>2025-01-15T12:39:00</dc:date><meta:creator-initials>JH</meta:creator-initials><text:p text:style-name="P253">limitations</text:p></office:annotation>However, measuring brain activity at rest has limitations. One of these limitations is continuous cognitive engagement during rest, including processes such as mind wandering and<text:s/>inter-oception. Moreover, without specific instructions, there is no control over what individuals are actually doing while they are at rest. Additionally, resting-state brain activity may not entirely reflect the cognitive and functional capacity during active situations or specific tasks.</text:p>
      <text:p text:style-name="P254"><text:span text:style-name="T255">The incorporation of spectral power measures across frequency bands in rsEEG as enriching neurophysiological biomarkers in the assessment and monitoring of SCD should be based on an initial demonstration that these measures are reliable, consistent, and sensitive.</text:span><text:span text:style-name="T256"><office:annotation-end office:name="36"/></text:span></text:p>
      <text:p text:style-name="P257">Addressing these limitations is crucial for the progression of EEG research and its effective application in the study of SCD.</text:p>
      <text:p text:style-name="P258">Although the rsEEG frequency bands are universally identified using Greek letters (e.g., delta, theta, alpha, beta, and gamma), different classifications of their frequency limits were observed in the reviewed studies. To address this lack of consensus, on the one hand, the International Pharmaco-EEG Society recommends the following frequency limits: delta (1.5-&lt;6), theta (6-&lt;8.5), alpha1 (8.5-&lt;10.5), alpha2 (10.5-&lt;12.5), beta1 (12.5-&lt;18.5), beta2 (18.5-&lt;21), beta3 (21.0-&lt;30), gamma (30-&lt;40). For gamma, they empirically choose the following</text:p>
      <text:p text:style-name="P259">ranges: gamma1 (30-&lt;65), gamma2 (65-&lt;90), and gamma3 (90-&gt;135) (Jobert et al., 2012). On the other hand, the International Federation of Clinical Neurophysiology (IFCN) proposes another classification, which is the one most commonly used in clinical EEG (Kane et al., 2017): delta (0.1-&lt;4), theta (4-&lt;8), alpha (8 13), beta (14 30), and gamma (&gt;30–80).</text:p>
      <text:p text:style-name="P260">In understanding the distribution of electrical activity across different frequency bands, the reviewed studies have presented analyses of power density (the amount of electrical energy in a specific frequency band per unit of frequency), absolute power (the total amount of electrical energy in a specific frequency band, disregarding other frequencies), and relative power (the proportion of power in a specific frequency band relative to the total power across all frequencies) (Babiloni et al., 2020; Singh &amp;<text:s/>Krishnan, 2023). The choice of each of these measures to assess brain electrical activity depends on the objectives or the specific analyses being conducted. However, when examining the resting state, it would be advisable to employ relative power, given that it provides information about the proportional distribution of electrical activity in different frequency bands in relation to the total EEG activity. This information can yield valuable insights into potential changes in resting-state brain activity<text:s/>in individuals with SCD.</text:p>
      <text:p text:style-name="P261"><office:annotation office:name="37" xml:id="440500044"><dc:creator>Janka Hauffe</dc:creator><dc:date>2025-01-16T12:28:00</dc:date><meta:creator-initials>JH</meta:creator-initials><text:p text:style-name="P262">discussion</text:p></office:annotation>In conclusion, this systematic review reveals a general tendency toward EEG alterations in the context of SCD. However, specific results indicate noteworthy discrepancies that highlight significant variability.</text:p>
      <text:p text:style-name="P263"><text:span text:style-name="T264">This complexity underscores the need for a thorough exploration of the underlying factors that contribute to divergence in the results of frequency bands, even within the context of the overall EEG alteration observed. Despite the promising potential of analyzing resting-state frequency bands, further refinement is required for their implementation as early biomarkers of brain activity changes or as complementary information in the neuropsychological evaluation of SCD cases. Additionally, this review exclus</text:span><text:span text:style-name="T265">ively reports group-level differences. Further research is needed to better understand how these findings would translate into an individual diagnostic context. Adherence to the latest guidelines, such as those of the IFCN (Babiloni et al., 2020) or the American Clinical Neurophysiology Society (ACNS) (Sinha et al., 2016), is recommended for proper implementation. Constant and uniform research on these frequency bands, guided by these established protocols, can facilitate the identification of consistent pa</text:span><text:span text:style-name="T266">tterns and provide a robust foundation for early diagnosis and the development of more effective treatment strategies. Ultimately, it is crucial to emphasize the importance of adhering to the SCD-I criteria in order to ensure the comparability and reliability of the results across various studies.</text:span><text:span text:style-name="T267"><office:annotation-end office:name="37"/></text:span></text:p>
      <text:p text:style-name="P268"/>
      <text:p text:style-name="P269"><text:span text:style-name="T270"><office:annotation office:name="38" xml:id="175117139"><dc:creator>Janka Hauffe</dc:creator><dc:date>2025-01-30T13:34:00</dc:date><meta:creator-initials>JH</meta:creator-initials><text:p text:style-name="P271">EEG in MCI and AD</text:p></office:annotation>Fröhlich, Kutz, Müller &amp; Claudia Voelcker-Rehagen (2021):<text:s/></text:span><text:span text:style-name="CommentReference"><office:annotation-end office:name="38"/></text:span><office:annotation office:name="39" xml:id="1981383975"><dc:creator>Janka Hauffe</dc:creator><dc:date>2025-01-30T13:34:00</dc:date><meta:creator-initials>JH</meta:creator-initials><text:p text:style-name="P272">@article{frohlich2021characteristics, title={Characteristics of resting state EEG<text:s/>power in 80+-year-olds of different cognitive status}, author={Fr{\"o}hlich, Stephanie and Kutz, Dieter F and M{\"u}ller, Katrin and Voelcker-Rehage, Claudia}, journal={Frontiers in aging neuroscience}, volume={13}, pages={675689}, year={2021}, publisher={Frontiers Media SA} }<text:s/></text:p></office:annotation><text:a xlink:href="https://doi.org/10.3389/fnagi.2021.675689" office:target-frame-name="_top" xlink:show="replace"><text:span text:style-name="T273">https://doi.org/10.3389/fnagi.2021.675689</text:span></text:a><text:span text:style-name="CommentReference"><office:annotation-end office:name="39"/></text:span></text:p>
      <text:p text:style-name="P274"><text:span text:style-name="T275"><office:annotation office:name="40" xml:id="1252008215"><dc:creator>Janka Hauffe</dc:creator><dc:date>2025-01-17T10:10:00</dc:date><meta:creator-initials>JH</meta:creator-initials><text:p text:style-name="P276">Could be somehow the start for my discussion section</text:p></office:annotation>In this study, the<text:s/></text:span><text:span text:style-name="T277">synchronized activity at rest while eyes are open and closed in the classical broad bands delta, theta, alpha, and beta was compared between cognitively healthy OA and individuals with MCI of the same age.</text:span><text:span text:style-name="T278"><office:annotation-end office:name="40"/></text:span><text:span text:style-name="T279"><text:s/>T</text:span><text:span text:style-name="T280"><office:annotation office:name="41" xml:id="515974223"><dc:creator>Janka Hauffe</dc:creator><dc:date>2025-01-17T10:11:00</dc:date><meta:creator-initials>JH</meta:creator-initials><text:p text:style-name="P281">Same, that‘s how the start of discussion section should look like</text:p></office:annotation>he sample included OA, 80 years or older, which are often not enough represented in studies on early detection of dementia. Groups were compared with respect to mean absolute power, relative power, and reactivity to eyes opening separately in each band.</text:span></text:p>
      <text:p text:style-name="P282">No significant differences between any of the groups of different cognitive status (CHI, pMCI, naMCI, and aMCI) were detected. Overall, specific topographical patterns were present, which will be compared with results from other age groups later. In addition, EEG reactivity was also present in each of the four frequency bands with overall greater power during EC compared with EO and a few focal increases in the beta band. The topography of</text:p>
      <text:p text:style-name="P283"><text:span text:style-name="T284">reactivity for the most part related to the topography found in the EC condition.</text:span><text:span text:style-name="T285"><office:annotation-end office:name="41"/></text:span></text:p>
      <text:p text:style-name="P286"/>
      <text:p text:style-name="P287"><text:span text:style-name="T288"><office:annotation office:name="42" xml:id="1538062136"><dc:creator>Janka Hauffe</dc:creator><dc:date>2025-01-30T13:42:00</dc:date><meta:creator-initials>JH</meta:creator-initials><text:p text:style-name="P289">EEG in MCI and AD</text:p></office:annotation>Babiloni et al. (2011):</text:span><text:span text:style-name="T290"><office:annotation office:name="43" xml:id="2073608857"><dc:creator>Janka Hauffe</dc:creator><dc:date>2025-01-30T13:40:00</dc:date><meta:creator-initials>JH</meta:creator-initials><text:p text:style-name="P291">@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42"/></text:span><text:a xlink:href="https://doi.org/10.3233/JAD-2011-0051" office:target-frame-name="_top" xlink:show="replace"><text:span text:style-name="T292">https://doi.org/10.3233/JAD-2011-0051</text:span></text:a><text:span text:style-name="CommentReference"><office:annotation-end office:name="43"/></text:span></text:p>
      <text:p text:style-name="P293"><text:span text:style-name="T294">Recently, greater attention has been focused on the application of quantitative EEG (qEEG) and/or event-related potentials (ERPs) as suitable clinical markers of early stage of disease or its progression<text:s/></text:span><text:span text:style-name="T295"><office:annotation office:name="44" xml:id="1461260531"><dc:creator>Janka Hauffe</dc:creator><dc:date>2025-01-30T13:43:00</dc:date><meta:creator-initials>JH</meta:creator-initials><text:p text:style-name="P296">[4] Celesia GG, Kaufman D, Cone S (1987) Effects of age and</text:p><text:p text:style-name="P297">sex on pattern electroretinograms and visual evoked poten-</text:p><text:p text:style-name="P298">tials.<text:s/>Electroencephalogr. Clin Neurophysiol 68, 161-171.</text:p><text:p text:style-name="P299">[5] Rossini PM, Rossi S, Babiloni C, Polich J (2007) Clinical</text:p><text:p text:style-name="P300">neurophysiology of aging brain: from normal aging to neu-</text:p><text:p text:style-name="P301">rodegeneration. Prog Neurobiol Epub 2007 Aug 8. Review</text:p><text:p text:style-name="P302">83, 375-400.</text:p><text:p text:style-name="P303">[6]<text:s/>Rossini PM (2009) Implications of brain plasticity to brain-</text:p><text:p text:style-name="P304">machine interfaces operation a potential paradox? Int Rev</text:p><text:p text:style-name="P305">Neurobiol 86, 81-90. Review.</text:p></office:annotation>[4–6</text:span><text:span text:style-name="CommentReference"><office:annotation-end office:name="44"/></text:span><text:span text:style-name="T306">]. It has been reported that a positive ERP peaking 600 ms after the zerotime of stimuli to be encoded (P600) was reduced in patients with AD and mild cognitive impairment (MCI), particularly in those MCI patients who subsequently converted to AD [</text:span><text:span text:style-name="T307"><office:annotation office:name="45" xml:id="2143316328"><dc:creator>Janka Hauffe</dc:creator><dc:date>2025-01-30T13:44:00</dc:date><meta:creator-initials>JH</meta:creator-initials><text:p text:style-name="P308">[7] Olichney JM, Morris SK, Ochoa C, Salmon DP, Thal</text:p><text:p text:style-name="P309">LJ, Kutas M, Iragui VJ (2002) Abnormal verbal event</text:p><text:p text:style-name="P310">related potentials in mild cognitive impairment and incipient</text:p><text:p text:style-name="P311">Alzheimer’s disease. J Neurol Neurosur Ps 73, 377-384.</text:p><text:p text:style-name="P312">[8] Olichney JM, Iragui VJ, Salmon DP, Riggins BR, Morris</text:p><text:p text:style-name="P313">SK, Kutas M (2006) Absent event-related potential (ERP)</text:p><text:p text:style-name="P314">word repetition effects in mild Alzheimer’s disease. Clin</text:p><text:p text:style-name="P315">Neurophysiol 117, 1319-1330</text:p></office:annotation>7, 8</text:span><text:span text:style-name="CommentReference"><office:annotation-end office:name="45"/></text:span><text:span text:style-name="T316">]. Furthermore, a positive ERP peaking 300 ms after the zerotime of oddball stimuli (P300) was reduced in amplitude in AD patients [</text:span><text:span text:style-name="T317"><office:annotation office:name="46" xml:id="1996117068"><dc:creator>Janka Hauffe</dc:creator><dc:date>2025-01-30T13:43:00</dc:date><meta:creator-initials>JH</meta:creator-initials><text:p text:style-name="P318">5] Rossini PM, Rossi S, Babiloni C, Polich J (2007) Clinical</text:p><text:p text:style-name="P319">neurophysiology of aging brain: from normal aging to neu-</text:p><text:p text:style-name="P320">rodegeneration. Prog Neurobiol Epub 2007 Aug 8. Review</text:p><text:p text:style-name="P321">83, 375-400.</text:p><text:p text:style-name="P322">[9] Wesson Ashford J, Kerry L Coburn(2011) The Topography</text:p><text:p text:style-name="P323">of P300 Energy Loss in Aging and Alzheimer’s Disease.</text:p><text:p text:style-name="P324">This volume</text:p></office:annotation>5, 9</text:span><text:span text:style-name="CommentReference"><office:annotation-end office:name="46"/></text:span><text:span text:style-name="T325">], even during its early stages [</text:span><text:span text:style-name="T326"><office:annotation office:name="47" xml:id="1218984188"><dc:creator>Janka Hauffe</dc:creator><dc:date>2025-01-30T13:44:00</dc:date><meta:creator-initials>JH</meta:creator-initials><text:p text:style-name="P327"><text:s/>Polich J, Corey-Bloom J (2005) Alzheimer’s disease and</text:p><text:p text:style-name="P328">P300: review and evaluation of task and modality. Curr</text:p><text:p text:style-name="P329">Alzheimer Res 2, 515-525</text:p></office:annotation>10</text:span><text:span text:style-name="CommentReference"><office:annotation-end office:name="47"/></text:span><text:span text:style-name="T330">].</text:span></text:p>
      <text:p text:style-name="P331">Despite the evidence of abnormal cortical rhythms in MCI and AD subjects, EEG analysis alone is unable to allow a diagnosis of disease.</text:p>
      <text:p text:style-name="P332">The hypothesis of some strict relationships between brain activity in MCI and AD subjects implies the prediction of similar features of resting state EEG rhythm in MCI and AD subjects as a function of genetic risk factors.</text:p>
      <text:p text:style-name="P333"/>
      <text:p text:style-name="P334"><text:span text:style-name="T335"><office:annotation office:name="48" xml:id="649676305"><dc:creator>Janka Hauffe</dc:creator><dc:date>2025-01-30T14:18:00</dc:date><meta:creator-initials>JH</meta:creator-initials><text:p text:style-name="P336">EEG in MCI and AD</text:p></office:annotation>Kim et al., 2023</text:span><text:span text:style-name="CommentReference"><office:annotation-end office:name="48"/></text:span><text:span text:style-name="T337">:<text:s/></text:span><office:annotation office:name="49" xml:id="950494716"><dc:creator>Janka Hauffe</dc:creator><dc:date>2025-01-30T14:18:00</dc:date><meta:creator-initials>JH</meta:creator-initials><text:p text:style-name="P338">@article{kim2023resting, title={Resting-state electroencephalographic characteristics related to mild cognitive impairments}, author={Kim, Seong-Eun and Shin, Chanwoo and Yim, Junyeop and<text:s/>Seo, Kyoungwon and Ryu, Hokyoung and Choi, Hojin and Park, Jinseok and Min, Byoung-Kyong}, journal={Frontiers in Psychiatry}, volume={14}, pages={1231861}, year={2023}, publisher={Frontiers Media SA} }<text:s/></text:p></office:annotation><text:a xlink:href="https://doi.org/10.3389/fpsyt.2023.1231861" office:target-frame-name="_top" xlink:show="replace"><text:span text:style-name="T339">https://doi.org/10.3389/fpsyt.2023.1231861</text:span></text:a><text:span text:style-name="CommentReference"><office:annotation-end office:name="49"/></text:span></text:p>
      <text:p text:style-name="P340"><text:span text:style-name="T341">EEG spectral power captures the amplitude of oscillations in each frequency band and can be used as a potential biomarker to differentiate AD from normal aging (</text:span><text:span text:style-name="T342"><office:annotation office:name="50" xml:id="371391360"><dc:creator>Janka Hauffe</dc:creator><dc:date>2025-01-30T14:21:00</dc:date><meta:creator-initials>JH</meta:creator-initials><text:p text:style-name="P343">25. Monllor P, Cervera-Ferri A, Lloret MA, Esteve D, Lopez B, Leon JL, et</text:p><text:p text:style-name="P344">al. Electroencephalography as a non-invasive biomarker of Alzheimer’s disease: a</text:p><text:p text:style-name="P345">forgotten candidate to substitute CSF molecules? Int J Mol Sci. (2021) 22:10889.</text:p><text:p text:style-name="P346">doi: 10.3390/ijms221910889</text:p><text:p text:style-name="P347">26. Kwak YT. Quantitative EEG findings in different stages of Alzheimer’s disease. J</text:p><text:p text:style-name="P348">Clin Neurophysiol. (2006) 23:457–62. doi: 10.1097/01.wnp.0000223453.47663.63</text:p><text:p text:style-name="P349">27. Babiloni C, Triggiani AI, Lizio R, Cordone S, Tattoli G, Bevilacqua V,</text:p><text:p text:style-name="P350">et al. Classification of single normal and Alzheimer’s disease individuals from</text:p><text:p text:style-name="P351">cortical sources of resting state EEG rhythms. Front Neurosci. (2016) 10:47.</text:p><text:p text:style-name="P352">doi: 10.3389/fnins.2016.00047</text:p><text:p text:style-name="P353">28. Meghdadi AH. Stevanovi´c Kari´c M, McConnell M, Rupp G, Richard C,</text:p><text:p text:style-name="P354">Hamilton J, et al. Resting state EEG biomarkers of cognitive decline associated with</text:p><text:p text:style-name="P355">Alzheimer’s disease and mild cognitive impairment. PLoS ONE. (2021) 16:e0244180.</text:p><text:p text:style-name="P356">doi: 10.1371/journal.pone.0244180</text:p></office:annotation>25–28</text:span><text:span text:style-name="CommentReference"><office:annotation-end office:name="50"/></text:span><text:span text:style-name="T357">). In spectral analysis, it has been predominantly observed that the dementia stages of AD are associated with slowing oscillations caused by increasing low-frequency and decreasing high-frequency band power (</text:span><text:span text:style-name="T358"><office:annotation office:name="51" xml:id="1563870563"><dc:creator>Janka Hauffe</dc:creator><dc:date>2025-01-30T14:20:00</dc:date><meta:creator-initials>JH</meta:creator-initials><text:p text:style-name="P359">24. Cassani R, Estarellas M, San-Martin R, Fraga FJ, Falk TH. Systematic review on</text:p><text:p text:style-name="P360">resting-state EEG for Alzheimer’s disease diagnosis and progression assessment. Dis</text:p><text:p text:style-name="P361">Markers. (2018) 2018:5174815. doi: 10.1155/2018/5174815</text:p></office:annotation>24</text:span><text:span text:style-name="CommentReference"><office:annotation-end office:name="51"/></text:span><text:span text:style-name="T362">).</text:span></text:p>
      <text:p text:style-name="P363"><text:span text:style-name="T364">However, other studies found no or minimal differences between the MCI and healthy control (HC) groups (</text:span><text:span text:style-name="T365"><office:annotation office:name="52" xml:id="1736789997"><dc:creator>Janka Hauffe</dc:creator><dc:date>2025-01-30T14:21:00</dc:date><meta:creator-initials>JH</meta:creator-initials><text:p text:style-name="P366">29. Van der Hiele K, Vein A,<text:s/>Reijntjes R, Westendorp R, Bollen E, Van Buchem M,</text:p><text:p text:style-name="P367">et al. EEG correlates in the spectrum of cognitive decline. Clin Neurophysiol. (2007)</text:p><text:p text:style-name="P368">118:1931–9. doi: 10.1016/j.clinph.2007.05.070</text:p><text:p text:style-name="P369">30. Yan Y, Zhao A, Ying W, Qiu Y, Ding Y, Wang Y, et al. Functional</text:p><text:p text:style-name="P370">connectivity alterations based on the weighted phase lag index: an exploratory</text:p><text:p text:style-name="P371">electroencephalography study on Alzheimer’s Disease. Curr Alzheimer Res. (2021)</text:p><text:p text:style-name="P372">18:513–22. doi: 10.2174/1567205018666211001110824</text:p><text:p text:style-name="P373">31. Pijnenburg YA, Vd Made Y, Van Walsum AVC, Knol D, Scheltens P, Stam</text:p><text:p text:style-name="P374">CJ, et al. synchronization likelihood in mild cognitive impairment and Alzheimer’s</text:p><text:p text:style-name="P375">disease during a working memory task. Clin Neurophysiol. (2004) 115:1332–9.</text:p><text:p text:style-name="P376">doi: 10.1016/j.clinph.2003.12.029</text:p></office:annotation>29–31</text:span><text:span text:style-name="CommentReference"><office:annotation-end office:name="52"/></text:span><text:span text:style-name="T377">), suggesting that the neurophysiological changes underlying MCI may not always be apparent in spectral power owing to the complex and heterogeneous conditions of MCI. Therefore, it is important to combine multiple biomarkers such as complexity measures, functional connectivity, and graph-based network analyses, to enhance MCI detection.</text:span></text:p>
      <text:p text:style-name="P378">3. Results</text:p>
      <text:p text:style-name="P379">3.1. Power spectral properties</text:p>
      <text:p text:style-name="P380">Topographic plots were computed for the delta (0.1–4 Hz), theta (4-8 Hz), alpha (8–12 Hz), beta (12–30 Hz), and gamma (30–45 Hz) frequency bands in the HC and MCI groups. In both</text:p>
      <text:p text:style-name="P381">groups, delta oscillations were dominant in the frontal area (Fp1 and Fp2) (Figure 2A). Theta and alpha oscillations were prominent in occipital regions (O1 and O2) in two groups (Figures 2B, C). Beta and gamma activities remained negligible across all brain regions (Figures 2D, E). However, no significant differences were found between the HC and MCI groups in any of the frequency bands and channels after FDR correction.</text:p>
      <text:p text:style-name="P382">Our findings indicated that the power spectrum analysis did not yield any significant differences between the HC and MCI groups. However, when analyzing the multiscale SE, we observed that the MCI group exhibited lower complexity.<text:s/></text:p>
      <text:p text:style-name="P383">In addition, the MCI group demonstrated higher wPLI values than the HC group. Further examination using graph theory analysis revealed that the MCI group predominantly displayed lower global efficiency in the theta band and higher local efficiency in the gamma band relative to the HC group. Moreover, nodal efficiency was reduced in the frontal region of the MCI group.<text:s/></text:p>
      <text:p text:style-name="P384">Finally, in the small-world analysis, the MCI group exhibited a lower small-world coefficient when compared to the HC group.</text:p>
      <text:p text:style-name="P385"><text:span text:style-name="T386">In the power spectral analysis, no significant differences were found between the HC and MCI groups in any frequency band (delta, theta, alpha, beta, or gamma). This suggests that there were no significant differences in the overall power of the EEG signals between the two groups. These results are consistent with those of the recent studies suggesting that PSD had a limited ability to distinguish between HC and MCI groups (</text:span><text:span text:style-name="T387"><office:annotation office:name="53" xml:id="779535585"><dc:creator>Janka Hauffe</dc:creator><dc:date>2025-01-30T14:22:00</dc:date><meta:creator-initials>JH</meta:creator-initials><text:p text:style-name="P388">30. Yan Y, Zhao A, Ying W, Qiu Y, Ding Y, Wang Y, et al. Functional</text:p><text:p text:style-name="P389">connectivity alterations based on the weighted phase lag index: an exploratory</text:p><text:p text:style-name="P390">electroencephalography study on Alzheimer’s Disease. Curr Alzheimer Res. (2021)</text:p><text:p text:style-name="P391">18:513–22. doi: 10.2174/1567205018666211001110824</text:p></office:annotation>30</text:span><text:span text:style-name="CommentReference"><office:annotation-end office:name="53"/></text:span><text:span text:style-name="T392">,<text:s/></text:span><text:span text:style-name="T393"><office:annotation office:name="54" xml:id="1970228158"><dc:creator>Janka Hauffe</dc:creator><dc:date>2025-01-30T14:22:00</dc:date><meta:creator-initials>JH</meta:creator-initials><text:p text:style-name="P394">77. Fröhlich S, Kutz DF, Müller K, Voelcker-Rehage C. Characteristics of resting state</text:p><text:p text:style-name="P395">EEG power in 80+-year-olds of different cognitive status. Front Aging<text:s/>Neurosci. (2021)</text:p><text:p text:style-name="P396">13:675689. doi: 10.3389/fnagi.2021.675689</text:p></office:annotation>77</text:span><text:span text:style-name="CommentReference"><office:annotation-end office:name="54"/></text:span><text:span text:style-name="T397">).</text:span></text:p>
      <text:p text:style-name="P398"><text:span text:style-name="T399">However, some prior findings have revealed that MCI can be characterized by lower alpha and beta power as well as stronger delta and theta power (</text:span><text:span text:style-name="T400"><office:annotation office:name="55" xml:id="417544673"><dc:creator>Janka Hauffe</dc:creator><dc:date>2025-01-30T14:22:00</dc:date><meta:creator-initials>JH</meta:creator-initials><text:p text:style-name="P401">26. Kwak YT. Quantitative EEG findings in different stages of Alzheimer’s disease. J</text:p><text:p text:style-name="P402">Clin Neurophysiol. (2006) 23:457–62. doi: 10.1097/01.wnp.0000223453.47663.63</text:p></office:annotation>26</text:span><text:span text:style-name="CommentReference"><office:annotation-end office:name="55"/></text:span><text:span text:style-name="T403">). This contradiction may be because the neurophysiological changes associated with MCI may not always be apparent in spectral power, suggesting that the power spectral analysis is relatively insensitive to network changes resulting from MCI progression.</text:span></text:p>
      <text:p text:style-name="P404">Our findings suggest that alterations in functional connectivity and graph theory-based measures, particularly in the theta band associated with memory and attention processes,</text:p>
      <text:p text:style-name="P405">may serve as important clinical biomarkers for detecting and monitoring cognitive decline in individuals with MCI. Small sample size.</text:p>
      <text:p text:style-name="P406"/>
      <text:p text:style-name="P407"><text:span text:style-name="T408"><office:annotation office:name="56" xml:id="2044067395"><dc:creator>Janka Hauffe</dc:creator><dc:date>2025-01-30T14:40:00</dc:date><meta:creator-initials>JH</meta:creator-initials><text:p text:style-name="P409">EEG in MCI and AD</text:p></office:annotation>Jelic et al., 2000</text:span><text:span text:style-name="CommentReference"><office:annotation-end office:name="56"/></text:span><text:span text:style-name="T410">:<text:s/></text:span><office:annotation office:name="57" xml:id="1642743490"><dc:creator>Janka Hauffe</dc:creator><dc:date>2025-01-30T14:37:00</dc:date><meta:creator-initials>JH</meta:creator-initials><text:p text:style-name="P411">@article{jelic2000quantitative, title={Quantitative electroencephalography in mild cognitive impairment: longitudinal changes and possible prediction of Alzheimer’s disease}, author={Jelic, Vesna and Johansson, Sven Erik and Almkvist, Ove and Shigeta, Masahiro and Julin, Per and Nordberg, Agneta and Winblad, Bengt and Wahlund, Lars Olof}, journal={Neurobiology of aging}, volume={21}, number={4}, pages={533--540}, year={2000}, publisher={Elsevier} }<text:s/></text:p></office:annotation><text:a xlink:href="https://doi.org/10.1016/S0197-4580(00)00153-6" office:target-frame-name="_top" xlink:show="replace"><text:span text:style-name="T412">https://doi.org/10.1016/S0197-4580(00)00153-6</text:span></text:a><text:span text:style-name="CommentReference"><office:annotation-end office:name="57"/></text:span></text:p>
      <text:p text:style-name="P413"><office:annotation office:name="58" xml:id="1238986632"><dc:creator>Janka Hauffe</dc:creator><dc:date>2025-01-17T16:51:00</dc:date><meta:creator-initials>JH</meta:creator-initials><text:p text:style-name="P414">discussion</text:p></office:annotation>Another potential explanation of our results could be that the use of relative power is compromised by the fact that all other bands are interrelated. An increase in, for example, theta power will also cause a decrease in relative alpha power even if there was no change in the amount of alpha absolute power. However, the main interest of this study was to find sensitive neurophysiological indices of disease prediction and progression in subjects at risk and not to draw any stronger inferences about the biological significance of different frequency bands. The separate reliability part of this study, performed as repeated measurements on healthy subjects, showed in general higher intraindividual</text:p>
      <text:p text:style-name="P415"><text:span text:style-name="T416">temporal variability for absolute power values, which was especially marked for the slow frequency bands. Therefore, the use of relative power values was justified.</text:span><text:span text:style-name="T417"><office:annotation-end office:name="58"/></text:span></text:p>
      <text:p text:style-name="P418"/>
      <text:p text:style-name="P419"><text:span text:style-name="T420"><office:annotation office:name="59" xml:id="1598721371"><dc:creator>Janka Hauffe</dc:creator><dc:date>2025-01-30T14:53:00</dc:date><meta:creator-initials>JH</meta:creator-initials><text:p text:style-name="P421"><text:span text:style-name="T422">Cognitive impairments in depressive and anxiety disorders with a focus on young adults</text:span></text:p></office:annotation>Castaneda, Tuulio-Henriksson, Marttunen, Suvisaari &amp; Lönnqvist, 2008</text:span><text:span text:style-name="CommentReference"><office:annotation-end office:name="59"/></text:span><text:span text:style-name="T423">:<text:s/></text:span><office:annotation office:name="60" xml:id="75370632"><dc:creator>Janka Hauffe</dc:creator><dc:date>2025-01-30T14:52:00</dc:date><meta:creator-initials>JH</meta:creator-initials><text:p text:style-name="P424">@article{castaneda2008review, title={A review on cognitive impairments in depressive and anxiety disorders with a focus on young adults}, author={Castaneda, Anu E and Tuulio-Henriksson, Annamari and Marttunen, Mauri and Suvisaari, Jaana and L{\"o}nnqvist, Jouko}, journal={Journal of affective disorders}, volume={106}, number={1-2}, pages={1--27}, year={2008}, publisher={Elsevier} }<text:s/></text:p></office:annotation><text:a xlink:href="https://doi.org/10.1016/j.jad.2007.06.006" office:target-frame-name="_top" xlink:show="replace"><text:span text:style-name="T425">https://doi.org/10.1016/j.jad.2007.06.006</text:span></text:a><text:span text:style-name="CommentReference"><office:annotation-end office:name="60"/></text:span></text:p>
      <text:p text:style-name="P426">There is growing evidence for cognitive dysfunction in depressive and anxiety disorders. Nevertheless, the<text:s/>neuropsychological profile of young adult patients has not received much systematic investigation. The following paper reviews the existing literature on cognitive impairments in depressive and anxiety disorders particularly among young adults. Additionally, the focus of young adult age group and the effect of confounding variables on study results are discussed.</text:p>
      <text:p text:style-name="P427">Cognitive impairments are common in young adults with major depression and anxiety disorders, although their nature remains partly<text:s/>unclear. Accordingly, executive dysfunction is evident in major depression, but other more specific deficits appear to depend essentially on disorder characteristics. The profile of cognitive dysfunction seems to depend on anxiety disorder subtype, but at least obsessive–compulsive disorder is associated with deficits in executive functioning and visual memory. The conflicting results may be explained by heterogeneity within study participants, such as illness status, comorbid mental disorders, and</text:p>
      <text:p text:style-name="P428">medication, and other methodological issues, including inadequate matching of study groups and varying testing procedures.</text:p>
      <text:p text:style-name="P429">Cognitive impairments are common in major depression and anxiety disorders. However, more research is needed to confirm and widen these findings, and to expand the knowledge into clinical practice. Controlling of confounding variables in future studies is highly recommended</text:p>
      <text:list text:style-name="LFO1" text:continue-numbering="true">
        <text:list-item>
          <text:p text:style-name="P430">But all with objective cognitive impairment and therefore probably not relevant for my discussion</text:p>
        </text:list-item>
      </text:list>
      <text:p text:style-name="P431"/>
      <text:p text:style-name="P432"><text:span text:style-name="T433"><office:annotation office:name="61" xml:id="198233062"><dc:creator>Janka Hauffe</dc:creator><dc:date>2025-01-30T14:54:00</dc:date><meta:creator-initials>JH</meta:creator-initials><text:p text:style-name="P434">Cognitive impairment in depression</text:p></office:annotation>Grant, Thase &amp; Sweeney,<text:s/></text:span><text:span text:style-name="T435">2001</text:span><text:span text:style-name="CommentReference"><office:annotation-end office:name="61"/></text:span><text:span text:style-name="T436">:<text:s/></text:span><office:annotation office:name="62" xml:id="895039367"><dc:creator>Janka Hauffe</dc:creator><dc:date>2025-01-30T14:54:00</dc:date><meta:creator-initials>JH</meta:creator-initials><text:p text:style-name="P437">@article{grant2001cognitive, title={Cognitive disturbance in outpatient depressed younger adults: evidence of modest impairment}, author={Grant, Merida M and Thase, Michael E and Sweeney, John A}, journal={Biological psychiatry}, volume={50}, number={1}, pages={35--43}, year={2001}, publisher={Elsevier} }<text:s/></text:p></office:annotation><text:a xlink:href="https://doi.org/10.1016/s0006-3223(00)01072-6" office:target-frame-name="_top" xlink:show="replace"><text:span text:style-name="T438">https://doi.org/10.1016/s0006-3223(00)01072-6</text:span></text:a><text:span text:style-name="CommentReference"><office:annotation-end office:name="62"/></text:span></text:p>
      <text:p text:style-name="P439"><text:span text:style-name="T440">The most striking finding from the current study was the absence of significant cognitive impairment on the majority of both standardized neuropsychologic tests and experimental computerized cognitive measures in younger am</text:span><text:span text:style-name="T441"><text:s/></text:span><text:span text:style-name="T442">bulatory adults with major depression. Intact atentional, memory, and motor functioning were noted across batteries, with some suggestion of impaired executive functioning provided by the WCST. These findings from a large sample of younger (average age 39.0 years), unmedicated depressed patients using a comprehensive neurocognitive assessment indicate that major depressive disorder per se in young ambulatory adults is associated with only minimal cognitive deficits. These findings are consistent with</text:span></text:p>
      <text:p text:style-name="P443">those of several other recent studies of<text:s/>smaller samples of younger medicated depressed patients (Fossati et al 1999; Purcell et al 1997) but are notably different from the more consistent findings of cognitive impairments reported among older depressed patients (Beats et al 1996; Elliott et al 1996; Harvey et al 1997; Palmer et al 1996).</text:p>
      <text:p text:style-name="P444"/>
      <text:p text:style-name="P445"><text:span text:style-name="T446"><office:annotation office:name="63" xml:id="1911365383"><dc:creator>Janka Hauffe</dc:creator><dc:date>2025-01-30T14:55:00</dc:date><meta:creator-initials>JH</meta:creator-initials><text:p text:style-name="P447"><text:span text:style-name="T448">EEG Frequency bands in psychiatric disorders</text:span></text:p></office:annotation>Newson &amp; Thiagarajan (2019):<text:s/></text:span><text:span text:style-name="CommentReference"><office:annotation-end office:name="63"/></text:span><office:annotation office:name="64" xml:id="853523170"><dc:creator>Janka Hauffe</dc:creator><dc:date>2025-01-30T14:55:00</dc:date><meta:creator-initials>JH</meta:creator-initials><text:p text:style-name="P449">@article{newson2019eeg, title={EEG frequency bands in psychiatric disorders: a review of resting state studies}, author={Newson, Jennifer J and Thiagarajan, Tara C}, journal={Frontiers in human neuroscience}, volume={12}, pages={521}, year={2019}, publisher={Frontiers Media SA} }<text:s/></text:p></office:annotation><text:a xlink:href="https://doi.org/10.3389/fnhum.2018.00521" office:target-frame-name="_top" xlink:show="replace"><text:span text:style-name="T450">https://doi.org/10.3389/fnhum.2018.00521</text:span></text:a><text:span text:style-name="CommentReference"><office:annotation-end office:name="64"/></text:span></text:p>
      <text:p text:style-name="P451">Depression: The dominant result for depression was an increase in the absolute power in both theta and beta bands for both eyes open and eyes closed conditions (eyes closed consistency 1.8, validation 880; eyes open consistency 2.0, validation 337) with average magnitudes of 48%. However, these increases were no longer visible when considering relative power where most studies failed to find any significant differences across any band (Knott et al., 2001b; Morgan et al., 2005; Korb et al., 2008; Cook et al., 2014). The largest study (Arns et al., 2015) consisting of 1,344 participants showed increases in theta power across frontal regions of the brain using the eLORETA source localized signal which is methodologically different from most other depression studies identified for this review which perform their analysis in</text:p>
      <text:p text:style-name="P452"><text:span text:style-name="T453">electrode space. Other disorders such as bipolar disorder (Clementz et al., 1994; El-Badri et al., 2001; Bas¸ar et al., 2012; Kam et al., 2013; Narayanan et al., 2014; Moeini et al., 2015), anxiety (Sachs et al., 2004; Oathes et al., 2008; Xing et al., 2017) and panic disorder (Knott et al., 1996; Gordeev, 2008; Wise et al., 2011; de Carvalho et al., 2015) are included here for completeness.</text:span></text:p>
      <text:p text:style-name="P454">However generally there was no more than one or two studies for any one condition (eyes closed, eyes open, relative power, absolute power), which was too few for the inference of any trends or for the calculation of consistency scores. Nonetheless we show these results as part of our table with the caveat that they are generally poorly validated.</text:p>
      <text:p text:style-name="P455"/>
      <text:p text:style-name="P456"><text:span text:style-name="T457"><office:annotation office:name="65" xml:id="1353264733"><dc:creator>Janka Hauffe</dc:creator><dc:date>2025-01-29T13:57:00</dc:date><meta:creator-initials>JH</meta:creator-initials><text:p text:style-name="P458">EEG in dementia and AD (what‘s the difference?)</text:p></office:annotation>Schreiter-Gasser, Gasser &amp; Ziegler (1993)<text:s/></text:span><text:span text:style-name="CommentReference"><office:annotation-end office:name="65"/></text:span><text:span text:style-name="T459">:<text:s/></text:span><office:annotation office:name="66" xml:id="492819575"><dc:creator>Janka Hauffe</dc:creator><dc:date>2025-01-29T13:54:00</dc:date><meta:creator-initials>JH</meta:creator-initials><text:p text:style-name="P460">@article{schreiter1994quantitative, title={Quantitative EEG analysis in early onset<text:s/>Alzheimer's disease: correlations with severity, clinical characteristics, visual EEG and CCT}, author={Schreiter-Gasser, Ursula and Gasser, Theo and Ziegler, Peter}, journal={Electroencephalography and clinical Neurophysiology}, volume={90}, number={4}, pages={267--272}, year={1994}, publisher={Elsevier} }<text:s/></text:p></office:annotation><text:a xlink:href="https://doi.org/10.1016/0013-4694(94)90144-9" office:target-frame-name="_top" xlink:show="replace"><text:span text:style-name="T461">https://doi.org/10.1016/0013-4694(94)90144-9</text:span></text:a><text:span text:style-name="CommentReference"><office:annotation-end office:name="66"/></text:span></text:p>
      <text:p text:style-name="P462"><text:span text:style-name="T463">The<text:s/></text:span><text:span text:style-name="T464">delta</text:span><text:span text:style-name="T465"><text:s/>band is by far the best indicator for the degree of dementia. The<text:s/></text:span><text:span text:style-name="T466">theta</text:span><text:span text:style-name="T467"><text:s/>band, which best separated patients from controls (Schreiter-Gasser et al. 1993), separates poorly different stages of dementia. This can be explained by the fact that<text:s/></text:span><text:span text:style-name="T468">theta</text:span><text:span text:style-name="T469"><text:s/>activity is greatly increased already in mild to moderate cases. In the<text:s/></text:span><text:span text:style-name="T470">delta</text:span><text:span text:style-name="T471"><text:s/>band, on the</text:span></text:p>
      <text:p text:style-name="P472"><text:span text:style-name="T473">other hand, mild to moderate cases are intermediate between severe cases and controls. Thus, progression of Alzheimer's disease goes along with gradual increase of<text:s/></text:span><text:span text:style-name="T474">delta</text:span><text:span text:style-name="T475"><text:s/>power. This is in general agreement with the literature (Cohen et al. 1985; Penttilfi et al. 1985; Soininen and Partanen 1988; Soininen et al. 1991), but the relationships are more clear-cut in our</text:span></text:p>
      <text:p text:style-name="P476">Study.</text:p>
      <text:p text:style-name="P477"/>
      <text:p text:style-name="P478"><text:bookmark-start text:name="_Hlk189136188"/><text:span text:style-name="T479"><office:annotation office:name="67" xml:id="415126250"><dc:creator>Janka Hauffe</dc:creator><dc:date>2025-01-30T13:36:00</dc:date><meta:creator-initials>JH</meta:creator-initials><text:p text:style-name="P480">EEG in MCI and AD</text:p></office:annotation>Farina et al., 2020</text:span><text:span text:style-name="CommentReference"><office:annotation-end office:name="67"/></text:span><text:span text:style-name="T481">:<text:s/></text:span><office:annotation office:name="68" xml:id="1534004832"><dc:creator>Janka Hauffe</dc:creator><dc:date>2025-01-30T13:36:00</dc:date><meta:creator-initials>JH</meta:creator-initials><text:p text:style-name="P482">@article{farina2020comparison, title={A comparison of resting state EEG and structural MRI for classifying Alzheimer’s disease and mild cognitive impairment}, author={Farina, Francesca R and Emek-Sava{\c{s}}, DD and Rueda-Delgado, L and Boyle, Rory and Kiiski, Hanni and Yener, G{\"o}rsev and Whelan, Robert}, journal={Neuroimage}, volume={215}, pages={116795}, year={2020}, publisher={Elsevier} }<text:s/></text:p></office:annotation><text:a xlink:href="https://doi.org/10.1016/j.neuroimage.2020.116795" office:target-frame-name="_top" xlink:show="replace"><text:span text:style-name="T483">https://doi.org/10.1016/j.neuroimage.2020.116795</text:span></text:a><text:span text:style-name="CommentReference"><office:annotation-end office:name="68"/></text:span></text:p>
      <text:p text:style-name="P484"><text:bookmark-end text:name="_Hlk189136188"/><text:span text:style-name="T485"><office:annotation office:name="69" xml:id="910747914"><dc:creator>Janka Hauffe</dc:creator><dc:date>2025-02-14T13:08:00</dc:date><meta:creator-initials>JH</meta:creator-initials><text:p text:style-name="P486">discussion</text:p></office:annotation>Higher<text:s/></text:span><text:span text:style-name="T487">delta</text:span><text:span text:style-name="T488"><text:s/>power in left temporo-parietal areas was also indicative of patient status, though to a lesser degree, consistent with evidence that<text:s/></text:span><text:span text:style-name="T489">delta</text:span><text:span text:style-name="T490"><text:s/>changes occur later (Roh et al., 2011).<text:s/></text:span><text:span text:style-name="CommentReference"><office:annotation-end office:name="69"/></text:span></text:p>
      <text:p text:style-name="P491"/>
      <text:p text:style-name="P492"><text:bookmark-start text:name="_Hlk189306856"/><text:span text:style-name="T493"><office:annotation office:name="70" xml:id="137741817"><dc:creator>Janka Hauffe</dc:creator><dc:date>2025-01-29T13:40:00</dc:date><meta:creator-initials>JH</meta:creator-initials><text:p text:style-name="P494">EEG in AD and MCI / objective and subjective decline</text:p></office:annotation>Jelic, Shigeta, Julin, Almkvist, Winblad &amp; Wahlund (1996)</text:span><text:span text:style-name="CommentReference"><office:annotation-end office:name="70"/></text:span><text:span text:style-name="T495">:<text:s/></text:span><office:annotation office:name="71" xml:id="1750029730"><dc:creator>Janka Hauffe</dc:creator><dc:date>2025-01-29T13:37:00</dc:date><meta:creator-initials>JH</meta:creator-initials><text:p text:style-name="P496">@article{jelic1996quantitative, title={Quantitative electroencephalography power and coherence in Alzheimer's disease and mild cognitive impairment}, author={Jelic, Vesna and Shigeta, Masahiro and Julin, Per and Almkvist, Ove and Winblad, Bengt and Wahlund, Lars-Olof}, journal={Dementia and Geriatric Cognitive Disorders}, volume={7}, number={6}, pages={314--323}, year={1996}, publisher={S. Karger AG Basel, Switzerland} }<text:s/></text:p></office:annotation><text:a xlink:href="https://doi.org/10.1159/000106897" office:target-frame-name="_top" xlink:show="replace"><text:span text:style-name="T497">https://doi.org/10.1159/000106897</text:span></text:a><text:span text:style-name="CommentReference"><office:annotation-end office:name="71"/></text:span><text:bookmark-end text:name="_Hlk189306856"/></text:p>
      <text:p text:style-name="P498">The lack of clear qEEG changes in the present study in subjects with MCI can have at least two explanations. 1. Group is heterogeneous and, according to some follow-up studies, only a proportion of them will show further cognitive decline and develop manifest disease (4,9). 2. Some of these subjects have preclinical AD with pathology still restrictred to medial temporal lobes, which cannot be detected as changes in EEG power.</text:p>
      <text:p text:style-name="P499"/>
      <text:p text:style-name="P500"><text:span text:style-name="T501"><office:annotation office:name="72" xml:id="1461928216"><dc:creator>Janka Hauffe</dc:creator><dc:date>2025-01-29T13:47:00</dc:date><meta:creator-initials>JH</meta:creator-initials><text:p text:style-name="P502">EEG in cognitive impairment in AD</text:p></office:annotation>Claus et al. (2000):<text:s/></text:span><text:span text:style-name="CommentReference"><office:annotation-end office:name="72"/></text:span><office:annotation office:name="73" xml:id="1450757287"><dc:creator>Janka Hauffe</dc:creator><dc:date>2025-01-29T13:42:00</dc:date><meta:creator-initials>JH</meta:creator-initials><text:p text:style-name="P503">@article{claus2000determinants, title={Determinants of quantitative spectral electroencephalography in early Alzheimer’s<text:s/>disease: cognitive function, regional cerebral blood flow, and computed tomography}, author={Claus, JJ and Ongerboer de Visser, BW and Bour, LJ and Walstra, GJM and Hijdra, A and Verbeeten Jr, B and Van Royen, EA and Kwa, VIH and Van Gool, WA}, journal={Dementia and geriatric cognitive disorders}, volume={11}, number={2}, pages={81--89}, year={2000}, publisher={S. Karger AG Basel, Switzerland} }<text:s/></text:p></office:annotation><text:a xlink:href="https://doi.org/10.1159/000017219" office:target-frame-name="_top" xlink:show="replace"><text:span text:style-name="T504">https://doi.org/10.1159/000017219</text:span></text:a><text:span text:style-name="CommentReference"><office:annotation-end office:name="73"/></text:span></text:p>
      <text:p text:style-name="P505"><text:span text:style-name="T506">This analysis may demonstrate</text:span></text:p>
      <text:p text:style-name="P507"><text:span text:style-name="T508">that increase of absolute<text:s/></text:span><text:span text:style-name="T509">theta</text:span><text:span text:style-name="T510"><text:s/>and<text:s/></text:span><text:span text:style-name="T511">delta</text:span><text:span text:style-name="T512"><text:s/>power is sometimes less clearly reflected in the relative power values.</text:span></text:p>
      <text:p text:style-name="P513"><text:span text:style-name="T514">This is probably due to the fact that<text:s/></text:span><text:span text:style-name="T515">theta</text:span><text:span text:style-name="T516"><text:s/>and also<text:s/></text:span><text:span text:style-name="T517">delta</text:span><text:span text:style-name="T518"><text:s/>power determine the main part of the total power. As, for instance,<text:s/></text:span><text:span text:style-name="T519">theta</text:span><text:span text:style-name="T520"><text:s/>or<text:s/></text:span><text:span text:style-name="T521">delta</text:span><text:span text:style-name="T522"><text:s/>increases, the total power more or less increases proportionally. An increase in<text:s/></text:span><text:span text:style-name="T523">theta</text:span><text:span text:style-name="T524"><text:s/>or<text:s/></text:span><text:span text:style-name="T525">delta</text:span><text:span text:style-name="T526"><text:s/>may then be reflected by the absolute power, rather than by the relative EEG values.</text:span></text:p>
      <text:p text:style-name="P527"/>
      <text:p text:style-name="P528"><text:bookmark-start text:name="_Hlk189308089"/><text:span text:style-name="T529"><office:annotation office:name="74" xml:id="765106574"><dc:creator>Janka Hauffe</dc:creator><dc:date>2025-01-29T13:57:00</dc:date><meta:creator-initials>JH</meta:creator-initials><text:p text:style-name="P530">EEG in dementia and AD (what‘s the difference?)</text:p></office:annotation>Schreiter-Gasser, Gasser &amp; Ziegler (1993)<text:s/></text:span><text:span text:style-name="CommentReference"><office:annotation-end office:name="74"/></text:span><text:span text:style-name="T531">:<text:s/></text:span><office:annotation office:name="75" xml:id="1019666857"><dc:creator>Janka Hauffe</dc:creator><dc:date>2025-01-29T13:54:00</dc:date><meta:creator-initials>JH</meta:creator-initials><text:p text:style-name="P532">@article{schreiter1994quantitative, title={Quantitative EEG analysis in early onset Alzheimer's disease: correlations with severity, clinical characteristics, visual EEG and CCT},<text:s/>author={Schreiter-Gasser, Ursula and Gasser, Theo and Ziegler, Peter}, journal={Electroencephalography and clinical Neurophysiology}, volume={90}, number={4}, pages={267--272}, year={1994}, publisher={Elsevier} }<text:s/></text:p></office:annotation><text:a xlink:href="https://doi.org/10.1016/0013-4694(94)90144-9" office:target-frame-name="_top" xlink:show="replace"><text:span text:style-name="T533">https://doi.org/10.1016/0013-4694(94)90144-9</text:span></text:a><text:span text:style-name="CommentReference"><office:annotation-end office:name="75"/></text:span></text:p>
      <text:p text:style-name="P534"><text:bookmark-end text:name="_Hlk189308089"/><text:span text:style-name="T535">The degree of dementia is strongly reflected by an increase of power in the<text:s/></text:span><text:span text:style-name="T536">delta</text:span><text:span text:style-name="T537"><text:s/>frequency band, accentuated on the left hemisphere.<text:s/></text:span></text:p>
      <text:p text:style-name="P538"><text:span text:style-name="T539">The quantitative EEG shows a surprising power in reflecting stages of AIzheimer's disease and indeed the most striking associations occurred between the degree of dementia and<text:s/></text:span><text:span text:style-name="T540">delta</text:span><text:span text:style-name="T541"><text:s/>power.<text:s/></text:span><text:bookmark-start text:name="_Hlk189308078"/><text:span text:style-name="T542">The<text:s/></text:span><text:span text:style-name="T543">delta</text:span><text:span text:style-name="T544"><text:s/>band is by far the best indicator for the degree of dementia. The<text:s/></text:span><text:span text:style-name="T545">theta</text:span><text:span text:style-name="T546"><text:s/>band, which best separated patients from controls (Schreiter-Gasser et al. 1993), separates poorly different stages of dementia. This can be explained by the fact that<text:s/></text:span><text:span text:style-name="T547">theta</text:span><text:span text:style-name="T548"><text:s/>activity is greatly increased already in mild to moderate cases. In the<text:s/></text:span><text:span text:style-name="T549">delta</text:span><text:span text:style-name="T550"><text:s/>band, on the</text:span><text:span text:style-name="T551"><text:s/></text:span><text:span text:style-name="T552">other hand, mild to moderate cases are intermediate between severe cases and controls. Thus, progression of Alzheimer's disease goes along with gradual<text:s/></text:span><text:span text:style-name="T553">increase of<text:s/></text:span><text:span text:style-name="T554">delta</text:span><text:span text:style-name="T555"><text:s/>power. This is in general agreement with the literature (Cohen et al. 1985; Penttilfi et al. 1985; Soininen and Partanen 1988; Soininen et al. 1991), but the relationships are more clear-cut in our</text:span></text:p>
      <text:p text:style-name="P556">Study.<text:s/><text:bookmark-end text:name="_Hlk189308078"/>This may be attributed to using absolute rather than relative power and also to LOG artifact correction.</text:p>
      <text:p text:style-name="P557"/>
      <text:p text:style-name="P558"><text:span text:style-name="T559"><office:annotation office:name="77" xml:id="362277631"><dc:creator>Janka Hauffe</dc:creator><dc:date>2025-01-29T14:09:00</dc:date><meta:creator-initials>JH</meta:creator-initials><text:p text:style-name="P560">EEG in AD</text:p></office:annotation>Elmståhl, Ros</text:span><text:span text:style-name="T561"><office:annotation office:name="76" xml:id="2122065493"><dc:creator>Janka Hauffe</dc:creator><dc:date>2025-01-08T17:43:00</dc:date><meta:creator-initials>JH</meta:creator-initials><text:p text:style-name="P562">akzent</text:p></office:annotation>e</text:span><text:span text:style-name="T563"><office:annotation-end office:name="76"/></text:span><text:span text:style-name="T564">n &amp; Gullberg (1994):<text:s/></text:span><text:span text:style-name="CommentReference"><office:annotation-end office:name="77"/></text:span><office:annotation office:name="78" xml:id="1128122105"><dc:creator>Janka Hauffe</dc:creator><dc:date>2025-01-29T14:04:00</dc:date><meta:creator-initials>JH</meta:creator-initials><text:p text:style-name="P565">@article{elmstaahl1994quantitative, title={Quantitative EEG in elderly patients with Alzheimer's disease and healthy controls}, author={Elmst{\aa}hl, S{\"o}lve and Ros{\'e}n, Ingmar and Gullberg, Bo}, journal={Dementia and Geriatric Cognitive Disorders}, volume={5}, number={2}, pages={119--124}, year={1994}, publisher={S. Karger AG Basel, Switzerland} }<text:s/></text:p></office:annotation><text:a xlink:href="https://doi.org/10.1159/000106706" office:target-frame-name="_top" xlink:show="replace"><text:span text:style-name="T566">https://doi.org/10.1159/000106706</text:span></text:a><text:span text:style-name="CommentReference"><office:annotation-end office:name="78"/></text:span></text:p>
      <text:p text:style-name="P567"><text:span text:style-name="T568">Not only<text:s/></text:span><text:span text:style-name="T569">theta</text:span><text:span text:style-name="T570"><text:s/>power but also<text:s/></text:span><text:span text:style-name="T571">delta</text:span><text:span text:style-name="T572"><text:s/>power is significantly increased. This is most likely due to the fact that our patient sample is one of late-onset AD in a rather advanced stage. In studies of the progress of the FEG with increasing severity of AD<text:s/></text:span><text:span text:style-name="T573">theta</text:span><text:span text:style-name="T574"><text:s/>power is increased, followed by a decrease in<text:s/></text:span><text:span text:style-name="T575">beta</text:span><text:span text:style-name="T576"><text:s/>power and later by an increase in<text:s/></text:span><text:span text:style-name="T577">delta</text:span><text:span text:style-name="T578"><text:s/>power and a decrease in<text:s/></text:span><text:span text:style-name="T579">alpha</text:span><text:span text:style-name="T580"><text:s/>power<text:s/></text:span><text:span text:style-name="T581"><office:annotation office:name="79" xml:id="359619370"><dc:creator>Janka Hauffe</dc:creator><dc:date>2025-01-29T14:08:00</dc:date><meta:creator-initials>JH</meta:creator-initials><text:p text:style-name="P582">3 Cobcn LA. Danziger W. Storandt M: A longitu</text:p><text:p text:style-name="P583">dinal EEG study of mild senile dementia of</text:p><text:p text:style-name="P584">Alzheimer type: Changes at 1<text:s/>year and at 2.5</text:p><text:p text:style-name="P585">years. J Electrocncephalogr Clin Neurophvsiol</text:p><text:p text:style-name="P586">1985:61:101-112.<text:line-break/>25 Soinincn H. Partanen J. Laulumaa V. Paak-</text:p><text:p text:style-name="P587">konen A. Helkala EL. Riekkinen P: Serial EEG</text:p><text:p text:style-name="P588">in Alzheimer’s disease: 3 year follow-up and</text:p><text:p text:style-name="P589">clinical outcome. J Electrocncephalogr Clin</text:p><text:p text:style-name="P590">Ncurophysiol 1991;79:342-348.</text:p></office:annotation>(3. 25].<text:s/></text:span><text:span text:style-name="CommentReference"><office:annotation-end office:name="79"/></text:span><text:span text:style-name="T591">Our group of elderly institutionalized patients had obviously reached a stage of marked<text:s/></text:span><text:span text:style-name="T592">delta</text:span><text:span text:style-name="T593"><text:s/>power increase.</text:span></text:p>
      <text:p text:style-name="P594"><text:span text:style-name="T595">The topographical analysis showed a widespread increase in<text:s/></text:span><text:span text:style-name="T596">delta</text:span><text:span text:style-name="T597"><text:s/>and<text:s/></text:span><text:span text:style-name="T598">theta</text:span><text:span text:style-name="T599"><text:s/>power over most cortical areas, whereas the decrease in<text:s/></text:span><text:span text:style-name="T600">beta</text:span><text:span text:style-name="T601"><text:s/>power was more restricted to posterior temporoparietal areas.<text:s/></text:span><text:span text:style-name="T602">Delta</text:span><text:span text:style-name="T603"><text:s/>waves are considered to reflect primarily abnormalities of connections between subcortical and cortical areas whereas the<text:s/></text:span><text:span text:style-name="T604">beta</text:span><text:span text:style-name="T605"><text:s/>power decrease is considered to reflect cortical degenerative changes [</text:span><text:span text:style-name="T606"><office:annotation office:name="80" xml:id="868230122"><dc:creator>Janka Hauffe</dc:creator><dc:date>2025-01-29T14:09:00</dc:date><meta:creator-initials>JH</meta:creator-initials><text:p text:style-name="P607">26 Kcllawav P; An orderly approach to visual</text:p><text:p text:style-name="P608">analysis: Parameters of the normal EEG in</text:p><text:p text:style-name="P609">adults and children; in Klass DW, Daly DD</text:p><text:p text:style-name="P610">(eds): Current practice of Clinical Electroen</text:p><text:p text:style-name="P611">cephalography. New York, Raven Press. 1979.</text:p><text:p text:style-name="P612">pp 69-148.</text:p><text:p text:style-name="P613">27 Gloor P, Ball G. Schaull N: Brain lesions that</text:p><text:p text:style-name="P614">produce delta waves in the EEG. Neurology</text:p><text:p text:style-name="P615">(Minncap) 1977;27:326-333</text:p></office:annotation>26, 27</text:span><text:span text:style-name="CommentReference"><office:annotation-end office:name="80"/></text:span><text:span text:style-name="T616">]. The results of our study would</text:span></text:p>
      <text:p text:style-name="P617">therefore indicate a profound derangement of subcortical function in combination with degeneration of posterior cortical areas.</text:p>
      <text:p text:style-name="P618"/>
      <text:p text:style-name="P619"><text:span text:style-name="T620"><office:annotation office:name="81" xml:id="2140114275"><dc:creator>Janka Hauffe</dc:creator><dc:date>2025-01-29T14:14:00</dc:date><meta:creator-initials>JH</meta:creator-initials><text:p text:style-name="P621">EEG in AD</text:p></office:annotation>Dringenberg (2000):<text:s/></text:span><text:span text:style-name="CommentReference"><office:annotation-end office:name="81"/></text:span><office:annotation office:name="82" xml:id="1941388360"><dc:creator>Janka Hauffe</dc:creator><dc:date>2025-01-29T14:13:00</dc:date><meta:creator-initials>JH</meta:creator-initials><text:p text:style-name="P622">@article{dringenberg2000alzheimer, title={Alzheimer's disease: more than a ‘cholinergic disorder'—evidence that cholinergic--monoaminergic interactions<text:s/>contribute to EEG slowing and dementia}, author={Dringenberg, Hans C}, journal={Behavioural brain research}, volume={115}, number={2}, pages={235--249}, year={2000}, publisher={Elsevier} }<text:s/></text:p></office:annotation><text:a xlink:href="https://doi.org/10.1016/S0166-4328(00)00261-8" office:target-frame-name="_top" xlink:show="replace"><text:span text:style-name="T623">https://doi.org/10.1016/S0166-4328(00)00261-8</text:span></text:a><text:span text:style-name="CommentReference"><office:annotation-end office:name="82"/></text:span></text:p>
      <text:p text:style-name="P624"><text:span text:style-name="T625">Some EEG changes, such as the increase in<text:s/></text:span><text:span text:style-name="T626">theta</text:span><text:span text:style-name="T627"><text:s/>power, occur together with the earliest signs of cognitive deterioration, while others are associated with more advanced cognitive decline (e.g. increased<text:s/></text:span><text:span text:style-name="T628">delta</text:span><text:span text:style-name="T629"><text:s/>power [</text:span><text:span text:style-name="T630"><office:annotation office:name="83" xml:id="1731286520"><dc:creator>Janka Hauffe</dc:creator><dc:date>2025-01-29T14:16:00</dc:date><meta:creator-initials>JH</meta:creator-initials><text:p text:style-name="P631">[71] Penttila¨ M, Partanen JV, Soininen H, Riekkinen PJ. Quantita-</text:p><text:p text:style-name="P632">tive analysis of occipital EEG in different stages of Alzheimer’s</text:p><text:p text:style-name="P633">disease. Electroencephalogr Clin Neurophysiol 1985;60:1–6.</text:p><text:p text:style-name="P634">[74] Prichep LS,<text:s/>John ER, Ferds SH, Reisberg B, Almas M, Alper</text:p><text:p text:style-name="P635">K, Cancro R. Quantitative EEG correlates of cognitive deterio-</text:p><text:p text:style-name="P636">ration in the elderly. Neurobiol Aging 1994;15:85–90.</text:p></office:annotation>71,74</text:span><text:span text:style-name="CommentReference"><office:annotation-end office:name="83"/></text:span><text:span text:style-name="T637">]). The close relation between EEG slowing and the severity of cognitive symptoms suggests that a disruption of processing in cortical networks contributes importantly to the behavioral disorganization present in AD.</text:span></text:p>
      <text:p text:style-name="P638"/>
      <text:p text:style-name="P639"><text:span text:style-name="T640">Kopańska et al., 2022:</text:span></text:p>
      <text:p text:style-name="P641"><text:span text:style-name="T642">Here, Li G. et al. stated, that the relative power index of each EEG rhythm is more sensitive than<text:s/></text:span><text:span text:style-name="T643">the power index in response to mental fatigue, suggesting that relative power can be applied to estimate brain fatigue level. According to them, the relative power of each EEG rhythm is also better at assessing mental fatigue in a resting state than in a task state. The most important conclusion was that the Alpha frequency is the most relevant in fatigue assessment, as splitting the Alpha frequency band into the Alpha 1 band and Alpha 2 band may improve the sensitivity of the analysi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NimbusRomNo9L-Regu" svg:font-family="NimbusRomNo9L-Regu" style:font-family-generic="system" svg:panose-1="0 0 0 0 0 0 0 0 0 0"/>
    <style:font-face style:name="rtxr" svg:font-family="rtxr" style:font-family-generic="system" svg:panose-1="0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Standard" style:display-name="Standard" style:family="paragraph">
      <style:paragraph-properties style:vertical-align="baseline"/>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1-20T14:28:00Z</meta:creation-date>
    <dc:date>2025-04-01T15:49:00Z</dc:date>
    <meta:template xlink:href="Normal.dotm" xlink:type="simple"/>
    <meta:editing-cycles>27</meta:editing-cycles>
    <meta:editing-duration>PT0S</meta:editing-duration>
    <meta:document-statistic meta:page-count="1" meta:paragraph-count="67" meta:word-count="4635" meta:character-count="33771" meta:row-count="243" meta:non-whitespace-character-count="29203"/>
  </office:meta>
</office:document-meta>
</file>